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1.473cm"/>
    </style:style>
    <style:style style:name="co3" style:family="table-column">
      <style:table-column-properties fo:break-before="auto" style:column-width="1.418cm"/>
    </style:style>
    <style:style style:name="co4" style:family="table-column">
      <style:table-column-properties fo:break-before="auto" style:column-width="1.609cm"/>
    </style:style>
    <style:style style:name="co5" style:family="table-column">
      <style:table-column-properties fo:break-before="auto" style:column-width="2.251cm"/>
    </style:style>
    <style:style style:name="co6" style:family="table-column">
      <style:table-column-properties fo:break-before="auto" style:column-width="1.859cm"/>
    </style:style>
    <style:style style:name="co7" style:family="table-column">
      <style:table-column-properties fo:break-before="auto" style:column-width="1.692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0.621cm"/>
    </style:style>
    <style:style style:name="co10" style:family="table-column">
      <style:table-column-properties fo:break-before="auto" style:column-width="1.937cm"/>
    </style:style>
    <style:style style:name="co11" style:family="table-column">
      <style:table-column-properties fo:break-before="auto" style:column-width="2.018cm"/>
    </style:style>
    <style:style style:name="co12" style:family="table-column">
      <style:table-column-properties fo:break-before="auto" style:column-width="2.671cm"/>
    </style:style>
    <style:style style:name="co13" style:family="table-column">
      <style:table-column-properties fo:break-before="auto" style:column-width="2.044cm"/>
    </style:style>
    <style:style style:name="co14" style:family="table-column">
      <style:table-column-properties fo:break-before="auto" style:column-width="0.757cm"/>
    </style:style>
    <style:style style:name="co15" style:family="table-column">
      <style:table-column-properties fo:break-before="auto" style:column-width="2.263cm"/>
    </style:style>
    <style:style style:name="co16" style:family="table-column">
      <style:table-column-properties fo:break-before="auto" style:column-width="1.106cm"/>
    </style:style>
    <style:style style:name="co17" style:family="table-column">
      <style:table-column-properties fo:break-before="auto" style:column-width="1.356cm"/>
    </style:style>
    <style:style style:name="co18" style:family="table-column">
      <style:table-column-properties fo:break-before="auto" style:column-width="1.159cm"/>
    </style:style>
    <style:style style:name="co19" style:family="table-column">
      <style:table-column-properties fo:break-before="auto" style:column-width="1.475cm"/>
    </style:style>
    <style:style style:name="co20" style:family="table-column">
      <style:table-column-properties fo:break-before="auto" style:column-width="0.847cm"/>
    </style:style>
    <style:style style:name="co21" style:family="table-column">
      <style:table-column-properties fo:break-before="auto" style:column-width="1.766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ta1" style:family="table" style:master-page-name="PageStyle_5f_Step-by-step">
      <style:table-properties table:display="true" style:writing-mode="lr-tb"/>
    </style:style>
    <style:style style:name="ta2" style:family="table" style:master-page-name="PageStyle_5f_Exam_20_Anxiety_20_-_20_Original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119">
      <style:table-cell-properties fo:padding="0.071cm"/>
    </style:style>
    <style:style style:name="ce6" style:family="table-cell" style:parent-style-name="Default" style:data-style-name="N2">
      <style:table-cell-properties fo:padding="0.071cm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style-complex="normal" style:font-name="Arial" fo:font-size="10pt" fo:font-weight="bold" style:text-underline-style="none" style:text-underline-color="font-color" style:text-line-through-type="none" fo:font-style="normal" style:text-outline="false" fo:text-shadow="none" style:use-window-font-color="true" style:font-name-complex="Arial" style:font-size-asian="10pt" style:font-size-complex="10pt" style:font-weight-asian="bold" style:font-weight-complex="bold" style:font-style-asian="normal" style:text-position="0% 100%"/>
    </style:style>
    <style:style style:name="T2" style:family="text">
      <style:text-properties style:font-style-complex="normal" style:font-name="Arial" fo:font-size="10pt" fo:font-weight="bold" style:text-underline-style="none" style:text-underline-color="font-color" style:text-line-through-type="none" fo:font-style="normal" style:text-outline="false" fo:text-shadow="none" style:use-window-font-color="true" style:font-name-complex="Arial" style:font-size-asian="10pt" style:font-size-complex="10pt" style:font-weight-asian="bold" style:font-weight-complex="bold" style:font-style-asian="normal" style:text-position="-33% 58%"/>
    </style:style>
    <style:style style:name="T3" style:family="text">
      <style:text-properties style:font-style-complex="normal" style:font-name="Arial" fo:font-size="10pt" fo:font-weight="bold" style:text-underline-style="none" style:text-underline-color="font-color" style:text-line-through-type="none" fo:font-style="normal" style:text-outline="false" fo:text-shadow="none" style:use-window-font-color="true" style:font-name-complex="Arial" style:font-size-asian="10pt" style:font-size-complex="10pt" style:font-weight-asian="bold" style:font-weight-complex="bold" style:font-style-asian="normal" style:text-position="0% 100%" style:text-overline-style="solid" style:text-overline-width="auto" style:text-overline-color="font-color"/>
    </style:style>
    <style:style style:name="T4" style:family="text">
      <style:text-properties style:text-overline-style="solid" style:text-overline-width="auto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tep-by-step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3" table:default-cell-style-name="ce1"/>
        <table:table-column table:style-name="co5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5" table:default-cell-style-name="ce1"/>
        <table:table-column table:style-name="co5" table:number-columns-repeated="237" table:default-cell-style-name="ce1"/>
        <table:table-column table:style-name="co5" table:number-columns-repeated="767" table:default-cell-style-name="Default"/>
        <table:table-row table:style-name="ro1">
          <table:table-cell/>
          <table:table-cell table:style-name="ce3" office:value-type="string" calcext:value-type="string" table:number-columns-spanned="3" table:number-rows-spanned="1">
            <text:p>Raw data</text:p>
          </table:table-cell>
          <table:covered-table-cell table:number-columns-repeated="2" table:style-name="ce3"/>
          <table:table-cell table:style-name="ce2"/>
          <table:table-cell table:style-name="ce7" office:value-type="string" calcext:value-type="string" table:number-columns-spanned="7" table:number-rows-spanned="1">
            <text:p>Method 1: z-standardize raw data, multiply them, sum them and divide by N – 1</text:p>
          </table:table-cell>
          <table:covered-table-cell table:number-columns-repeated="6" table:style-name="ce7"/>
          <table:table-cell/>
          <table:table-cell table:style-name="ce2" office:value-type="string" calcext:value-type="string">
            <text:p><text:span text:style-name="T1">Method 2: use covariance (X</text:span><text:span text:style-name="T2">1</text:span><text:span text:style-name="T1"> – </text:span><text:span text:style-name="T3">X</text:span><text:span text:style-name="T2">1</text:span><text:span text:style-name="T1"> · X</text:span><text:span text:style-name="T2">2</text:span><text:span text:style-name="T1"> – </text:span><text:span text:style-name="T3">X</text:span><text:span text:style-name="T2">2</text:span><text:span text:style-name="T1">) divided by the product of standard deviations of the variables and N</text:span></text:p>
          </table:table-cell>
          <table:table-cell table:style-name="ce2" table:number-columns-repeated="2"/>
          <table:table-cell table:number-columns-repeated="1008"/>
        </table:table-row>
        <table:table-row table:style-name="ro2">
          <table:table-cell/>
          <table:table-cell table:style-name="ce2" office:value-type="string" calcext:value-type="string">
            <text:p>Revise</text:p>
          </table:table-cell>
          <table:table-cell table:style-name="ce2" office:value-type="string" calcext:value-type="string">
            <text:p>Exam</text:p>
          </table:table-cell>
          <table:table-cell table:style-name="ce2" office:value-type="string" calcext:value-type="string">
            <text:p>Anxiety</text:p>
          </table:table-cell>
          <table:table-cell table:style-name="ce2"/>
          <table:table-cell table:style-name="ce2" office:value-type="string" calcext:value-type="string">
            <text:p>z_Revise</text:p>
          </table:table-cell>
          <table:table-cell table:style-name="ce2" office:value-type="string" calcext:value-type="string">
            <text:p>z_Exam</text:p>
          </table:table-cell>
          <table:table-cell table:style-name="ce2" office:value-type="string" calcext:value-type="string">
            <text:p>z_Anxiety</text:p>
          </table:table-cell>
          <table:table-cell table:style-name="ce2"/>
          <table:table-cell table:style-name="ce2" office:value-type="string" calcext:value-type="string">
            <text:p>z_R · z_E</text:p>
          </table:table-cell>
          <table:table-cell table:style-name="ce2" office:value-type="string" calcext:value-type="string">
            <text:p>z_R · z_A</text:p>
          </table:table-cell>
          <table:table-cell table:style-name="ce2" office:value-type="string" calcext:value-type="string">
            <text:p>z_E · z_A</text:p>
          </table:table-cell>
          <table:table-cell/>
          <table:table-cell table:style-name="ce2" office:value-type="string" calcext:value-type="string">
            <text:p>Rev – <text:span text:style-name="T4">Rev</text:span></text:p>
          </table:table-cell>
          <table:table-cell table:style-name="ce2" office:value-type="string" calcext:value-type="string">
            <text:p>Exam – <text:span text:style-name="T4">Exam</text:span></text:p>
          </table:table-cell>
          <table:table-cell table:style-name="ce2" office:value-type="string" calcext:value-type="string">
            <text:p>Anx – <text:span text:style-name="T4">Anx</text:span></text:p>
          </table:table-cell>
          <table:table-cell/>
          <table:table-cell table:style-name="ce2" office:value-type="string" calcext:value-type="string">
            <text:p>Rev · Exam</text:p>
          </table:table-cell>
          <table:table-cell table:style-name="ce2" office:value-type="string" calcext:value-type="string">
            <text:p>Rev · Anx</text:p>
          </table:table-cell>
          <table:table-cell table:style-name="ce2" office:value-type="string" calcext:value-type="string">
            <text:p>Exam · Anx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86.3" calcext:value-type="float">
            <text:p>86.30</text:p>
          </table:table-cell>
          <table:table-cell/>
          <table:table-cell table:style-name="ce6" table:formula="of:=([.B3]-[.B$106])/[.B$108]" office:value-type="float" office:value="-0.877350337105945" calcext:value-type="float">
            <text:p>-0.88</text:p>
          </table:table-cell>
          <table:table-cell table:style-name="ce6" table:formula="of:=([.C3]-[.C$106])/[.C$108]" office:value-type="float" office:value="-0.642000131794444" calcext:value-type="float">
            <text:p>-0.64</text:p>
          </table:table-cell>
          <table:table-cell table:style-name="ce6" table:formula="of:=([.D3]-[.D$106])/[.D$108]" office:value-type="float" office:value="0.699285953097687" calcext:value-type="float">
            <text:p>0.70</text:p>
          </table:table-cell>
          <table:table-cell table:style-name="ce6"/>
          <table:table-cell table:style-name="ce6" table:formula="of:=[.F3]*[.G3]" office:value-type="float" office:value="0.563259032051917" calcext:value-type="float">
            <text:p>0.56</text:p>
          </table:table-cell>
          <table:table-cell table:style-name="ce6" table:formula="of:=[.F3]*[.H3]" office:value-type="float" office:value="-0.613518766683707" calcext:value-type="float">
            <text:p>-0.61</text:p>
          </table:table-cell>
          <table:table-cell table:style-name="ce6" table:formula="of:=[.G3]*[.H3]" office:value-type="float" office:value="-0.448941674050719" calcext:value-type="float">
            <text:p>-0.45</text:p>
          </table:table-cell>
          <table:table-cell/>
          <table:table-cell table:style-name="ce9" table:formula="of:=([.B3]-[.B$106])" office:value-type="float" office:value="-15.8543689320388" calcext:value-type="float">
            <text:p>-15.85</text:p>
          </table:table-cell>
          <table:table-cell table:style-name="ce9" table:formula="of:=([.C3]-[.C$106])" office:value-type="float" office:value="-16.5728155339806" calcext:value-type="float">
            <text:p>-16.57</text:p>
          </table:table-cell>
          <table:table-cell table:style-name="ce9" table:formula="of:=([.D3]-[.D$106])" office:value-type="float" office:value="11.9565048543689" calcext:value-type="float">
            <text:p>11.96</text:p>
          </table:table-cell>
          <table:table-cell/>
          <table:table-cell table:style-name="ce6" table:formula="of:=[.N3]*[.O3]" office:value-type="float" office:value="262.751531718352" calcext:value-type="float">
            <text:p>262.75</text:p>
          </table:table-cell>
          <table:table-cell table:style-name="ce6" table:formula="of:=[.N3]*[.P3]" office:value-type="float" office:value="-189.562839098879" calcext:value-type="float">
            <text:p>-189.56</text:p>
          </table:table-cell>
          <table:table-cell table:style-name="ce6" table:formula="of:=[.O3]*[.P3]" office:value-type="float" office:value="-198.1529493826" calcext:value-type="float">
            <text:p>-198.15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table:style-name="ce6" office:value-type="float" office:value="88.72" calcext:value-type="float">
            <text:p>88.72</text:p>
          </table:table-cell>
          <table:table-cell/>
          <table:table-cell table:style-name="ce6" table:formula="of:=([.B4]-[.B$106])/[.B$108]" office:value-type="float" office:value="-0.489983776754821" calcext:value-type="float">
            <text:p>-0.49</text:p>
          </table:table-cell>
          <table:table-cell table:style-name="ce6" table:formula="of:=([.C4]-[.C$106])/[.C$108]" office:value-type="float" office:value="0.326453494081768" calcext:value-type="float">
            <text:p>0.33</text:p>
          </table:table-cell>
          <table:table-cell table:style-name="ce6" table:formula="of:=([.D4]-[.D$106])/[.D$108]" office:value-type="float" office:value="0.840821629878518" calcext:value-type="float">
            <text:p>0.84</text:p>
          </table:table-cell>
          <table:table-cell table:style-name="ce6"/>
          <table:table-cell table:style-name="ce6" table:formula="of:=[.F4]*[.G4]" office:value-type="float" office:value="-0.159956915964992" calcext:value-type="float">
            <text:p>-0.16</text:p>
          </table:table-cell>
          <table:table-cell table:style-name="ce6" table:formula="of:=[.F4]*[.H4]" office:value-type="float" office:value="-0.41198895778502" calcext:value-type="float">
            <text:p>-0.41</text:p>
          </table:table-cell>
          <table:table-cell table:style-name="ce6" table:formula="of:=[.G4]*[.H4]" office:value-type="float" office:value="0.274489158973369" calcext:value-type="float">
            <text:p>0.27</text:p>
          </table:table-cell>
          <table:table-cell/>
          <table:table-cell table:style-name="ce9" table:formula="of:=([.B4]-[.B$106])" office:value-type="float" office:value="-8.85436893203883" calcext:value-type="float">
            <text:p>-8.85</text:p>
          </table:table-cell>
          <table:table-cell table:style-name="ce9" table:formula="of:=([.C4]-[.C$106])" office:value-type="float" office:value="8.42718446601942" calcext:value-type="float">
            <text:p>8.43</text:p>
          </table:table-cell>
          <table:table-cell table:style-name="ce9" table:formula="of:=([.D4]-[.D$106])" office:value-type="float" office:value="14.3765048543689" calcext:value-type="float">
            <text:p>14.38</text:p>
          </table:table-cell>
          <table:table-cell/>
          <table:table-cell table:style-name="ce6" table:formula="of:=[.N4]*[.O4]" office:value-type="float" office:value="-74.6174003204826" calcext:value-type="float">
            <text:p>-74.62</text:p>
          </table:table-cell>
          <table:table-cell table:style-name="ce6" table:formula="of:=[.N4]*[.P4]" office:value-type="float" office:value="-127.29487793383" calcext:value-type="float">
            <text:p>-127.29</text:p>
          </table:table-cell>
          <table:table-cell table:style-name="ce6" table:formula="of:=[.O4]*[.P4]" office:value-type="float" office:value="121.153458384391" calcext:value-type="float">
            <text:p>121.15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70.18" calcext:value-type="float">
            <text:p>70.18</text:p>
          </table:table-cell>
          <table:table-cell/>
          <table:table-cell table:style-name="ce6" table:formula="of:=([.B5]-[.B$106])/[.B$108]" office:value-type="float" office:value="0.39542550404775" calcext:value-type="float">
            <text:p>0.40</text:p>
          </table:table-cell>
          <table:table-cell table:style-name="ce6" table:formula="of:=([.C5]-[.C$106])/[.C$108]" office:value-type="float" office:value="0.907525669607495" calcext:value-type="float">
            <text:p>0.91</text:p>
          </table:table-cell>
          <table:table-cell table:style-name="ce6" table:formula="of:=([.D5]-[.D$106])/[.D$108]" office:value-type="float" office:value="-0.243505414549833" calcext:value-type="float">
            <text:p>-0.24</text:p>
          </table:table-cell>
          <table:table-cell table:style-name="ce6"/>
          <table:table-cell table:style-name="ce6" table:formula="of:=[.F5]*[.G5]" office:value-type="float" office:value="0.358858795340816" calcext:value-type="float">
            <text:p>0.36</text:p>
          </table:table-cell>
          <table:table-cell table:style-name="ce6" table:formula="of:=[.F5]*[.H5]" office:value-type="float" office:value="-0.0962882512867239" calcext:value-type="float">
            <text:p>-0.10</text:p>
          </table:table-cell>
          <table:table-cell table:style-name="ce6" table:formula="of:=[.G5]*[.H5]" office:value-type="float" office:value="-0.220987414392388" calcext:value-type="float">
            <text:p>-0.22</text:p>
          </table:table-cell>
          <table:table-cell/>
          <table:table-cell table:style-name="ce9" table:formula="of:=([.B5]-[.B$106])" office:value-type="float" office:value="7.14563106796117" calcext:value-type="float">
            <text:p>7.15</text:p>
          </table:table-cell>
          <table:table-cell table:style-name="ce9" table:formula="of:=([.C5]-[.C$106])" office:value-type="float" office:value="23.4271844660194" calcext:value-type="float">
            <text:p>23.43</text:p>
          </table:table-cell>
          <table:table-cell table:style-name="ce9" table:formula="of:=([.D5]-[.D$106])" office:value-type="float" office:value="-4.16349514563105" calcext:value-type="float">
            <text:p>-4.16</text:p>
          </table:table-cell>
          <table:table-cell/>
          <table:table-cell table:style-name="ce6" table:formula="of:=[.N5]*[.O5]" office:value-type="float" office:value="167.402017155246" calcext:value-type="float">
            <text:p>167.40</text:p>
          </table:table-cell>
          <table:table-cell table:style-name="ce6" table:formula="of:=[.N5]*[.P5]" office:value-type="float" office:value="-29.7508002639267" calcext:value-type="float">
            <text:p>-29.75</text:p>
          </table:table-cell>
          <table:table-cell table:style-name="ce6" table:formula="of:=[.O5]*[.P5]" office:value-type="float" office:value="-97.5389688000749" calcext:value-type="float">
            <text:p>-97.54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61.31" calcext:value-type="float">
            <text:p>61.31</text:p>
          </table:table-cell>
          <table:table-cell/>
          <table:table-cell table:style-name="ce6" table:formula="of:=([.B6]-[.B$106])/[.B$108]" office:value-type="float" office:value="1.83421558535193" calcext:value-type="float">
            <text:p>1.83</text:p>
          </table:table-cell>
          <table:table-cell table:style-name="ce6" table:formula="of:=([.C6]-[.C$106])/[.C$108]" office:value-type="float" office:value="0.907525669607495" calcext:value-type="float">
            <text:p>0.91</text:p>
          </table:table-cell>
          <table:table-cell table:style-name="ce6" table:formula="of:=([.D6]-[.D$106])/[.D$108]" office:value-type="float" office:value="-0.762274610023375" calcext:value-type="float">
            <text:p>-0.76</text:p>
          </table:table-cell>
          <table:table-cell table:style-name="ce6"/>
          <table:table-cell table:style-name="ce6" table:formula="of:=[.F6]*[.G6]" office:value-type="float" office:value="1.66459772730101" calcext:value-type="float">
            <text:p>1.66</text:p>
          </table:table-cell>
          <table:table-cell table:style-name="ce6" table:formula="of:=[.F6]*[.H6]" office:value-type="float" office:value="-1.39817597002294" calcext:value-type="float">
            <text:p>-1.40</text:p>
          </table:table-cell>
          <table:table-cell table:style-name="ce6" table:formula="of:=[.G6]*[.H6]" office:value-type="float" office:value="-0.691783775886256" calcext:value-type="float">
            <text:p>-0.69</text:p>
          </table:table-cell>
          <table:table-cell/>
          <table:table-cell table:style-name="ce9" table:formula="of:=([.B6]-[.B$106])" office:value-type="float" office:value="33.1456310679612" calcext:value-type="float">
            <text:p>33.15</text:p>
          </table:table-cell>
          <table:table-cell table:style-name="ce9" table:formula="of:=([.C6]-[.C$106])" office:value-type="float" office:value="23.4271844660194" calcext:value-type="float">
            <text:p>23.43</text:p>
          </table:table-cell>
          <table:table-cell table:style-name="ce9" table:formula="of:=([.D6]-[.D$106])" office:value-type="float" office:value="-13.0334951456311" calcext:value-type="float">
            <text:p>-13.03</text:p>
          </table:table-cell>
          <table:table-cell/>
          <table:table-cell table:style-name="ce6" table:formula="of:=[.N6]*[.O6]" office:value-type="float" office:value="776.50881327175" calcext:value-type="float">
            <text:p>776.51</text:p>
          </table:table-cell>
          <table:table-cell table:style-name="ce6" table:formula="of:=[.N6]*[.P6]" office:value-type="float" office:value="-432.00342162315" calcext:value-type="float">
            <text:p>-432.00</text:p>
          </table:table-cell>
          <table:table-cell table:style-name="ce6" table:formula="of:=[.O6]*[.P6]" office:value-type="float" office:value="-305.338095013667" calcext:value-type="float">
            <text:p>-305.34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89.52" calcext:value-type="float">
            <text:p>89.52</text:p>
          </table:table-cell>
          <table:table-cell/>
          <table:table-cell table:style-name="ce6" table:formula="of:=([.B7]-[.B$106])/[.B$108]" office:value-type="float" office:value="-0.877350337105945" calcext:value-type="float">
            <text:p>-0.88</text:p>
          </table:table-cell>
          <table:table-cell table:style-name="ce6" table:formula="of:=([.C7]-[.C$106])/[.C$108]" office:value-type="float" office:value="-0.642000131794444" calcext:value-type="float">
            <text:p>-0.64</text:p>
          </table:table-cell>
          <table:table-cell table:style-name="ce6" table:formula="of:=([.D7]-[.D$106])/[.D$108]" office:value-type="float" office:value="0.887610283359784" calcext:value-type="float">
            <text:p>0.89</text:p>
          </table:table-cell>
          <table:table-cell table:style-name="ce6"/>
          <table:table-cell table:style-name="ce6" table:formula="of:=[.F7]*[.G7]" office:value-type="float" office:value="0.563259032051917" calcext:value-type="float">
            <text:p>0.56</text:p>
          </table:table-cell>
          <table:table-cell table:style-name="ce6" table:formula="of:=[.F7]*[.H7]" office:value-type="float" office:value="-0.77874518132441" calcext:value-type="float">
            <text:p>-0.78</text:p>
          </table:table-cell>
          <table:table-cell table:style-name="ce6" table:formula="of:=[.G7]*[.H7]" office:value-type="float" office:value="-0.569845918899086" calcext:value-type="float">
            <text:p>-0.57</text:p>
          </table:table-cell>
          <table:table-cell/>
          <table:table-cell table:style-name="ce9" table:formula="of:=([.B7]-[.B$106])" office:value-type="float" office:value="-15.8543689320388" calcext:value-type="float">
            <text:p>-15.85</text:p>
          </table:table-cell>
          <table:table-cell table:style-name="ce9" table:formula="of:=([.C7]-[.C$106])" office:value-type="float" office:value="-16.5728155339806" calcext:value-type="float">
            <text:p>-16.57</text:p>
          </table:table-cell>
          <table:table-cell table:style-name="ce9" table:formula="of:=([.D7]-[.D$106])" office:value-type="float" office:value="15.1765048543689" calcext:value-type="float">
            <text:p>15.18</text:p>
          </table:table-cell>
          <table:table-cell/>
          <table:table-cell table:style-name="ce6" table:formula="of:=[.N7]*[.O7]" office:value-type="float" office:value="262.751531718352" calcext:value-type="float">
            <text:p>262.75</text:p>
          </table:table-cell>
          <table:table-cell table:style-name="ce6" table:formula="of:=[.N7]*[.P7]" office:value-type="float" office:value="-240.613907060044" calcext:value-type="float">
            <text:p>-240.61</text:p>
          </table:table-cell>
          <table:table-cell table:style-name="ce6" table:formula="of:=[.O7]*[.P7]" office:value-type="float" office:value="-251.517415402017" calcext:value-type="float">
            <text:p>-251.52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60.51" calcext:value-type="float">
            <text:p>60.51</text:p>
          </table:table-cell>
          <table:table-cell/>
          <table:table-cell table:style-name="ce6" table:formula="of:=([.B8]-[.B$106])/[.B$108]" office:value-type="float" office:value="0.118735103796947" calcext:value-type="float">
            <text:p>0.12</text:p>
          </table:table-cell>
          <table:table-cell table:style-name="ce6" table:formula="of:=([.C8]-[.C$106])/[.C$108]" office:value-type="float" office:value="0.520144219257011" calcext:value-type="float">
            <text:p>0.52</text:p>
          </table:table-cell>
          <table:table-cell table:style-name="ce6" table:formula="of:=([.D8]-[.D$106])/[.D$108]" office:value-type="float" office:value="-0.809063263504642" calcext:value-type="float">
            <text:p>-0.81</text:p>
          </table:table-cell>
          <table:table-cell table:style-name="ce6"/>
          <table:table-cell table:style-name="ce6" table:formula="of:=[.F8]*[.G8]" office:value-type="float" office:value="0.0617593778628629" calcext:value-type="float">
            <text:p>0.06</text:p>
          </table:table-cell>
          <table:table-cell table:style-name="ce6" table:formula="of:=[.F8]*[.H8]" office:value-type="float" office:value="-0.0960642105705201" calcext:value-type="float">
            <text:p>-0.10</text:p>
          </table:table-cell>
          <table:table-cell table:style-name="ce6" table:formula="of:=[.G8]*[.H8]" office:value-type="float" office:value="-0.420829579525151" calcext:value-type="float">
            <text:p>-0.42</text:p>
          </table:table-cell>
          <table:table-cell/>
          <table:table-cell table:style-name="ce9" table:formula="of:=([.B8]-[.B$106])" office:value-type="float" office:value="2.14563106796117" calcext:value-type="float">
            <text:p>2.15</text:p>
          </table:table-cell>
          <table:table-cell table:style-name="ce9" table:formula="of:=([.C8]-[.C$106])" office:value-type="float" office:value="13.4271844660194" calcext:value-type="float">
            <text:p>13.43</text:p>
          </table:table-cell>
          <table:table-cell table:style-name="ce9" table:formula="of:=([.D8]-[.D$106])" office:value-type="float" office:value="-13.8334951456311" calcext:value-type="float">
            <text:p>-13.83</text:p>
          </table:table-cell>
          <table:table-cell/>
          <table:table-cell table:style-name="ce6" table:formula="of:=[.N8]*[.O8]" office:value-type="float" office:value="28.8097841455368" calcext:value-type="float">
            <text:p>28.81</text:p>
          </table:table-cell>
          <table:table-cell table:style-name="ce6" table:formula="of:=[.N8]*[.P8]" office:value-type="float" office:value="-29.681576962956" calcext:value-type="float">
            <text:p>-29.68</text:p>
          </table:table-cell>
          <table:table-cell table:style-name="ce6" table:formula="of:=[.O8]*[.P8]" office:value-type="float" office:value="-185.744891130172" calcext:value-type="float">
            <text:p>-185.74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81.46" calcext:value-type="float">
            <text:p>81.46</text:p>
          </table:table-cell>
          <table:table-cell/>
          <table:table-cell table:style-name="ce6" table:formula="of:=([.B9]-[.B$106])/[.B$108]" office:value-type="float" office:value="-0.213293376504017" calcext:value-type="float">
            <text:p>-0.21</text:p>
          </table:table-cell>
          <table:table-cell table:style-name="ce6" table:formula="of:=([.C9]-[.C$106])/[.C$108]" office:value-type="float" office:value="-1.41676303249541" calcext:value-type="float">
            <text:p>-1.42</text:p>
          </table:table-cell>
          <table:table-cell table:style-name="ce6" table:formula="of:=([.D9]-[.D$106])/[.D$108]" office:value-type="float" office:value="0.416214599536024" calcext:value-type="float">
            <text:p>0.42</text:p>
          </table:table-cell>
          <table:table-cell table:style-name="ce6"/>
          <table:table-cell table:style-name="ce6" table:formula="of:=[.F9]*[.G9]" office:value-type="float" office:value="0.302186170907018" calcext:value-type="float">
            <text:p>0.30</text:p>
          </table:table-cell>
          <table:table-cell table:style-name="ce6" table:formula="of:=[.F9]*[.H9]" office:value-type="float" office:value="-0.088775817285306" calcext:value-type="float">
            <text:p>-0.09</text:p>
          </table:table-cell>
          <table:table-cell table:style-name="ce6" table:formula="of:=[.G9]*[.H9]" office:value-type="float" office:value="-0.589677458207522" calcext:value-type="float">
            <text:p>-0.59</text:p>
          </table:table-cell>
          <table:table-cell/>
          <table:table-cell table:style-name="ce9" table:formula="of:=([.B9]-[.B$106])" office:value-type="float" office:value="-3.85436893203883" calcext:value-type="float">
            <text:p>-3.85</text:p>
          </table:table-cell>
          <table:table-cell table:style-name="ce9" table:formula="of:=([.C9]-[.C$106])" office:value-type="float" office:value="-36.5728155339806" calcext:value-type="float">
            <text:p>-36.57</text:p>
          </table:table-cell>
          <table:table-cell table:style-name="ce9" table:formula="of:=([.D9]-[.D$106])" office:value-type="float" office:value="7.11650485436894" calcext:value-type="float">
            <text:p>7.12</text:p>
          </table:table-cell>
          <table:table-cell/>
          <table:table-cell table:style-name="ce6" table:formula="of:=[.N9]*[.O9]" office:value-type="float" office:value="140.965123951362" calcext:value-type="float">
            <text:p>140.97</text:p>
          </table:table-cell>
          <table:table-cell table:style-name="ce6" table:formula="of:=[.N9]*[.P9]" office:value-type="float" office:value="-27.4296352153832" calcext:value-type="float">
            <text:p>-27.43</text:p>
          </table:table-cell>
          <table:table-cell table:style-name="ce6" table:formula="of:=[.O9]*[.P9]" office:value-type="float" office:value="-260.270619285513" calcext:value-type="float">
            <text:p>-260.27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style-name="ce6" office:value-type="float" office:value="75.82" calcext:value-type="float">
            <text:p>75.82</text:p>
          </table:table-cell>
          <table:table-cell/>
          <table:table-cell table:style-name="ce6" table:formula="of:=([.B10]-[.B$106])/[.B$108]" office:value-type="float" office:value="0.063397023746786" calcext:value-type="float">
            <text:p>0.06</text:p>
          </table:table-cell>
          <table:table-cell table:style-name="ce6" table:formula="of:=([.C10]-[.C$106])/[.C$108]" office:value-type="float" office:value="-0.060927956268717" calcext:value-type="float">
            <text:p>-0.06</text:p>
          </table:table-cell>
          <table:table-cell table:style-name="ce6" table:formula="of:=([.D10]-[.D$106])/[.D$108]" office:value-type="float" office:value="0.0863545924930953" calcext:value-type="float">
            <text:p>0.09</text:p>
          </table:table-cell>
          <table:table-cell table:style-name="ce6"/>
          <table:table-cell table:style-name="ce6" table:formula="of:=[.F10]*[.G10]" office:value-type="float" office:value="-0.00386265109041099" calcext:value-type="float">
            <text:p>0.00</text:p>
          </table:table-cell>
          <table:table-cell table:style-name="ce6" table:formula="of:=[.F10]*[.H10]" office:value-type="float" office:value="0.00547462415092879" calcext:value-type="float">
            <text:p>0.01</text:p>
          </table:table-cell>
          <table:table-cell table:style-name="ce6" table:formula="of:=[.G10]*[.H10]" office:value-type="float" office:value="-0.00526140883502218" calcext:value-type="float">
            <text:p>-0.01</text:p>
          </table:table-cell>
          <table:table-cell/>
          <table:table-cell table:style-name="ce9" table:formula="of:=([.B10]-[.B$106])" office:value-type="float" office:value="1.14563106796117" calcext:value-type="float">
            <text:p>1.15</text:p>
          </table:table-cell>
          <table:table-cell table:style-name="ce9" table:formula="of:=([.C10]-[.C$106])" office:value-type="float" office:value="-1.57281553398058" calcext:value-type="float">
            <text:p>-1.57</text:p>
          </table:table-cell>
          <table:table-cell table:style-name="ce9" table:formula="of:=([.D10]-[.D$106])" office:value-type="float" office:value="1.47650485436894" calcext:value-type="float">
            <text:p>1.48</text:p>
          </table:table-cell>
          <table:table-cell/>
          <table:table-cell table:style-name="ce6" table:formula="of:=[.N10]*[.O10]" office:value-type="float" office:value="-1.80186633990008" calcext:value-type="float">
            <text:p>-1.80</text:p>
          </table:table-cell>
          <table:table-cell table:style-name="ce6" table:formula="of:=[.N10]*[.P10]" office:value-type="float" office:value="1.69152983316053" calcext:value-type="float">
            <text:p>1.69</text:p>
          </table:table-cell>
          <table:table-cell table:style-name="ce6" table:formula="of:=[.O10]*[.P10]" office:value-type="float" office:value="-2.3222697709492" calcext:value-type="float">
            <text:p>-2.32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69.37" calcext:value-type="float">
            <text:p>69.37</text:p>
          </table:table-cell>
          <table:table-cell/>
          <table:table-cell table:style-name="ce6" table:formula="of:=([.B11]-[.B$106])/[.B$108]" office:value-type="float" office:value="0.284749343947429" calcext:value-type="float">
            <text:p>0.28</text:p>
          </table:table-cell>
          <table:table-cell table:style-name="ce6" table:formula="of:=([.C11]-[.C$106])/[.C$108]" office:value-type="float" office:value="-0.254618681443959" calcext:value-type="float">
            <text:p>-0.25</text:p>
          </table:table-cell>
          <table:table-cell table:style-name="ce6" table:formula="of:=([.D11]-[.D$106])/[.D$108]" office:value-type="float" office:value="-0.290878926199615" calcext:value-type="float">
            <text:p>-0.29</text:p>
          </table:table-cell>
          <table:table-cell table:style-name="ce6"/>
          <table:table-cell table:style-name="ce6" table:formula="of:=[.F11]*[.G11]" office:value-type="float" office:value="-0.0725025024979268" calcext:value-type="float">
            <text:p>-0.07</text:p>
          </table:table-cell>
          <table:table-cell table:style-name="ce6" table:formula="of:=[.F11]*[.H11]" office:value-type="float" office:value="-0.0828275834034729" calcext:value-type="float">
            <text:p>-0.08</text:p>
          </table:table-cell>
          <table:table-cell table:style-name="ce6" table:formula="of:=[.G11]*[.H11]" office:value-type="float" office:value="0.0740632086487808" calcext:value-type="float">
            <text:p>0.07</text:p>
          </table:table-cell>
          <table:table-cell/>
          <table:table-cell table:style-name="ce9" table:formula="of:=([.B11]-[.B$106])" office:value-type="float" office:value="5.14563106796117" calcext:value-type="float">
            <text:p>5.15</text:p>
          </table:table-cell>
          <table:table-cell table:style-name="ce9" table:formula="of:=([.C11]-[.C$106])" office:value-type="float" office:value="-6.57281553398058" calcext:value-type="float">
            <text:p>-6.57</text:p>
          </table:table-cell>
          <table:table-cell table:style-name="ce9" table:formula="of:=([.D11]-[.D$106])" office:value-type="float" office:value="-4.97349514563105" calcext:value-type="float">
            <text:p>-4.97</text:p>
          </table:table-cell>
          <table:table-cell/>
          <table:table-cell table:style-name="ce6" table:formula="of:=[.N11]*[.O11]" office:value-type="float" office:value="-33.8212838156282" calcext:value-type="float">
            <text:p>-33.82</text:p>
          </table:table-cell>
          <table:table-cell table:style-name="ce6" table:formula="of:=[.N11]*[.P11]" office:value-type="float" office:value="-25.5917711377132" calcext:value-type="float">
            <text:p>-25.59</text:p>
          </table:table-cell>
          <table:table-cell table:style-name="ce6" table:formula="of:=[.O11]*[.P11]" office:value-type="float" office:value="32.6898661513808" calcext:value-type="float">
            <text:p>32.69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82.27" calcext:value-type="float">
            <text:p>82.27</text:p>
          </table:table-cell>
          <table:table-cell/>
          <table:table-cell table:style-name="ce6" table:formula="of:=([.B12]-[.B$106])/[.B$108]" office:value-type="float" office:value="-0.102617216403696" calcext:value-type="float">
            <text:p>-0.10</text:p>
          </table:table-cell>
          <table:table-cell table:style-name="ce6" table:formula="of:=([.C12]-[.C$106])/[.C$108]" office:value-type="float" office:value="-0.642000131794444" calcext:value-type="float">
            <text:p>-0.64</text:p>
          </table:table-cell>
          <table:table-cell table:style-name="ce6" table:formula="of:=([.D12]-[.D$106])/[.D$108]" office:value-type="float" office:value="0.463588111185807" calcext:value-type="float">
            <text:p>0.46</text:p>
          </table:table-cell>
          <table:table-cell table:style-name="ce6"/>
          <table:table-cell table:style-name="ce6" table:formula="of:=[.F12]*[.G12]" office:value-type="float" office:value="0.0658802664555518" calcext:value-type="float">
            <text:p>0.07</text:p>
          </table:table-cell>
          <table:table-cell table:style-name="ce6" table:formula="of:=[.F12]*[.H12]" office:value-type="float" office:value="-0.0475721215277346" calcext:value-type="float">
            <text:p>-0.05</text:p>
          </table:table-cell>
          <table:table-cell table:style-name="ce6" table:formula="of:=[.G12]*[.H12]" office:value-type="float" office:value="-0.297623628479625" calcext:value-type="float">
            <text:p>-0.30</text:p>
          </table:table-cell>
          <table:table-cell/>
          <table:table-cell table:style-name="ce9" table:formula="of:=([.B12]-[.B$106])" office:value-type="float" office:value="-1.85436893203883" calcext:value-type="float">
            <text:p>-1.85</text:p>
          </table:table-cell>
          <table:table-cell table:style-name="ce9" table:formula="of:=([.C12]-[.C$106])" office:value-type="float" office:value="-16.5728155339806" calcext:value-type="float">
            <text:p>-16.57</text:p>
          </table:table-cell>
          <table:table-cell table:style-name="ce9" table:formula="of:=([.D12]-[.D$106])" office:value-type="float" office:value="7.92650485436894" calcext:value-type="float">
            <text:p>7.93</text:p>
          </table:table-cell>
          <table:table-cell/>
          <table:table-cell table:style-name="ce6" table:formula="of:=[.N12]*[.O12]" office:value-type="float" office:value="30.7321142426242" calcext:value-type="float">
            <text:p>30.73</text:p>
          </table:table-cell>
          <table:table-cell table:style-name="ce6" table:formula="of:=[.N12]*[.P12]" office:value-type="float" office:value="-14.6986643415968" calcext:value-type="float">
            <text:p>-14.70</text:p>
          </table:table-cell>
          <table:table-cell table:style-name="ce6" table:formula="of:=[.O12]*[.P12]" office:value-type="float" office:value="-131.364502780658" calcext:value-type="float">
            <text:p>-131.36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79.04" calcext:value-type="float">
            <text:p>79.04</text:p>
          </table:table-cell>
          <table:table-cell/>
          <table:table-cell table:style-name="ce6" table:formula="of:=([.B13]-[.B$106])/[.B$108]" office:value-type="float" office:value="-0.102617216403696" calcext:value-type="float">
            <text:p>-0.10</text:p>
          </table:table-cell>
          <table:table-cell table:style-name="ce6" table:formula="of:=([.C13]-[.C$106])/[.C$108]" office:value-type="float" office:value="-0.448309406619202" calcext:value-type="float">
            <text:p>-0.45</text:p>
          </table:table-cell>
          <table:table-cell table:style-name="ce6" table:formula="of:=([.D13]-[.D$106])/[.D$108]" office:value-type="float" office:value="0.274678922755194" calcext:value-type="float">
            <text:p>0.27</text:p>
          </table:table-cell>
          <table:table-cell table:style-name="ce6"/>
          <table:table-cell table:style-name="ce6" table:formula="of:=[.F13]*[.G13]" office:value-type="float" office:value="0.0460042633948552" calcext:value-type="float">
            <text:p>0.05</text:p>
          </table:table-cell>
          <table:table-cell table:style-name="ce6" table:formula="of:=[.F13]*[.H13]" office:value-type="float" office:value="-0.0281867864579038" calcext:value-type="float">
            <text:p>-0.03</text:p>
          </table:table-cell>
          <table:table-cell table:style-name="ce6" table:formula="of:=[.G13]*[.H13]" office:value-type="float" office:value="-0.123141144871182" calcext:value-type="float">
            <text:p>-0.12</text:p>
          </table:table-cell>
          <table:table-cell/>
          <table:table-cell table:style-name="ce9" table:formula="of:=([.B13]-[.B$106])" office:value-type="float" office:value="-1.85436893203883" calcext:value-type="float">
            <text:p>-1.85</text:p>
          </table:table-cell>
          <table:table-cell table:style-name="ce9" table:formula="of:=([.C13]-[.C$106])" office:value-type="float" office:value="-11.5728155339806" calcext:value-type="float">
            <text:p>-11.57</text:p>
          </table:table-cell>
          <table:table-cell table:style-name="ce9" table:formula="of:=([.D13]-[.D$106])" office:value-type="float" office:value="4.69650485436895" calcext:value-type="float">
            <text:p>4.70</text:p>
          </table:table-cell>
          <table:table-cell/>
          <table:table-cell table:style-name="ce6" table:formula="of:=[.N13]*[.O13]" office:value-type="float" office:value="21.46026958243" calcext:value-type="float">
            <text:p>21.46</text:p>
          </table:table-cell>
          <table:table-cell table:style-name="ce6" table:formula="of:=[.N13]*[.P13]" office:value-type="float" office:value="-8.70905269111136" calcext:value-type="float">
            <text:p>-8.71</text:p>
          </table:table-cell>
          <table:table-cell table:style-name="ce6" table:formula="of:=[.O13]*[.P13]" office:value-type="float" office:value="-54.3517843340562" calcext:value-type="float">
            <text:p>-54.35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table:style-name="ce6" office:value-type="float" office:value="80.66" calcext:value-type="float">
            <text:p>80.66</text:p>
          </table:table-cell>
          <table:table-cell/>
          <table:table-cell table:style-name="ce6" table:formula="of:=([.B14]-[.B$106])/[.B$108]" office:value-type="float" office:value="-0.213293376504017" calcext:value-type="float">
            <text:p>-0.21</text:p>
          </table:table-cell>
          <table:table-cell table:style-name="ce6" table:formula="of:=([.C14]-[.C$106])/[.C$108]" office:value-type="float" office:value="1.10121639478274" calcext:value-type="float">
            <text:p>1.10</text:p>
          </table:table-cell>
          <table:table-cell table:style-name="ce6" table:formula="of:=([.D14]-[.D$106])/[.D$108]" office:value-type="float" office:value="0.369425946054758" calcext:value-type="float">
            <text:p>0.37</text:p>
          </table:table-cell>
          <table:table-cell table:style-name="ce6"/>
          <table:table-cell table:style-name="ce6" table:formula="of:=[.F14]*[.G14]" office:value-type="float" office:value="-0.234882163104791" calcext:value-type="float">
            <text:p>-0.23</text:p>
          </table:table-cell>
          <table:table-cell table:style-name="ce6" table:formula="of:=[.F14]*[.H14]" office:value-type="float" office:value="-0.0787961074022102" calcext:value-type="float">
            <text:p>-0.08</text:p>
          </table:table-cell>
          <table:table-cell table:style-name="ce6" table:formula="of:=[.G14]*[.H14]" office:value-type="float" office:value="0.406817908453623" calcext:value-type="float">
            <text:p>0.41</text:p>
          </table:table-cell>
          <table:table-cell/>
          <table:table-cell table:style-name="ce9" table:formula="of:=([.B14]-[.B$106])" office:value-type="float" office:value="-3.85436893203883" calcext:value-type="float">
            <text:p>-3.85</text:p>
          </table:table-cell>
          <table:table-cell table:style-name="ce9" table:formula="of:=([.C14]-[.C$106])" office:value-type="float" office:value="28.4271844660194" calcext:value-type="float">
            <text:p>28.43</text:p>
          </table:table-cell>
          <table:table-cell table:style-name="ce9" table:formula="of:=([.D14]-[.D$106])" office:value-type="float" office:value="6.31650485436894" calcext:value-type="float">
            <text:p>6.32</text:p>
          </table:table-cell>
          <table:table-cell/>
          <table:table-cell table:style-name="ce6" table:formula="of:=[.N14]*[.O14]" office:value-type="float" office:value="-109.568856631162" calcext:value-type="float">
            <text:p>-109.57</text:p>
          </table:table-cell>
          <table:table-cell table:style-name="ce6" table:formula="of:=[.N14]*[.P14]" office:value-type="float" office:value="-24.3461400697521" calcext:value-type="float">
            <text:p>-24.35</text:p>
          </table:table-cell>
          <table:table-cell table:style-name="ce6" table:formula="of:=[.O14]*[.P14]" office:value-type="float" office:value="179.560448675653" calcext:value-type="float">
            <text:p>179.56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70.18" calcext:value-type="float">
            <text:p>70.18</text:p>
          </table:table-cell>
          <table:table-cell/>
          <table:table-cell table:style-name="ce6" table:formula="of:=([.B15]-[.B$106])/[.B$108]" office:value-type="float" office:value="-0.379307616654499" calcext:value-type="float">
            <text:p>-0.38</text:p>
          </table:table-cell>
          <table:table-cell table:style-name="ce6" table:formula="of:=([.C15]-[.C$106])/[.C$108]" office:value-type="float" office:value="0.520144219257011" calcext:value-type="float">
            <text:p>0.52</text:p>
          </table:table-cell>
          <table:table-cell table:style-name="ce6" table:formula="of:=([.D15]-[.D$106])/[.D$108]" office:value-type="float" office:value="-0.243505414549833" calcext:value-type="float">
            <text:p>-0.24</text:p>
          </table:table-cell>
          <table:table-cell table:style-name="ce6"/>
          <table:table-cell table:style-name="ce6" table:formula="of:=[.F15]*[.G15]" office:value-type="float" office:value="-0.197294664122992" calcext:value-type="float">
            <text:p>-0.20</text:p>
          </table:table-cell>
          <table:table-cell table:style-name="ce6" table:formula="of:=[.F15]*[.H15]" office:value-type="float" office:value="0.0923634584353629" calcext:value-type="float">
            <text:p>0.09</text:p>
          </table:table-cell>
          <table:table-cell table:style-name="ce6" table:formula="of:=[.G15]*[.H15]" office:value-type="float" office:value="-0.126657933735877" calcext:value-type="float">
            <text:p>-0.13</text:p>
          </table:table-cell>
          <table:table-cell/>
          <table:table-cell table:style-name="ce9" table:formula="of:=([.B15]-[.B$106])" office:value-type="float" office:value="-6.85436893203883" calcext:value-type="float">
            <text:p>-6.85</text:p>
          </table:table-cell>
          <table:table-cell table:style-name="ce9" table:formula="of:=([.C15]-[.C$106])" office:value-type="float" office:value="13.4271844660194" calcext:value-type="float">
            <text:p>13.43</text:p>
          </table:table-cell>
          <table:table-cell table:style-name="ce9" table:formula="of:=([.D15]-[.D$106])" office:value-type="float" office:value="-4.16349514563105" calcext:value-type="float">
            <text:p>-4.16</text:p>
          </table:table-cell>
          <table:table-cell/>
          <table:table-cell table:style-name="ce6" table:formula="of:=[.N15]*[.O15]" office:value-type="float" office:value="-92.034876048638" calcext:value-type="float">
            <text:p>-92.03</text:p>
          </table:table-cell>
          <table:table-cell table:style-name="ce6" table:formula="of:=[.N15]*[.P15]" office:value-type="float" office:value="28.5381317749079" calcext:value-type="float">
            <text:p>28.54</text:p>
          </table:table-cell>
          <table:table-cell table:style-name="ce6" table:formula="of:=[.O15]*[.P15]" office:value-type="float" office:value="-55.9040173437644" calcext:value-type="float">
            <text:p>-55.90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75.01" calcext:value-type="float">
            <text:p>75.01</text:p>
          </table:table-cell>
          <table:table-cell/>
          <table:table-cell table:style-name="ce6" table:formula="of:=([.B16]-[.B$106])/[.B$108]" office:value-type="float" office:value="-0.102617216403696" calcext:value-type="float">
            <text:p>-0.10</text:p>
          </table:table-cell>
          <table:table-cell table:style-name="ce6" table:formula="of:=([.C16]-[.C$106])/[.C$108]" office:value-type="float" office:value="-0.254618681443959" calcext:value-type="float">
            <text:p>-0.25</text:p>
          </table:table-cell>
          <table:table-cell table:style-name="ce6" table:formula="of:=([.D16]-[.D$106])/[.D$108]" office:value-type="float" office:value="0.0389810808433136" calcext:value-type="float">
            <text:p>0.04</text:p>
          </table:table-cell>
          <table:table-cell table:style-name="ce6"/>
          <table:table-cell table:style-name="ce6" table:formula="of:=[.F16]*[.G16]" office:value-type="float" office:value="0.0261282603341585" calcext:value-type="float">
            <text:p>0.03</text:p>
          </table:table-cell>
          <table:table-cell table:style-name="ce6" table:formula="of:=[.F16]*[.H16]" office:value-type="float" office:value="-0.00400013000854828" calcext:value-type="float">
            <text:p>0.00</text:p>
          </table:table-cell>
          <table:table-cell table:style-name="ce6" table:formula="of:=[.G16]*[.H16]" office:value-type="float" office:value="-0.0099253114055849" calcext:value-type="float">
            <text:p>-0.01</text:p>
          </table:table-cell>
          <table:table-cell/>
          <table:table-cell table:style-name="ce9" table:formula="of:=([.B16]-[.B$106])" office:value-type="float" office:value="-1.85436893203883" calcext:value-type="float">
            <text:p>-1.85</text:p>
          </table:table-cell>
          <table:table-cell table:style-name="ce9" table:formula="of:=([.C16]-[.C$106])" office:value-type="float" office:value="-6.57281553398058" calcext:value-type="float">
            <text:p>-6.57</text:p>
          </table:table-cell>
          <table:table-cell table:style-name="ce9" table:formula="of:=([.D16]-[.D$106])" office:value-type="float" office:value="0.666504854368952" calcext:value-type="float">
            <text:p>0.67</text:p>
          </table:table-cell>
          <table:table-cell/>
          <table:table-cell table:style-name="ce6" table:formula="of:=[.N16]*[.O16]" office:value-type="float" office:value="12.1884249222358" calcext:value-type="float">
            <text:p>12.19</text:p>
          </table:table-cell>
          <table:table-cell table:style-name="ce6" table:formula="of:=[.N16]*[.P16]" office:value-type="float" office:value="-1.23594589499485" calcext:value-type="float">
            <text:p>-1.24</text:p>
          </table:table-cell>
          <table:table-cell table:style-name="ce6" table:formula="of:=[.O16]*[.P16]" office:value-type="float" office:value="-4.38081346026971" calcext:value-type="float">
            <text:p>-4.38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34.71" calcext:value-type="float">
            <text:p>34.71</text:p>
          </table:table-cell>
          <table:table-cell/>
          <table:table-cell table:style-name="ce6" table:formula="of:=([.B17]-[.B$106])/[.B$108]" office:value-type="float" office:value="4.32442918760916" calcext:value-type="float">
            <text:p>4.32</text:p>
          </table:table-cell>
          <table:table-cell table:style-name="ce6" table:formula="of:=([.C17]-[.C$106])/[.C$108]" office:value-type="float" office:value="1.48859784513322" calcext:value-type="float">
            <text:p>1.49</text:p>
          </table:table-cell>
          <table:table-cell table:style-name="ce6" table:formula="of:=([.D17]-[.D$106])/[.D$108]" office:value-type="float" office:value="-2.31799733827549" calcext:value-type="float">
            <text:p>-2.32</text:p>
          </table:table-cell>
          <table:table-cell table:style-name="ce6"/>
          <table:table-cell table:style-name="ce6" table:formula="of:=[.F17]*[.G17]" office:value-type="float" office:value="6.43733597010621" calcext:value-type="float">
            <text:p>6.44</text:p>
          </table:table-cell>
          <table:table-cell table:style-name="ce6" table:formula="of:=[.F17]*[.H17]" office:value-type="float" office:value="-10.0240153464389" calcext:value-type="float">
            <text:p>-10.02</text:p>
          </table:table-cell>
          <table:table-cell table:style-name="ce6" table:formula="of:=[.G17]*[.H17]" office:value-type="float" office:value="-3.45056584278144" calcext:value-type="float">
            <text:p>-3.45</text:p>
          </table:table-cell>
          <table:table-cell/>
          <table:table-cell table:style-name="ce9" table:formula="of:=([.B17]-[.B$106])" office:value-type="float" office:value="78.1456310679612" calcext:value-type="float">
            <text:p>78.15</text:p>
          </table:table-cell>
          <table:table-cell table:style-name="ce9" table:formula="of:=([.C17]-[.C$106])" office:value-type="float" office:value="38.4271844660194" calcext:value-type="float">
            <text:p>38.43</text:p>
          </table:table-cell>
          <table:table-cell table:style-name="ce9" table:formula="of:=([.D17]-[.D$106])" office:value-type="float" office:value="-39.633495145631" calcext:value-type="float">
            <text:p>-39.63</text:p>
          </table:table-cell>
          <table:table-cell/>
          <table:table-cell table:style-name="ce6" table:formula="of:=[.N17]*[.O17]" office:value-type="float" office:value="3002.91658026204" calcext:value-type="float">
            <text:p>3002.92</text:p>
          </table:table-cell>
          <table:table-cell table:style-name="ce6" table:formula="of:=[.N17]*[.P17]" office:value-type="float" office:value="-3097.18448958431" calcext:value-type="float">
            <text:p>-3097.18</text:p>
          </table:table-cell>
          <table:table-cell table:style-name="ce6" table:formula="of:=[.O17]*[.P17]" office:value-type="float" office:value="-1523.00362899425" calcext:value-type="float">
            <text:p>-1523.00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95.16" calcext:value-type="float">
            <text:p>95.16</text:p>
          </table:table-cell>
          <table:table-cell/>
          <table:table-cell table:style-name="ce6" table:formula="of:=([.B18]-[.B$106])/[.B$108]" office:value-type="float" office:value="-1.04336457725643" calcext:value-type="float">
            <text:p>-1.04</text:p>
          </table:table-cell>
          <table:table-cell table:style-name="ce6" table:formula="of:=([.C18]-[.C$106])/[.C$108]" office:value-type="float" office:value="0.520144219257011" calcext:value-type="float">
            <text:p>0.52</text:p>
          </table:table-cell>
          <table:table-cell table:style-name="ce6" table:formula="of:=([.D18]-[.D$106])/[.D$108]" office:value-type="float" office:value="1.21747029040271" calcext:value-type="float">
            <text:p>1.22</text:p>
          </table:table-cell>
          <table:table-cell table:style-name="ce6"/>
          <table:table-cell table:style-name="ce6" table:formula="of:=[.F18]*[.G18]" office:value-type="float" office:value="-0.542700053437465" calcext:value-type="float">
            <text:p>-0.54</text:p>
          </table:table-cell>
          <table:table-cell table:style-name="ce6" table:formula="of:=[.F18]*[.H18]" office:value-type="float" office:value="-1.27026537486829" calcext:value-type="float">
            <text:p>-1.27</text:p>
          </table:table-cell>
          <table:table-cell table:style-name="ce6" table:formula="of:=[.G18]*[.H18]" office:value-type="float" office:value="0.633260133670125" calcext:value-type="float">
            <text:p>0.63</text:p>
          </table:table-cell>
          <table:table-cell/>
          <table:table-cell table:style-name="ce9" table:formula="of:=([.B18]-[.B$106])" office:value-type="float" office:value="-18.8543689320388" calcext:value-type="float">
            <text:p>-18.85</text:p>
          </table:table-cell>
          <table:table-cell table:style-name="ce9" table:formula="of:=([.C18]-[.C$106])" office:value-type="float" office:value="13.4271844660194" calcext:value-type="float">
            <text:p>13.43</text:p>
          </table:table-cell>
          <table:table-cell table:style-name="ce9" table:formula="of:=([.D18]-[.D$106])" office:value-type="float" office:value="20.8165048543689" calcext:value-type="float">
            <text:p>20.82</text:p>
          </table:table-cell>
          <table:table-cell/>
          <table:table-cell table:style-name="ce6" table:formula="of:=[.N18]*[.O18]" office:value-type="float" office:value="-253.161089640871" calcext:value-type="float">
            <text:p>-253.16</text:p>
          </table:table-cell>
          <table:table-cell table:style-name="ce6" table:formula="of:=[.N18]*[.P18]" office:value-type="float" office:value="-392.482062399849" calcext:value-type="float">
            <text:p>-392.48</text:p>
          </table:table-cell>
          <table:table-cell table:style-name="ce6" table:formula="of:=[.O18]*[.P18]" office:value-type="float" office:value="279.507050617401" calcext:value-type="float">
            <text:p>279.51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75.82" calcext:value-type="float">
            <text:p>75.82</text:p>
          </table:table-cell>
          <table:table-cell/>
          <table:table-cell table:style-name="ce6" table:formula="of:=([.B19]-[.B$106])/[.B$108]" office:value-type="float" office:value="-0.323969536604339" calcext:value-type="float">
            <text:p>-0.32</text:p>
          </table:table-cell>
          <table:table-cell table:style-name="ce6" table:formula="of:=([.C19]-[.C$106])/[.C$108]" office:value-type="float" office:value="1.48859784513322" calcext:value-type="float">
            <text:p>1.49</text:p>
          </table:table-cell>
          <table:table-cell table:style-name="ce6" table:formula="of:=([.D19]-[.D$106])/[.D$108]" office:value-type="float" office:value="0.0863545924930953" calcext:value-type="float">
            <text:p>0.09</text:p>
          </table:table-cell>
          <table:table-cell table:style-name="ce6"/>
          <table:table-cell table:style-name="ce6" table:formula="of:=[.F19]*[.G19]" office:value-type="float" office:value="-0.482260354078027" calcext:value-type="float">
            <text:p>-0.48</text:p>
          </table:table-cell>
          <table:table-cell table:style-name="ce6" table:formula="of:=[.F19]*[.H19]" office:value-type="float" office:value="-0.0279762573136446" calcext:value-type="float">
            <text:p>-0.03</text:p>
          </table:table-cell>
          <table:table-cell table:style-name="ce6" table:formula="of:=[.G19]*[.H19]" office:value-type="float" office:value="0.128547260302579" calcext:value-type="float">
            <text:p>0.13</text:p>
          </table:table-cell>
          <table:table-cell/>
          <table:table-cell table:style-name="ce9" table:formula="of:=([.B19]-[.B$106])" office:value-type="float" office:value="-5.85436893203883" calcext:value-type="float">
            <text:p>-5.85</text:p>
          </table:table-cell>
          <table:table-cell table:style-name="ce9" table:formula="of:=([.C19]-[.C$106])" office:value-type="float" office:value="38.4271844660194" calcext:value-type="float">
            <text:p>38.43</text:p>
          </table:table-cell>
          <table:table-cell table:style-name="ce9" table:formula="of:=([.D19]-[.D$106])" office:value-type="float" office:value="1.47650485436894" calcext:value-type="float">
            <text:p>1.48</text:p>
          </table:table-cell>
          <table:table-cell/>
          <table:table-cell table:style-name="ce6" table:formula="of:=[.N19]*[.O19]" office:value-type="float" office:value="-224.966914883589" calcext:value-type="float">
            <text:p>-224.97</text:p>
          </table:table-cell>
          <table:table-cell table:style-name="ce6" table:formula="of:=[.N19]*[.P19]" office:value-type="float" office:value="-8.64400414742205" calcext:value-type="float">
            <text:p>-8.64</text:p>
          </table:table-cell>
          <table:table-cell table:style-name="ce6" table:formula="of:=[.O19]*[.P19]" office:value-type="float" office:value="56.7379244038084" calcext:value-type="float">
            <text:p>56.74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79.04" calcext:value-type="float">
            <text:p>79.04</text:p>
          </table:table-cell>
          <table:table-cell/>
          <table:table-cell table:style-name="ce6" table:formula="of:=([.B20]-[.B$106])/[.B$108]" office:value-type="float" office:value="0.506101664148071" calcext:value-type="float">
            <text:p>0.51</text:p>
          </table:table-cell>
          <table:table-cell table:style-name="ce6" table:formula="of:=([.C20]-[.C$106])/[.C$108]" office:value-type="float" office:value="1.48859784513322" calcext:value-type="float">
            <text:p>1.49</text:p>
          </table:table-cell>
          <table:table-cell table:style-name="ce6" table:formula="of:=([.D20]-[.D$106])/[.D$108]" office:value-type="float" office:value="0.274678922755194" calcext:value-type="float">
            <text:p>0.27</text:p>
          </table:table-cell>
          <table:table-cell table:style-name="ce6"/>
          <table:table-cell table:style-name="ce6" table:formula="of:=[.F20]*[.G20]" office:value-type="float" office:value="0.753381846669157" calcext:value-type="float">
            <text:p>0.75</text:p>
          </table:table-cell>
          <table:table-cell table:style-name="ce6" table:formula="of:=[.F20]*[.H20]" office:value-type="float" office:value="0.139015459912803" calcext:value-type="float">
            <text:p>0.14</text:p>
          </table:table-cell>
          <table:table-cell table:style-name="ce6" table:formula="of:=[.G20]*[.H20]" office:value-type="float" office:value="0.408886452516896" calcext:value-type="float">
            <text:p>0.41</text:p>
          </table:table-cell>
          <table:table-cell/>
          <table:table-cell table:style-name="ce9" table:formula="of:=([.B20]-[.B$106])" office:value-type="float" office:value="9.14563106796117" calcext:value-type="float">
            <text:p>9.15</text:p>
          </table:table-cell>
          <table:table-cell table:style-name="ce9" table:formula="of:=([.C20]-[.C$106])" office:value-type="float" office:value="38.4271844660194" calcext:value-type="float">
            <text:p>38.43</text:p>
          </table:table-cell>
          <table:table-cell table:style-name="ce9" table:formula="of:=([.D20]-[.D$106])" office:value-type="float" office:value="4.69650485436895" calcext:value-type="float">
            <text:p>4.70</text:p>
          </table:table-cell>
          <table:table-cell/>
          <table:table-cell table:style-name="ce6" table:formula="of:=[.N20]*[.O20]" office:value-type="float" office:value="351.440852106702" calcext:value-type="float">
            <text:p>351.44</text:p>
          </table:table-cell>
          <table:table-cell table:style-name="ce6" table:formula="of:=[.N20]*[.P20]" office:value-type="float" office:value="42.9525007069471" calcext:value-type="float">
            <text:p>42.95</text:p>
          </table:table-cell>
          <table:table-cell table:style-name="ce6" table:formula="of:=[.O20]*[.P20]" office:value-type="float" office:value="180.473458384391" calcext:value-type="float">
            <text:p>180.47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91.13" calcext:value-type="float">
            <text:p>91.13</text:p>
          </table:table-cell>
          <table:table-cell/>
          <table:table-cell table:style-name="ce6" table:formula="of:=([.B21]-[.B$106])/[.B$108]" office:value-type="float" office:value="-0.877350337105945" calcext:value-type="float">
            <text:p>-0.88</text:p>
          </table:table-cell>
          <table:table-cell table:style-name="ce6" table:formula="of:=([.C21]-[.C$106])/[.C$108]" office:value-type="float" office:value="-0.254618681443959" calcext:value-type="float">
            <text:p>-0.25</text:p>
          </table:table-cell>
          <table:table-cell table:style-name="ce6" table:formula="of:=([.D21]-[.D$106])/[.D$108]" office:value-type="float" office:value="0.981772448490833" calcext:value-type="float">
            <text:p>0.98</text:p>
          </table:table-cell>
          <table:table-cell table:style-name="ce6"/>
          <table:table-cell table:style-name="ce6" table:formula="of:=[.F21]*[.G21]" office:value-type="float" office:value="0.223389785998329" calcext:value-type="float">
            <text:p>0.22</text:p>
          </table:table-cell>
          <table:table-cell table:style-name="ce6" table:formula="of:=[.F21]*[.H21]" office:value-type="float" office:value="-0.861358388644761" calcext:value-type="float">
            <text:p>-0.86</text:p>
          </table:table-cell>
          <table:table-cell table:style-name="ce6" table:formula="of:=[.G21]*[.H21]" office:value-type="float" office:value="-0.249977606312744" calcext:value-type="float">
            <text:p>-0.25</text:p>
          </table:table-cell>
          <table:table-cell/>
          <table:table-cell table:style-name="ce9" table:formula="of:=([.B21]-[.B$106])" office:value-type="float" office:value="-15.8543689320388" calcext:value-type="float">
            <text:p>-15.85</text:p>
          </table:table-cell>
          <table:table-cell table:style-name="ce9" table:formula="of:=([.C21]-[.C$106])" office:value-type="float" office:value="-6.57281553398058" calcext:value-type="float">
            <text:p>-6.57</text:p>
          </table:table-cell>
          <table:table-cell table:style-name="ce9" table:formula="of:=([.D21]-[.D$106])" office:value-type="float" office:value="16.7865048543689" calcext:value-type="float">
            <text:p>16.79</text:p>
          </table:table-cell>
          <table:table-cell/>
          <table:table-cell table:style-name="ce6" table:formula="of:=[.N21]*[.O21]" office:value-type="float" office:value="104.207842397964" calcext:value-type="float">
            <text:p>104.21</text:p>
          </table:table-cell>
          <table:table-cell table:style-name="ce6" table:formula="of:=[.N21]*[.P21]" office:value-type="float" office:value="-266.139441040626" calcext:value-type="float">
            <text:p>-266.14</text:p>
          </table:table-cell>
          <table:table-cell table:style-name="ce6" table:formula="of:=[.O21]*[.P21]" office:value-type="float" office:value="-110.334599868037" calcext:value-type="float">
            <text:p>-110.33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64.54" calcext:value-type="float">
            <text:p>64.54</text:p>
          </table:table-cell>
          <table:table-cell/>
          <table:table-cell table:style-name="ce6" table:formula="of:=([.B22]-[.B$106])/[.B$108]" office:value-type="float" office:value="0.174073183847107" calcext:value-type="float">
            <text:p>0.17</text:p>
          </table:table-cell>
          <table:table-cell table:style-name="ce6" table:formula="of:=([.C22]-[.C$106])/[.C$108]" office:value-type="float" office:value="0.132762768906526" calcext:value-type="float">
            <text:p>0.13</text:p>
          </table:table-cell>
          <table:table-cell table:style-name="ce6" table:formula="of:=([.D22]-[.D$106])/[.D$108]" office:value-type="float" office:value="-0.573365421592762" calcext:value-type="float">
            <text:p>-0.57</text:p>
          </table:table-cell>
          <table:table-cell table:style-name="ce6"/>
          <table:table-cell table:style-name="ce6" table:formula="of:=[.F22]*[.G22]" office:value-type="float" office:value="0.0231104378799166" calcext:value-type="float">
            <text:p>0.02</text:p>
          </table:table-cell>
          <table:table-cell table:style-name="ce6" table:formula="of:=[.F22]*[.H22]" office:value-type="float" office:value="-0.099807544444491" calcext:value-type="float">
            <text:p>-0.10</text:p>
          </table:table-cell>
          <table:table-cell table:style-name="ce6" table:formula="of:=[.G22]*[.H22]" office:value-type="float" office:value="-0.0761215809659124" calcext:value-type="float">
            <text:p>-0.08</text:p>
          </table:table-cell>
          <table:table-cell/>
          <table:table-cell table:style-name="ce9" table:formula="of:=([.B22]-[.B$106])" office:value-type="float" office:value="3.14563106796117" calcext:value-type="float">
            <text:p>3.15</text:p>
          </table:table-cell>
          <table:table-cell table:style-name="ce9" table:formula="of:=([.C22]-[.C$106])" office:value-type="float" office:value="3.42718446601942" calcext:value-type="float">
            <text:p>3.43</text:p>
          </table:table-cell>
          <table:table-cell table:style-name="ce9" table:formula="of:=([.D22]-[.D$106])" office:value-type="float" office:value="-9.80349514563105" calcext:value-type="float">
            <text:p>-9.80</text:p>
          </table:table-cell>
          <table:table-cell/>
          <table:table-cell table:style-name="ce6" table:formula="of:=[.N22]*[.O22]" office:value-type="float" office:value="10.7806579319446" calcext:value-type="float">
            <text:p>10.78</text:p>
          </table:table-cell>
          <table:table-cell table:style-name="ce6" table:formula="of:=[.N22]*[.P22]" office:value-type="float" office:value="-30.8381789047035" calcext:value-type="float">
            <text:p>-30.84</text:p>
          </table:table-cell>
          <table:table-cell table:style-name="ce6" table:formula="of:=[.O22]*[.P22]" office:value-type="float" office:value="-33.5983862758035" calcext:value-type="float">
            <text:p>-33.60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80.66" calcext:value-type="float">
            <text:p>80.66</text:p>
          </table:table-cell>
          <table:table-cell/>
          <table:table-cell table:style-name="ce6" table:formula="of:=([.B23]-[.B$106])/[.B$108]" office:value-type="float" office:value="-0.323969536604339" calcext:value-type="float">
            <text:p>-0.32</text:p>
          </table:table-cell>
          <table:table-cell table:style-name="ce6" table:formula="of:=([.C23]-[.C$106])/[.C$108]" office:value-type="float" office:value="0.907525669607495" calcext:value-type="float">
            <text:p>0.91</text:p>
          </table:table-cell>
          <table:table-cell table:style-name="ce6" table:formula="of:=([.D23]-[.D$106])/[.D$108]" office:value-type="float" office:value="0.369425946054758" calcext:value-type="float">
            <text:p>0.37</text:p>
          </table:table-cell>
          <table:table-cell table:style-name="ce6"/>
          <table:table-cell table:style-name="ce6" table:formula="of:=[.F23]*[.G23]" office:value-type="float" office:value="-0.294010670639282" calcext:value-type="float">
            <text:p>-0.29</text:p>
          </table:table-cell>
          <table:table-cell table:style-name="ce6" table:formula="of:=[.F23]*[.H23]" office:value-type="float" office:value="-0.119682752552979" calcext:value-type="float">
            <text:p>-0.12</text:p>
          </table:table-cell>
          <table:table-cell table:style-name="ce6" table:formula="of:=[.G23]*[.H23]" office:value-type="float" office:value="0.335263529063727" calcext:value-type="float">
            <text:p>0.34</text:p>
          </table:table-cell>
          <table:table-cell/>
          <table:table-cell table:style-name="ce9" table:formula="of:=([.B23]-[.B$106])" office:value-type="float" office:value="-5.85436893203883" calcext:value-type="float">
            <text:p>-5.85</text:p>
          </table:table-cell>
          <table:table-cell table:style-name="ce9" table:formula="of:=([.C23]-[.C$106])" office:value-type="float" office:value="23.4271844660194" calcext:value-type="float">
            <text:p>23.43</text:p>
          </table:table-cell>
          <table:table-cell table:style-name="ce9" table:formula="of:=([.D23]-[.D$106])" office:value-type="float" office:value="6.31650485436894" calcext:value-type="float">
            <text:p>6.32</text:p>
          </table:table-cell>
          <table:table-cell/>
          <table:table-cell table:style-name="ce6" table:formula="of:=[.N23]*[.O23]" office:value-type="float" office:value="-137.151380903007" calcext:value-type="float">
            <text:p>-137.15</text:p>
          </table:table-cell>
          <table:table-cell table:style-name="ce6" table:formula="of:=[.N23]*[.P23]" office:value-type="float" office:value="-36.97914977849" calcext:value-type="float">
            <text:p>-36.98</text:p>
          </table:table-cell>
          <table:table-cell table:style-name="ce6" table:formula="of:=[.O23]*[.P23]" office:value-type="float" office:value="147.977924403808" calcext:value-type="float">
            <text:p>147.98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77.43" calcext:value-type="float">
            <text:p>77.43</text:p>
          </table:table-cell>
          <table:table-cell/>
          <table:table-cell table:style-name="ce6" table:formula="of:=([.B24]-[.B$106])/[.B$108]" office:value-type="float" office:value="-0.43464569670466" calcext:value-type="float">
            <text:p>-0.43</text:p>
          </table:table-cell>
          <table:table-cell table:style-name="ce6" table:formula="of:=([.C24]-[.C$106])/[.C$108]" office:value-type="float" office:value="0.713834944432253" calcext:value-type="float">
            <text:p>0.71</text:p>
          </table:table-cell>
          <table:table-cell table:style-name="ce6" table:formula="of:=([.D24]-[.D$106])/[.D$108]" office:value-type="float" office:value="0.180516757624145" calcext:value-type="float">
            <text:p>0.18</text:p>
          </table:table-cell>
          <table:table-cell table:style-name="ce6"/>
          <table:table-cell table:style-name="ce6" table:formula="of:=[.F24]*[.G24]" office:value-type="float" office:value="-0.310265286754889" calcext:value-type="float">
            <text:p>-0.31</text:p>
          </table:table-cell>
          <table:table-cell table:style-name="ce6" table:formula="of:=[.F24]*[.H24]" office:value-type="float" office:value="-0.0784608318844127" calcext:value-type="float">
            <text:p>-0.08</text:p>
          </table:table-cell>
          <table:table-cell table:style-name="ce6" table:formula="of:=[.G24]*[.H24]" office:value-type="float" office:value="0.128859169647722" calcext:value-type="float">
            <text:p>0.13</text:p>
          </table:table-cell>
          <table:table-cell/>
          <table:table-cell table:style-name="ce9" table:formula="of:=([.B24]-[.B$106])" office:value-type="float" office:value="-7.85436893203883" calcext:value-type="float">
            <text:p>-7.85</text:p>
          </table:table-cell>
          <table:table-cell table:style-name="ce9" table:formula="of:=([.C24]-[.C$106])" office:value-type="float" office:value="18.4271844660194" calcext:value-type="float">
            <text:p>18.43</text:p>
          </table:table-cell>
          <table:table-cell table:style-name="ce9" table:formula="of:=([.D24]-[.D$106])" office:value-type="float" office:value="3.08650485436895" calcext:value-type="float">
            <text:p>3.09</text:p>
          </table:table-cell>
          <table:table-cell/>
          <table:table-cell table:style-name="ce6" table:formula="of:=[.N24]*[.O24]" office:value-type="float" office:value="-144.733905174852" calcext:value-type="float">
            <text:p>-144.73</text:p>
          </table:table-cell>
          <table:table-cell table:style-name="ce6" table:formula="of:=[.N24]*[.P24]" office:value-type="float" office:value="-24.2425478367426" calcext:value-type="float">
            <text:p>-24.24</text:p>
          </table:table-cell>
          <table:table-cell table:style-name="ce6" table:formula="of:=[.O24]*[.P24]" office:value-type="float" office:value="56.8755943067211" calcext:value-type="float">
            <text:p>56.88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table:style-name="ce6" office:value-type="float" office:value="65.34" calcext:value-type="float">
            <text:p>65.34</text:p>
          </table:table-cell>
          <table:table-cell/>
          <table:table-cell table:style-name="ce6" table:formula="of:=([.B25]-[.B$106])/[.B$108]" office:value-type="float" office:value="0.118735103796947" calcext:value-type="float">
            <text:p>0.12</text:p>
          </table:table-cell>
          <table:table-cell table:style-name="ce6" table:formula="of:=([.C25]-[.C$106])/[.C$108]" office:value-type="float" office:value="1.10121639478274" calcext:value-type="float">
            <text:p>1.10</text:p>
          </table:table-cell>
          <table:table-cell table:style-name="ce6" table:formula="of:=([.D25]-[.D$106])/[.D$108]" office:value-type="float" office:value="-0.526576768111495" calcext:value-type="float">
            <text:p>-0.53</text:p>
          </table:table-cell>
          <table:table-cell table:style-name="ce6"/>
          <table:table-cell table:style-name="ce6" table:formula="of:=[.F25]*[.G25]" office:value-type="float" office:value="0.130753042937428" calcext:value-type="float">
            <text:p>0.13</text:p>
          </table:table-cell>
          <table:table-cell table:style-name="ce6" table:formula="of:=[.F25]*[.H25]" office:value-type="float" office:value="-0.0625231472187791" calcext:value-type="float">
            <text:p>-0.06</text:p>
          </table:table-cell>
          <table:table-cell table:style-name="ce6" table:formula="of:=[.G25]*[.H25]" office:value-type="float" office:value="-0.579874970156087" calcext:value-type="float">
            <text:p>-0.58</text:p>
          </table:table-cell>
          <table:table-cell/>
          <table:table-cell table:style-name="ce9" table:formula="of:=([.B25]-[.B$106])" office:value-type="float" office:value="2.14563106796117" calcext:value-type="float">
            <text:p>2.15</text:p>
          </table:table-cell>
          <table:table-cell table:style-name="ce9" table:formula="of:=([.C25]-[.C$106])" office:value-type="float" office:value="28.4271844660194" calcext:value-type="float">
            <text:p>28.43</text:p>
          </table:table-cell>
          <table:table-cell table:style-name="ce9" table:formula="of:=([.D25]-[.D$106])" office:value-type="float" office:value="-9.00349514563105" calcext:value-type="float">
            <text:p>-9.00</text:p>
          </table:table-cell>
          <table:table-cell/>
          <table:table-cell table:style-name="ce6" table:formula="of:=[.N25]*[.O25]" office:value-type="float" office:value="60.9942501649543" calcext:value-type="float">
            <text:p>60.99</text:p>
          </table:table-cell>
          <table:table-cell table:style-name="ce6" table:formula="of:=[.N25]*[.P25]" office:value-type="float" office:value="-19.3181789047035" calcext:value-type="float">
            <text:p>-19.32</text:p>
          </table:table-cell>
          <table:table-cell table:style-name="ce6" table:formula="of:=[.O25]*[.P25]" office:value-type="float" office:value="-255.944017343764" calcext:value-type="float">
            <text:p>-255.94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table:style-name="ce6" office:value-type="float" office:value="0.06" calcext:value-type="float">
            <text:p>0.06</text:p>
          </table:table-cell>
          <table:table-cell/>
          <table:table-cell table:style-name="ce6" table:formula="of:=([.B26]-[.B$106])/[.B$108]" office:value-type="float" office:value="3.54969606690691" calcext:value-type="float">
            <text:p>3.55</text:p>
          </table:table-cell>
          <table:table-cell table:style-name="ce6" table:formula="of:=([.C26]-[.C$106])/[.C$108]" office:value-type="float" office:value="1.29490711995798" calcext:value-type="float">
            <text:p>1.29</text:p>
          </table:table-cell>
          <table:table-cell table:style-name="ce6" table:formula="of:=([.D26]-[.D$106])/[.D$108]" office:value-type="float" office:value="-4.34453089218284" calcext:value-type="float">
            <text:p>-4.34</text:p>
          </table:table-cell>
          <table:table-cell table:style-name="ce6"/>
          <table:table-cell table:style-name="ce6" table:formula="of:=[.F26]*[.G26]" office:value-type="float" office:value="4.59652671072459" calcext:value-type="float">
            <text:p>4.60</text:p>
          </table:table-cell>
          <table:table-cell table:style-name="ce6" table:formula="of:=[.F26]*[.H26]" office:value-type="float" office:value="-15.421764220537" calcext:value-type="float">
            <text:p>-15.42</text:p>
          </table:table-cell>
          <table:table-cell table:style-name="ce6" table:formula="of:=[.G26]*[.H26]" office:value-type="float" office:value="-5.62576398516496" calcext:value-type="float">
            <text:p>-5.63</text:p>
          </table:table-cell>
          <table:table-cell/>
          <table:table-cell table:style-name="ce9" table:formula="of:=([.B26]-[.B$106])" office:value-type="float" office:value="64.1456310679612" calcext:value-type="float">
            <text:p>64.15</text:p>
          </table:table-cell>
          <table:table-cell table:style-name="ce9" table:formula="of:=([.C26]-[.C$106])" office:value-type="float" office:value="33.4271844660194" calcext:value-type="float">
            <text:p>33.43</text:p>
          </table:table-cell>
          <table:table-cell table:style-name="ce9" table:formula="of:=([.D26]-[.D$106])" office:value-type="float" office:value="-74.2834951456311" calcext:value-type="float">
            <text:p>-74.28</text:p>
          </table:table-cell>
          <table:table-cell/>
          <table:table-cell table:style-name="ce6" table:formula="of:=[.N26]*[.O26]" office:value-type="float" office:value="2144.20784239796" calcext:value-type="float">
            <text:p>2144.21</text:p>
          </table:table-cell>
          <table:table-cell table:style-name="ce6" table:formula="of:=[.N26]*[.P26]" office:value-type="float" office:value="-4764.96167405033" calcext:value-type="float">
            <text:p>-4764.96</text:p>
          </table:table-cell>
          <table:table-cell table:style-name="ce6" table:formula="of:=[.O26]*[.P26]" office:value-type="float" office:value="-2483.08809501367" calcext:value-type="float">
            <text:p>-2483.09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71.79" calcext:value-type="float">
            <text:p>71.79</text:p>
          </table:table-cell>
          <table:table-cell/>
          <table:table-cell table:style-name="ce6" table:formula="of:=([.B27]-[.B$106])/[.B$108]" office:value-type="float" office:value="0.174073183847107" calcext:value-type="float">
            <text:p>0.17</text:p>
          </table:table-cell>
          <table:table-cell table:style-name="ce6" table:formula="of:=([.C27]-[.C$106])/[.C$108]" office:value-type="float" office:value="-1.02938158214493" calcext:value-type="float">
            <text:p>-1.03</text:p>
          </table:table-cell>
          <table:table-cell table:style-name="ce6" table:formula="of:=([.D27]-[.D$106])/[.D$108]" office:value-type="float" office:value="-0.149343249418784" calcext:value-type="float">
            <text:p>-0.15</text:p>
          </table:table-cell>
          <table:table-cell table:style-name="ce6"/>
          <table:table-cell table:style-name="ce6" table:formula="of:=[.F27]*[.G27]" office:value-type="float" office:value="-0.179187729397541" calcext:value-type="float">
            <text:p>-0.18</text:p>
          </table:table-cell>
          <table:table-cell table:style-name="ce6" table:formula="of:=[.F27]*[.H27]" office:value-type="float" office:value="-0.0259966549124004" calcext:value-type="float">
            <text:p>-0.03</text:p>
          </table:table-cell>
          <table:table-cell table:style-name="ce6" table:formula="of:=[.G27]*[.H27]" office:value-type="float" office:value="0.153731190369373" calcext:value-type="float">
            <text:p>0.15</text:p>
          </table:table-cell>
          <table:table-cell/>
          <table:table-cell table:style-name="ce9" table:formula="of:=([.B27]-[.B$106])" office:value-type="float" office:value="3.14563106796117" calcext:value-type="float">
            <text:p>3.15</text:p>
          </table:table-cell>
          <table:table-cell table:style-name="ce9" table:formula="of:=([.C27]-[.C$106])" office:value-type="float" office:value="-26.5728155339806" calcext:value-type="float">
            <text:p>-26.57</text:p>
          </table:table-cell>
          <table:table-cell table:style-name="ce9" table:formula="of:=([.D27]-[.D$106])" office:value-type="float" office:value="-2.55349514563105" calcext:value-type="float">
            <text:p>-2.55</text:p>
          </table:table-cell>
          <table:table-cell/>
          <table:table-cell table:style-name="ce6" table:formula="of:=[.N27]*[.O27]" office:value-type="float" office:value="-83.5882741068904" calcext:value-type="float">
            <text:p>-83.59</text:p>
          </table:table-cell>
          <table:table-cell table:style-name="ce6" table:formula="of:=[.N27]*[.P27]" office:value-type="float" office:value="-8.03235366198504" calcext:value-type="float">
            <text:p>-8.03</text:p>
          </table:table-cell>
          <table:table-cell table:style-name="ce6" table:formula="of:=[.O27]*[.P27]" office:value-type="float" office:value="67.8535554717687" calcext:value-type="float">
            <text:p>67.85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81.46" calcext:value-type="float">
            <text:p>81.46</text:p>
          </table:table-cell>
          <table:table-cell/>
          <table:table-cell table:style-name="ce6" table:formula="of:=([.B28]-[.B$106])/[.B$108]" office:value-type="float" office:value="0.340087423997589" calcext:value-type="float">
            <text:p>0.34</text:p>
          </table:table-cell>
          <table:table-cell table:style-name="ce6" table:formula="of:=([.C28]-[.C$106])/[.C$108]" office:value-type="float" office:value="0.132762768906526" calcext:value-type="float">
            <text:p>0.13</text:p>
          </table:table-cell>
          <table:table-cell table:style-name="ce6" table:formula="of:=([.D28]-[.D$106])/[.D$108]" office:value-type="float" office:value="0.416214599536024" calcext:value-type="float">
            <text:p>0.42</text:p>
          </table:table-cell>
          <table:table-cell table:style-name="ce6"/>
          <table:table-cell table:style-name="ce6" table:formula="of:=[.F28]*[.G28]" office:value-type="float" office:value="0.0451509480802075" calcext:value-type="float">
            <text:p>0.05</text:p>
          </table:table-cell>
          <table:table-cell table:style-name="ce6" table:formula="of:=[.F28]*[.H28]" office:value-type="float" office:value="0.141549350986395" calcext:value-type="float">
            <text:p>0.14</text:p>
          </table:table-cell>
          <table:table-cell table:style-name="ce6" table:formula="of:=[.G28]*[.H28]" office:value-type="float" office:value="0.0552578026937232" calcext:value-type="float">
            <text:p>0.06</text:p>
          </table:table-cell>
          <table:table-cell/>
          <table:table-cell table:style-name="ce9" table:formula="of:=([.B28]-[.B$106])" office:value-type="float" office:value="6.14563106796117" calcext:value-type="float">
            <text:p>6.15</text:p>
          </table:table-cell>
          <table:table-cell table:style-name="ce9" table:formula="of:=([.C28]-[.C$106])" office:value-type="float" office:value="3.42718446601942" calcext:value-type="float">
            <text:p>3.43</text:p>
          </table:table-cell>
          <table:table-cell table:style-name="ce9" table:formula="of:=([.D28]-[.D$106])" office:value-type="float" office:value="7.11650485436894" calcext:value-type="float">
            <text:p>7.12</text:p>
          </table:table-cell>
          <table:table-cell/>
          <table:table-cell table:style-name="ce6" table:formula="of:=[.N28]*[.O28]" office:value-type="float" office:value="21.0622113300028" calcext:value-type="float">
            <text:p>21.06</text:p>
          </table:table-cell>
          <table:table-cell table:style-name="ce6" table:formula="of:=[.N28]*[.P28]" office:value-type="float" office:value="43.7354133283062" calcext:value-type="float">
            <text:p>43.74</text:p>
          </table:table-cell>
          <table:table-cell table:style-name="ce6" table:formula="of:=[.O28]*[.P28]" office:value-type="float" office:value="24.389574889245" calcext:value-type="float">
            <text:p>24.39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63.73" calcext:value-type="float">
            <text:p>63.73</text:p>
          </table:table-cell>
          <table:table-cell/>
          <table:table-cell table:style-name="ce6" table:formula="of:=([.B29]-[.B$106])/[.B$108]" office:value-type="float" office:value="0.229411263897268" calcext:value-type="float">
            <text:p>0.23</text:p>
          </table:table-cell>
          <table:table-cell table:style-name="ce6" table:formula="of:=([.C29]-[.C$106])/[.C$108]" office:value-type="float" office:value="0.713834944432253" calcext:value-type="float">
            <text:p>0.71</text:p>
          </table:table-cell>
          <table:table-cell table:style-name="ce6" table:formula="of:=([.D29]-[.D$106])/[.D$108]" office:value-type="float" office:value="-0.620738933242544" calcext:value-type="float">
            <text:p>-0.62</text:p>
          </table:table-cell>
          <table:table-cell table:style-name="ce6"/>
          <table:table-cell table:style-name="ce6" table:formula="of:=[.F29]*[.G29]" office:value-type="float" office:value="0.163761776816239" calcext:value-type="float">
            <text:p>0.16</text:p>
          </table:table-cell>
          <table:table-cell table:style-name="ce6" table:formula="of:=[.F29]*[.H29]" office:value-type="float" office:value="-0.142404503225414" calcext:value-type="float">
            <text:p>-0.14</text:p>
          </table:table-cell>
          <table:table-cell table:style-name="ce6" table:formula="of:=[.G29]*[.H29]" office:value-type="float" office:value="-0.443105141918128" calcext:value-type="float">
            <text:p>-0.44</text:p>
          </table:table-cell>
          <table:table-cell/>
          <table:table-cell table:style-name="ce9" table:formula="of:=([.B29]-[.B$106])" office:value-type="float" office:value="4.14563106796117" calcext:value-type="float">
            <text:p>4.15</text:p>
          </table:table-cell>
          <table:table-cell table:style-name="ce9" table:formula="of:=([.C29]-[.C$106])" office:value-type="float" office:value="18.4271844660194" calcext:value-type="float">
            <text:p>18.43</text:p>
          </table:table-cell>
          <table:table-cell table:style-name="ce9" table:formula="of:=([.D29]-[.D$106])" office:value-type="float" office:value="-10.6134951456311" calcext:value-type="float">
            <text:p>-10.61</text:p>
          </table:table-cell>
          <table:table-cell/>
          <table:table-cell table:style-name="ce6" table:formula="of:=[.N29]*[.O29]" office:value-type="float" office:value="76.3923084173815" calcext:value-type="float">
            <text:p>76.39</text:p>
          </table:table-cell>
          <table:table-cell table:style-name="ce6" table:formula="of:=[.N29]*[.P29]" office:value-type="float" office:value="-43.9996352153831" calcext:value-type="float">
            <text:p>-44.00</text:p>
          </table:table-cell>
          <table:table-cell table:style-name="ce6" table:formula="of:=[.O29]*[.P29]" office:value-type="float" office:value="-195.576832877745" calcext:value-type="float">
            <text:p>-195.58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7.46" calcext:value-type="float">
            <text:p>27.46</text:p>
          </table:table-cell>
          <table:table-cell/>
          <table:table-cell table:style-name="ce6" table:formula="of:=([.B30]-[.B$106])/[.B$108]" office:value-type="float" office:value="2.88563910630498" calcext:value-type="float">
            <text:p>2.89</text:p>
          </table:table-cell>
          <table:table-cell table:style-name="ce6" table:formula="of:=([.C30]-[.C$106])/[.C$108]" office:value-type="float" office:value="0.713834944432253" calcext:value-type="float">
            <text:p>0.71</text:p>
          </table:table-cell>
          <table:table-cell table:style-name="ce6" table:formula="of:=([.D30]-[.D$106])/[.D$108]" office:value-type="float" office:value="-2.74201951044946" calcext:value-type="float">
            <text:p>-2.74</text:p>
          </table:table-cell>
          <table:table-cell table:style-name="ce6"/>
          <table:table-cell table:style-name="ce6" table:formula="of:=[.F30]*[.G30]" office:value-type="float" office:value="2.05987003110075" calcext:value-type="float">
            <text:p>2.06</text:p>
          </table:table-cell>
          <table:table-cell table:style-name="ce6" table:formula="of:=[.F30]*[.H30]" office:value-type="float" office:value="-7.91247872960421" calcext:value-type="float">
            <text:p>-7.91</text:p>
          </table:table-cell>
          <table:table-cell table:style-name="ce6" table:formula="of:=[.G30]*[.H30]" office:value-type="float" office:value="-1.95734934487385" calcext:value-type="float">
            <text:p>-1.96</text:p>
          </table:table-cell>
          <table:table-cell/>
          <table:table-cell table:style-name="ce9" table:formula="of:=([.B30]-[.B$106])" office:value-type="float" office:value="52.1456310679612" calcext:value-type="float">
            <text:p>52.15</text:p>
          </table:table-cell>
          <table:table-cell table:style-name="ce9" table:formula="of:=([.C30]-[.C$106])" office:value-type="float" office:value="18.4271844660194" calcext:value-type="float">
            <text:p>18.43</text:p>
          </table:table-cell>
          <table:table-cell table:style-name="ce9" table:formula="of:=([.D30]-[.D$106])" office:value-type="float" office:value="-46.8834951456311" calcext:value-type="float">
            <text:p>-46.88</text:p>
          </table:table-cell>
          <table:table-cell/>
          <table:table-cell table:style-name="ce6" table:formula="of:=[.N30]*[.O30]" office:value-type="float" office:value="960.897162786313" calcext:value-type="float">
            <text:p>960.90</text:p>
          </table:table-cell>
          <table:table-cell table:style-name="ce6" table:formula="of:=[.N30]*[.P30]" office:value-type="float" office:value="-2444.76944104062" calcext:value-type="float">
            <text:p>-2444.77</text:p>
          </table:table-cell>
          <table:table-cell table:style-name="ce6" table:formula="of:=[.O30]*[.P30]" office:value-type="float" office:value="-863.930813460269" calcext:value-type="float">
            <text:p>-863.93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style-name="ce6" office:value-type="float" office:value="73.4" calcext:value-type="float">
            <text:p>73.40</text:p>
          </table:table-cell>
          <table:table-cell/>
          <table:table-cell table:style-name="ce6" table:formula="of:=([.B31]-[.B$106])/[.B$108]" office:value-type="float" office:value="0.948806304549357" calcext:value-type="float">
            <text:p>0.95</text:p>
          </table:table-cell>
          <table:table-cell table:style-name="ce6" table:formula="of:=([.C31]-[.C$106])/[.C$108]" office:value-type="float" office:value="-1.14559601725008" calcext:value-type="float">
            <text:p>-1.15</text:p>
          </table:table-cell>
          <table:table-cell table:style-name="ce6" table:formula="of:=([.D31]-[.D$106])/[.D$108]" office:value-type="float" office:value="-0.0551810842877352" calcext:value-type="float">
            <text:p>-0.06</text:p>
          </table:table-cell>
          <table:table-cell table:style-name="ce6"/>
          <table:table-cell table:style-name="ce6" table:formula="of:=[.F31]*[.G31]" office:value-type="float" office:value="-1.0869487236335" calcext:value-type="float">
            <text:p>-1.09</text:p>
          </table:table-cell>
          <table:table-cell table:style-name="ce6" table:formula="of:=[.F31]*[.H31]" office:value-type="float" office:value="-0.0523561606640726" calcext:value-type="float">
            <text:p>-0.05</text:p>
          </table:table-cell>
          <table:table-cell table:style-name="ce6" table:formula="of:=[.G31]*[.H31]" office:value-type="float" office:value="0.0632152303875701" calcext:value-type="float">
            <text:p>0.06</text:p>
          </table:table-cell>
          <table:table-cell/>
          <table:table-cell table:style-name="ce9" table:formula="of:=([.B31]-[.B$106])" office:value-type="float" office:value="17.1456310679612" calcext:value-type="float">
            <text:p>17.15</text:p>
          </table:table-cell>
          <table:table-cell table:style-name="ce9" table:formula="of:=([.C31]-[.C$106])" office:value-type="float" office:value="-29.5728155339806" calcext:value-type="float">
            <text:p>-29.57</text:p>
          </table:table-cell>
          <table:table-cell table:style-name="ce9" table:formula="of:=([.D31]-[.D$106])" office:value-type="float" office:value="-0.943495145631047" calcext:value-type="float">
            <text:p>-0.94</text:p>
          </table:table-cell>
          <table:table-cell/>
          <table:table-cell table:style-name="ce6" table:formula="of:=[.N31]*[.O31]" office:value-type="float" office:value="-507.044584786502" calcext:value-type="float">
            <text:p>-507.04</text:p>
          </table:table-cell>
          <table:table-cell table:style-name="ce6" table:formula="of:=[.N31]*[.P31]" office:value-type="float" office:value="-16.1768196814022" calcext:value-type="float">
            <text:p>-16.18</text:p>
          </table:table-cell>
          <table:table-cell table:style-name="ce6" table:formula="of:=[.O31]*[.P31]" office:value-type="float" office:value="27.9018078989531" calcext:value-type="float">
            <text:p>27.90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89.52" calcext:value-type="float">
            <text:p>89.52</text:p>
          </table:table-cell>
          <table:table-cell/>
          <table:table-cell table:style-name="ce6" table:formula="of:=([.B32]-[.B$106])/[.B$108]" office:value-type="float" office:value="-0.545321856804981" calcext:value-type="float">
            <text:p>-0.55</text:p>
          </table:table-cell>
          <table:table-cell table:style-name="ce6" table:formula="of:=([.C32]-[.C$106])/[.C$108]" office:value-type="float" office:value="-1.41676303249541" calcext:value-type="float">
            <text:p>-1.42</text:p>
          </table:table-cell>
          <table:table-cell table:style-name="ce6" table:formula="of:=([.D32]-[.D$106])/[.D$108]" office:value-type="float" office:value="0.887610283359784" calcext:value-type="float">
            <text:p>0.89</text:p>
          </table:table-cell>
          <table:table-cell table:style-name="ce6"/>
          <table:table-cell table:style-name="ce6" table:formula="of:=[.F32]*[.G32]" office:value-type="float" office:value="0.772591847533055" calcext:value-type="float">
            <text:p>0.77</text:p>
          </table:table-cell>
          <table:table-cell table:style-name="ce6" table:formula="of:=[.F32]*[.H32]" office:value-type="float" office:value="-0.484033287840953" calcext:value-type="float">
            <text:p>-0.48</text:p>
          </table:table-cell>
          <table:table-cell table:style-name="ce6" table:formula="of:=[.G32]*[.H32]" office:value-type="float" office:value="-1.25753343672692" calcext:value-type="float">
            <text:p>-1.26</text:p>
          </table:table-cell>
          <table:table-cell/>
          <table:table-cell table:style-name="ce9" table:formula="of:=([.B32]-[.B$106])" office:value-type="float" office:value="-9.85436893203883" calcext:value-type="float">
            <text:p>-9.85</text:p>
          </table:table-cell>
          <table:table-cell table:style-name="ce9" table:formula="of:=([.C32]-[.C$106])" office:value-type="float" office:value="-36.5728155339806" calcext:value-type="float">
            <text:p>-36.57</text:p>
          </table:table-cell>
          <table:table-cell table:style-name="ce9" table:formula="of:=([.D32]-[.D$106])" office:value-type="float" office:value="15.1765048543689" calcext:value-type="float">
            <text:p>15.18</text:p>
          </table:table-cell>
          <table:table-cell/>
          <table:table-cell table:style-name="ce6" table:formula="of:=[.N32]*[.O32]" office:value-type="float" office:value="360.402017155246" calcext:value-type="float">
            <text:p>360.40</text:p>
          </table:table-cell>
          <table:table-cell table:style-name="ce6" table:formula="of:=[.N32]*[.P32]" office:value-type="float" office:value="-149.55487793383" calcext:value-type="float">
            <text:p>-149.55</text:p>
          </table:table-cell>
          <table:table-cell table:style-name="ce6" table:formula="of:=[.O32]*[.P32]" office:value-type="float" office:value="-555.047512489396" calcext:value-type="float">
            <text:p>-555.05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89.52" calcext:value-type="float">
            <text:p>89.52</text:p>
          </table:table-cell>
          <table:table-cell/>
          <table:table-cell table:style-name="ce6" table:formula="of:=([.B33]-[.B$106])/[.B$108]" office:value-type="float" office:value="-0.932688417156106" calcext:value-type="float">
            <text:p>-0.93</text:p>
          </table:table-cell>
          <table:table-cell table:style-name="ce6" table:formula="of:=([.C33]-[.C$106])/[.C$108]" office:value-type="float" office:value="0.713834944432253" calcext:value-type="float">
            <text:p>0.71</text:p>
          </table:table-cell>
          <table:table-cell table:style-name="ce6" table:formula="of:=([.D33]-[.D$106])/[.D$108]" office:value-type="float" office:value="0.887610283359784" calcext:value-type="float">
            <text:p>0.89</text:p>
          </table:table-cell>
          <table:table-cell table:style-name="ce6"/>
          <table:table-cell table:style-name="ce6" table:formula="of:=[.F33]*[.G33]" office:value-type="float" office:value="-0.665785584433235" calcext:value-type="float">
            <text:p>-0.67</text:p>
          </table:table-cell>
          <table:table-cell table:style-name="ce6" table:formula="of:=[.F33]*[.H33]" office:value-type="float" office:value="-0.82786383023832" calcext:value-type="float">
            <text:p>-0.83</text:p>
          </table:table-cell>
          <table:table-cell table:style-name="ce6" table:formula="of:=[.G33]*[.H33]" office:value-type="float" office:value="0.633607237299628" calcext:value-type="float">
            <text:p>0.63</text:p>
          </table:table-cell>
          <table:table-cell/>
          <table:table-cell table:style-name="ce9" table:formula="of:=([.B33]-[.B$106])" office:value-type="float" office:value="-16.8543689320388" calcext:value-type="float">
            <text:p>-16.85</text:p>
          </table:table-cell>
          <table:table-cell table:style-name="ce9" table:formula="of:=([.C33]-[.C$106])" office:value-type="float" office:value="18.4271844660194" calcext:value-type="float">
            <text:p>18.43</text:p>
          </table:table-cell>
          <table:table-cell table:style-name="ce9" table:formula="of:=([.D33]-[.D$106])" office:value-type="float" office:value="15.1765048543689" calcext:value-type="float">
            <text:p>15.18</text:p>
          </table:table-cell>
          <table:table-cell/>
          <table:table-cell table:style-name="ce6" table:formula="of:=[.N33]*[.O33]" office:value-type="float" office:value="-310.578565369026" calcext:value-type="float">
            <text:p>-310.58</text:p>
          </table:table-cell>
          <table:table-cell table:style-name="ce6" table:formula="of:=[.N33]*[.P33]" office:value-type="float" office:value="-255.790411914412" calcext:value-type="float">
            <text:p>-255.79</text:p>
          </table:table-cell>
          <table:table-cell table:style-name="ce6" table:formula="of:=[.O33]*[.P33]" office:value-type="float" office:value="279.660254500896" calcext:value-type="float">
            <text:p>279.66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table:style-name="ce6" office:value-type="float" office:value="75.01" calcext:value-type="float">
            <text:p>75.01</text:p>
          </table:table-cell>
          <table:table-cell/>
          <table:table-cell table:style-name="ce6" table:formula="of:=([.B34]-[.B$106])/[.B$108]" office:value-type="float" office:value="0.893468224499196" calcext:value-type="float">
            <text:p>0.89</text:p>
          </table:table-cell>
          <table:table-cell table:style-name="ce6" table:formula="of:=([.C34]-[.C$106])/[.C$108]" office:value-type="float" office:value="1.29490711995798" calcext:value-type="float">
            <text:p>1.29</text:p>
          </table:table-cell>
          <table:table-cell table:style-name="ce6" table:formula="of:=([.D34]-[.D$106])/[.D$108]" office:value-type="float" office:value="0.0389810808433136" calcext:value-type="float">
            <text:p>0.04</text:p>
          </table:table-cell>
          <table:table-cell table:style-name="ce6"/>
          <table:table-cell table:style-name="ce6" table:formula="of:=[.F34]*[.G34]" office:value-type="float" office:value="1.15695836536022" calcext:value-type="float">
            <text:p>1.16</text:p>
          </table:table-cell>
          <table:table-cell table:style-name="ce6" table:formula="of:=[.F34]*[.H34]" office:value-type="float" office:value="0.034828357090135" calcext:value-type="float">
            <text:p>0.03</text:p>
          </table:table-cell>
          <table:table-cell table:style-name="ce6" table:formula="of:=[.G34]*[.H34]" office:value-type="float" office:value="0.0504768791276644" calcext:value-type="float">
            <text:p>0.05</text:p>
          </table:table-cell>
          <table:table-cell/>
          <table:table-cell table:style-name="ce9" table:formula="of:=([.B34]-[.B$106])" office:value-type="float" office:value="16.1456310679612" calcext:value-type="float">
            <text:p>16.15</text:p>
          </table:table-cell>
          <table:table-cell table:style-name="ce9" table:formula="of:=([.C34]-[.C$106])" office:value-type="float" office:value="33.4271844660194" calcext:value-type="float">
            <text:p>33.43</text:p>
          </table:table-cell>
          <table:table-cell table:style-name="ce9" table:formula="of:=([.D34]-[.D$106])" office:value-type="float" office:value="0.666504854368952" calcext:value-type="float">
            <text:p>0.67</text:p>
          </table:table-cell>
          <table:table-cell/>
          <table:table-cell table:style-name="ce6" table:formula="of:=[.N34]*[.O34]" office:value-type="float" office:value="539.702988029032" calcext:value-type="float">
            <text:p>539.70</text:p>
          </table:table-cell>
          <table:table-cell table:style-name="ce6" table:formula="of:=[.N34]*[.P34]" office:value-type="float" office:value="10.7611414836463" calcext:value-type="float">
            <text:p>10.76</text:p>
          </table:table-cell>
          <table:table-cell table:style-name="ce6" table:formula="of:=[.O34]*[.P34]" office:value-type="float" office:value="22.2793807144884" calcext:value-type="float">
            <text:p>22.28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43.58" calcext:value-type="float">
            <text:p>43.58</text:p>
          </table:table-cell>
          <table:table-cell/>
          <table:table-cell table:style-name="ce6" table:formula="of:=([.B35]-[.B$106])/[.B$108]" office:value-type="float" office:value="1.28083478485032" calcext:value-type="float">
            <text:p>1.28</text:p>
          </table:table-cell>
          <table:table-cell table:style-name="ce6" table:formula="of:=([.C35]-[.C$106])/[.C$108]" office:value-type="float" office:value="0.132762768906526" calcext:value-type="float">
            <text:p>0.13</text:p>
          </table:table-cell>
          <table:table-cell table:style-name="ce6" table:formula="of:=([.D35]-[.D$106])/[.D$108]" office:value-type="float" office:value="-1.79922814280194" calcext:value-type="float">
            <text:p>-1.80</text:p>
          </table:table-cell>
          <table:table-cell table:style-name="ce6"/>
          <table:table-cell table:style-name="ce6" table:formula="of:=[.F35]*[.G35]" office:value-type="float" office:value="0.170047172548522" calcext:value-type="float">
            <text:p>0.17</text:p>
          </table:table-cell>
          <table:table-cell table:style-name="ce6" table:formula="of:=[.F35]*[.H35]" office:value-type="float" office:value="-2.30451399118237" calcext:value-type="float">
            <text:p>-2.30</text:p>
          </table:table-cell>
          <table:table-cell table:style-name="ce6" table:formula="of:=[.G35]*[.H35]" office:value-type="float" office:value="-0.238870510132932" calcext:value-type="float">
            <text:p>-0.24</text:p>
          </table:table-cell>
          <table:table-cell/>
          <table:table-cell table:style-name="ce9" table:formula="of:=([.B35]-[.B$106])" office:value-type="float" office:value="23.1456310679612" calcext:value-type="float">
            <text:p>23.15</text:p>
          </table:table-cell>
          <table:table-cell table:style-name="ce9" table:formula="of:=([.C35]-[.C$106])" office:value-type="float" office:value="3.42718446601942" calcext:value-type="float">
            <text:p>3.43</text:p>
          </table:table-cell>
          <table:table-cell table:style-name="ce9" table:formula="of:=([.D35]-[.D$106])" office:value-type="float" office:value="-30.7634951456311" calcext:value-type="float">
            <text:p>-30.76</text:p>
          </table:table-cell>
          <table:table-cell/>
          <table:table-cell table:style-name="ce6" table:formula="of:=[.N35]*[.O35]" office:value-type="float" office:value="79.324347252333" calcext:value-type="float">
            <text:p>79.32</text:p>
          </table:table-cell>
          <table:table-cell table:style-name="ce6" table:formula="of:=[.N35]*[.P35]" office:value-type="float" office:value="-712.040509001791" calcext:value-type="float">
            <text:p>-712.04</text:p>
          </table:table-cell>
          <table:table-cell table:style-name="ce6" table:formula="of:=[.O35]*[.P35]" office:value-type="float" office:value="-105.432172683571" calcext:value-type="float">
            <text:p>-105.43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82.27" calcext:value-type="float">
            <text:p>82.27</text:p>
          </table:table-cell>
          <table:table-cell/>
          <table:table-cell table:style-name="ce6" table:formula="of:=([.B36]-[.B$106])/[.B$108]" office:value-type="float" office:value="-0.0472791363535353" calcext:value-type="float">
            <text:p>-0.05</text:p>
          </table:table-cell>
          <table:table-cell table:style-name="ce6" table:formula="of:=([.C36]-[.C$106])/[.C$108]" office:value-type="float" office:value="-1.02938158214493" calcext:value-type="float">
            <text:p>-1.03</text:p>
          </table:table-cell>
          <table:table-cell table:style-name="ce6" table:formula="of:=([.D36]-[.D$106])/[.D$108]" office:value-type="float" office:value="0.463588111185807" calcext:value-type="float">
            <text:p>0.46</text:p>
          </table:table-cell>
          <table:table-cell table:style-name="ce6"/>
          <table:table-cell table:style-name="ce6" table:formula="of:=[.F36]*[.G36]" office:value-type="float" office:value="0.048668272182048" calcext:value-type="float">
            <text:p>0.05</text:p>
          </table:table-cell>
          <table:table-cell table:style-name="ce6" table:formula="of:=[.F36]*[.H36]" office:value-type="float" office:value="-0.0219180455206316" calcext:value-type="float">
            <text:p>-0.02</text:p>
          </table:table-cell>
          <table:table-cell table:style-name="ce6" table:formula="of:=[.G36]*[.H36]" office:value-type="float" office:value="-0.477209063356025" calcext:value-type="float">
            <text:p>-0.48</text:p>
          </table:table-cell>
          <table:table-cell/>
          <table:table-cell table:style-name="ce9" table:formula="of:=([.B36]-[.B$106])" office:value-type="float" office:value="-0.854368932038835" calcext:value-type="float">
            <text:p>-0.85</text:p>
          </table:table-cell>
          <table:table-cell table:style-name="ce9" table:formula="of:=([.C36]-[.C$106])" office:value-type="float" office:value="-26.5728155339806" calcext:value-type="float">
            <text:p>-26.57</text:p>
          </table:table-cell>
          <table:table-cell table:style-name="ce9" table:formula="of:=([.D36]-[.D$106])" office:value-type="float" office:value="7.92650485436894" calcext:value-type="float">
            <text:p>7.93</text:p>
          </table:table-cell>
          <table:table-cell/>
          <table:table-cell table:style-name="ce6" table:formula="of:=[.N36]*[.O36]" office:value-type="float" office:value="22.7029880290319" calcext:value-type="float">
            <text:p>22.70</text:p>
          </table:table-cell>
          <table:table-cell table:style-name="ce6" table:formula="of:=[.N36]*[.P36]" office:value-type="float" office:value="-6.77215948722783" calcext:value-type="float">
            <text:p>-6.77</text:p>
          </table:table-cell>
          <table:table-cell table:style-name="ce6" table:formula="of:=[.O36]*[.P36]" office:value-type="float" office:value="-210.629551324348" calcext:value-type="float">
            <text:p>-210.63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79.04" calcext:value-type="float">
            <text:p>79.04</text:p>
          </table:table-cell>
          <table:table-cell/>
          <table:table-cell table:style-name="ce6" table:formula="of:=([.B37]-[.B$106])/[.B$108]" office:value-type="float" office:value="-0.43464569670466" calcext:value-type="float">
            <text:p>-0.43</text:p>
          </table:table-cell>
          <table:table-cell table:style-name="ce6" table:formula="of:=([.C37]-[.C$106])/[.C$108]" office:value-type="float" office:value="0.907525669607495" calcext:value-type="float">
            <text:p>0.91</text:p>
          </table:table-cell>
          <table:table-cell table:style-name="ce6" table:formula="of:=([.D37]-[.D$106])/[.D$108]" office:value-type="float" office:value="0.274678922755194" calcext:value-type="float">
            <text:p>0.27</text:p>
          </table:table-cell>
          <table:table-cell table:style-name="ce6"/>
          <table:table-cell table:style-name="ce6" table:formula="of:=[.F37]*[.G37]" office:value-type="float" office:value="-0.394452126943913" calcext:value-type="float">
            <text:p>-0.39</text:p>
          </table:table-cell>
          <table:table-cell table:style-name="ce6" table:formula="of:=[.F37]*[.H37]" office:value-type="float" office:value="-0.119388011751017" calcext:value-type="float">
            <text:p>-0.12</text:p>
          </table:table-cell>
          <table:table-cell table:style-name="ce6" table:formula="of:=[.G37]*[.H37]" office:value-type="float" office:value="0.249278173300473" calcext:value-type="float">
            <text:p>0.25</text:p>
          </table:table-cell>
          <table:table-cell/>
          <table:table-cell table:style-name="ce9" table:formula="of:=([.B37]-[.B$106])" office:value-type="float" office:value="-7.85436893203883" calcext:value-type="float">
            <text:p>-7.85</text:p>
          </table:table-cell>
          <table:table-cell table:style-name="ce9" table:formula="of:=([.C37]-[.C$106])" office:value-type="float" office:value="23.4271844660194" calcext:value-type="float">
            <text:p>23.43</text:p>
          </table:table-cell>
          <table:table-cell table:style-name="ce9" table:formula="of:=([.D37]-[.D$106])" office:value-type="float" office:value="4.69650485436895" calcext:value-type="float">
            <text:p>4.70</text:p>
          </table:table-cell>
          <table:table-cell/>
          <table:table-cell table:style-name="ce6" table:formula="of:=[.N37]*[.O37]" office:value-type="float" office:value="-184.005749835046" calcext:value-type="float">
            <text:p>-184.01</text:p>
          </table:table-cell>
          <table:table-cell table:style-name="ce6" table:formula="of:=[.N37]*[.P37]" office:value-type="float" office:value="-36.8880818173251" calcext:value-type="float">
            <text:p>-36.89</text:p>
          </table:table-cell>
          <table:table-cell table:style-name="ce6" table:formula="of:=[.O37]*[.P37]" office:value-type="float" office:value="110.025885568857" calcext:value-type="float">
            <text:p>110.03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79.04" calcext:value-type="float">
            <text:p>79.04</text:p>
          </table:table-cell>
          <table:table-cell/>
          <table:table-cell table:style-name="ce6" table:formula="of:=([.B38]-[.B$106])/[.B$108]" office:value-type="float" office:value="-0.600659936855142" calcext:value-type="float">
            <text:p>-0.60</text:p>
          </table:table-cell>
          <table:table-cell table:style-name="ce6" table:formula="of:=([.C38]-[.C$106])/[.C$108]" office:value-type="float" office:value="-1.8041444828459" calcext:value-type="float">
            <text:p>-1.80</text:p>
          </table:table-cell>
          <table:table-cell table:style-name="ce6" table:formula="of:=([.D38]-[.D$106])/[.D$108]" office:value-type="float" office:value="0.274678922755194" calcext:value-type="float">
            <text:p>0.27</text:p>
          </table:table-cell>
          <table:table-cell table:style-name="ce6"/>
          <table:table-cell table:style-name="ce6" table:formula="of:=[.F38]*[.G38]" office:value-type="float" office:value="1.08367731114377" calcext:value-type="float">
            <text:p>1.08</text:p>
          </table:table-cell>
          <table:table-cell table:style-name="ce6" table:formula="of:=[.F38]*[.H38]" office:value-type="float" office:value="-0.164988624397573" calcext:value-type="float">
            <text:p>-0.16</text:p>
          </table:table-cell>
          <table:table-cell table:style-name="ce6" table:formula="of:=[.G38]*[.H38]" office:value-type="float" office:value="-0.495560463042838" calcext:value-type="float">
            <text:p>-0.50</text:p>
          </table:table-cell>
          <table:table-cell/>
          <table:table-cell table:style-name="ce9" table:formula="of:=([.B38]-[.B$106])" office:value-type="float" office:value="-10.8543689320388" calcext:value-type="float">
            <text:p>-10.85</text:p>
          </table:table-cell>
          <table:table-cell table:style-name="ce9" table:formula="of:=([.C38]-[.C$106])" office:value-type="float" office:value="-46.5728155339806" calcext:value-type="float">
            <text:p>-46.57</text:p>
          </table:table-cell>
          <table:table-cell table:style-name="ce9" table:formula="of:=([.D38]-[.D$106])" office:value-type="float" office:value="4.69650485436895" calcext:value-type="float">
            <text:p>4.70</text:p>
          </table:table-cell>
          <table:table-cell/>
          <table:table-cell table:style-name="ce6" table:formula="of:=[.N38]*[.O38]" office:value-type="float" office:value="505.518522009615" calcext:value-type="float">
            <text:p>505.52</text:p>
          </table:table-cell>
          <table:table-cell table:style-name="ce6" table:formula="of:=[.N38]*[.P38]" office:value-type="float" office:value="-50.9775963804319" calcext:value-type="float">
            <text:p>-50.98</text:p>
          </table:table-cell>
          <table:table-cell table:style-name="ce6" table:formula="of:=[.O38]*[.P38]" office:value-type="float" office:value="-218.72945423697" calcext:value-type="float">
            <text:p>-218.73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table:style-name="ce6" office:value-type="float" office:value="37.13" calcext:value-type="float">
            <text:p>37.13</text:p>
          </table:table-cell>
          <table:table-cell/>
          <table:table-cell table:style-name="ce6" table:formula="of:=([.B39]-[.B$106])/[.B$108]" office:value-type="float" office:value="2.88563910630498" calcext:value-type="float">
            <text:p>2.89</text:p>
          </table:table-cell>
          <table:table-cell table:style-name="ce6" table:formula="of:=([.C39]-[.C$106])/[.C$108]" office:value-type="float" office:value="1.10121639478274" calcext:value-type="float">
            <text:p>1.10</text:p>
          </table:table-cell>
          <table:table-cell table:style-name="ce6" table:formula="of:=([.D39]-[.D$106])/[.D$108]" office:value-type="float" office:value="-2.17646166149466" calcext:value-type="float">
            <text:p>-2.18</text:p>
          </table:table-cell>
          <table:table-cell table:style-name="ce6"/>
          <table:table-cell table:style-name="ce6" table:formula="of:=[.F39]*[.G39]" office:value-type="float" office:value="3.17771309328925" calcext:value-type="float">
            <text:p>3.18</text:p>
          </table:table-cell>
          <table:table-cell table:style-name="ce6" table:formula="of:=[.F39]*[.H39]" office:value-type="float" office:value="-6.28048288378249" calcext:value-type="float">
            <text:p>-6.28</text:p>
          </table:table-cell>
          <table:table-cell table:style-name="ce6" table:formula="of:=[.G39]*[.H39]" office:value-type="float" office:value="-2.39675526425399" calcext:value-type="float">
            <text:p>-2.40</text:p>
          </table:table-cell>
          <table:table-cell/>
          <table:table-cell table:style-name="ce9" table:formula="of:=([.B39]-[.B$106])" office:value-type="float" office:value="52.1456310679612" calcext:value-type="float">
            <text:p>52.15</text:p>
          </table:table-cell>
          <table:table-cell table:style-name="ce9" table:formula="of:=([.C39]-[.C$106])" office:value-type="float" office:value="28.4271844660194" calcext:value-type="float">
            <text:p>28.43</text:p>
          </table:table-cell>
          <table:table-cell table:style-name="ce9" table:formula="of:=([.D39]-[.D$106])" office:value-type="float" office:value="-37.213495145631" calcext:value-type="float">
            <text:p>-37.21</text:p>
          </table:table-cell>
          <table:table-cell/>
          <table:table-cell table:style-name="ce6" table:formula="of:=[.N39]*[.O39]" office:value-type="float" office:value="1482.35347346593" calcext:value-type="float">
            <text:p>1482.35</text:p>
          </table:table-cell>
          <table:table-cell table:style-name="ce6" table:formula="of:=[.N39]*[.P39]" office:value-type="float" office:value="-1940.52118861344" calcext:value-type="float">
            <text:p>-1940.52</text:p>
          </table:table-cell>
          <table:table-cell table:style-name="ce6" table:formula="of:=[.O39]*[.P39]" office:value-type="float" office:value="-1057.87489113017" calcext:value-type="float">
            <text:p>-1057.87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81.46" calcext:value-type="float">
            <text:p>81.46</text:p>
          </table:table-cell>
          <table:table-cell/>
          <table:table-cell table:style-name="ce6" table:formula="of:=([.B40]-[.B$106])/[.B$108]" office:value-type="float" office:value="-0.545321856804981" calcext:value-type="float">
            <text:p>-0.55</text:p>
          </table:table-cell>
          <table:table-cell table:style-name="ce6" table:formula="of:=([.C40]-[.C$106])/[.C$108]" office:value-type="float" office:value="-1.92035891795105" calcext:value-type="float">
            <text:p>-1.92</text:p>
          </table:table-cell>
          <table:table-cell table:style-name="ce6" table:formula="of:=([.D40]-[.D$106])/[.D$108]" office:value-type="float" office:value="0.416214599536024" calcext:value-type="float">
            <text:p>0.42</text:p>
          </table:table-cell>
          <table:table-cell table:style-name="ce6"/>
          <table:table-cell table:style-name="ce6" table:formula="of:=[.F40]*[.G40]" office:value-type="float" office:value="1.04721369086907" calcext:value-type="float">
            <text:p>1.05</text:p>
          </table:table-cell>
          <table:table-cell table:style-name="ce6" table:formula="of:=[.F40]*[.H40]" office:value-type="float" office:value="-0.226970918248326" calcext:value-type="float">
            <text:p>-0.23</text:p>
          </table:table-cell>
          <table:table-cell table:style-name="ce6" table:formula="of:=[.G40]*[.H40]" office:value-type="float" office:value="-0.799281418000427" calcext:value-type="float">
            <text:p>-0.80</text:p>
          </table:table-cell>
          <table:table-cell/>
          <table:table-cell table:style-name="ce9" table:formula="of:=([.B40]-[.B$106])" office:value-type="float" office:value="-9.85436893203883" calcext:value-type="float">
            <text:p>-9.85</text:p>
          </table:table-cell>
          <table:table-cell table:style-name="ce9" table:formula="of:=([.C40]-[.C$106])" office:value-type="float" office:value="-49.5728155339806" calcext:value-type="float">
            <text:p>-49.57</text:p>
          </table:table-cell>
          <table:table-cell table:style-name="ce9" table:formula="of:=([.D40]-[.D$106])" office:value-type="float" office:value="7.11650485436894" calcext:value-type="float">
            <text:p>7.12</text:p>
          </table:table-cell>
          <table:table-cell/>
          <table:table-cell table:style-name="ce6" table:formula="of:=[.N40]*[.O40]" office:value-type="float" office:value="488.50881327175" calcext:value-type="float">
            <text:p>488.51</text:p>
          </table:table-cell>
          <table:table-cell table:style-name="ce6" table:formula="of:=[.N40]*[.P40]" office:value-type="float" office:value="-70.1286643415969" calcext:value-type="float">
            <text:p>-70.13</text:p>
          </table:table-cell>
          <table:table-cell table:style-name="ce6" table:formula="of:=[.O40]*[.P40]" office:value-type="float" office:value="-352.785182392309" calcext:value-type="float">
            <text:p>-352.79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83.07" calcext:value-type="float">
            <text:p>83.07</text:p>
          </table:table-cell>
          <table:table-cell/>
          <table:table-cell table:style-name="ce6" table:formula="of:=([.B41]-[.B$106])/[.B$108]" office:value-type="float" office:value="-0.43464569670466" calcext:value-type="float">
            <text:p>-0.43</text:p>
          </table:table-cell>
          <table:table-cell table:style-name="ce6" table:formula="of:=([.C41]-[.C$106])/[.C$108]" office:value-type="float" office:value="-1.99783520802114" calcext:value-type="float">
            <text:p>-2.00</text:p>
          </table:table-cell>
          <table:table-cell table:style-name="ce6" table:formula="of:=([.D41]-[.D$106])/[.D$108]" office:value-type="float" office:value="0.510376764667073" calcext:value-type="float">
            <text:p>0.51</text:p>
          </table:table-cell>
          <table:table-cell table:style-name="ce6"/>
          <table:table-cell table:style-name="ce6" table:formula="of:=[.F41]*[.G41]" office:value-type="float" office:value="0.868350475891448" calcext:value-type="float">
            <text:p>0.87</text:p>
          </table:table-cell>
          <table:table-cell table:style-name="ce6" table:formula="of:=[.F41]*[.H41]" office:value-type="float" office:value="-0.22183306446059" calcext:value-type="float">
            <text:p>-0.22</text:p>
          </table:table-cell>
          <table:table-cell table:style-name="ce6" table:formula="of:=[.G41]*[.H41]" office:value-type="float" office:value="-1.0196486698078" calcext:value-type="float">
            <text:p>-1.02</text:p>
          </table:table-cell>
          <table:table-cell/>
          <table:table-cell table:style-name="ce9" table:formula="of:=([.B41]-[.B$106])" office:value-type="float" office:value="-7.85436893203883" calcext:value-type="float">
            <text:p>-7.85</text:p>
          </table:table-cell>
          <table:table-cell table:style-name="ce9" table:formula="of:=([.C41]-[.C$106])" office:value-type="float" office:value="-51.5728155339806" calcext:value-type="float">
            <text:p>-51.57</text:p>
          </table:table-cell>
          <table:table-cell table:style-name="ce9" table:formula="of:=([.D41]-[.D$106])" office:value-type="float" office:value="8.72650485436894" calcext:value-type="float">
            <text:p>8.73</text:p>
          </table:table-cell>
          <table:table-cell/>
          <table:table-cell table:style-name="ce6" table:formula="of:=[.N41]*[.O41]" office:value-type="float" office:value="405.071920067867" calcext:value-type="float">
            <text:p>405.07</text:p>
          </table:table-cell>
          <table:table-cell table:style-name="ce6" table:formula="of:=[.N41]*[.P41]" office:value-type="float" office:value="-68.5411886134415" calcext:value-type="float">
            <text:p>-68.54</text:p>
          </table:table-cell>
          <table:table-cell table:style-name="ce6" table:formula="of:=[.O41]*[.P41]" office:value-type="float" office:value="-450.050425110755" calcext:value-type="float">
            <text:p>-450.05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table:style-name="ce6" office:value-type="float" office:value="50.83" calcext:value-type="float">
            <text:p>50.83</text:p>
          </table:table-cell>
          <table:table-cell/>
          <table:table-cell table:style-name="ce6" table:formula="of:=([.B42]-[.B$106])/[.B$108]" office:value-type="float" office:value="0.561439744198232" calcext:value-type="float">
            <text:p>0.56</text:p>
          </table:table-cell>
          <table:table-cell table:style-name="ce6" table:formula="of:=([.C42]-[.C$106])/[.C$108]" office:value-type="float" office:value="1.10121639478274" calcext:value-type="float">
            <text:p>1.10</text:p>
          </table:table-cell>
          <table:table-cell table:style-name="ce6" table:formula="of:=([.D42]-[.D$106])/[.D$108]" office:value-type="float" office:value="-1.37520597062797" calcext:value-type="float">
            <text:p>-1.38</text:p>
          </table:table-cell>
          <table:table-cell table:style-name="ce6"/>
          <table:table-cell table:style-name="ce6" table:formula="of:=[.F42]*[.G42]" office:value-type="float" office:value="0.61826665099372" calcext:value-type="float">
            <text:p>0.62</text:p>
          </table:table-cell>
          <table:table-cell table:style-name="ce6" table:formula="of:=[.F42]*[.H42]" office:value-type="float" office:value="-0.772095288369247" calcext:value-type="float">
            <text:p>-0.77</text:p>
          </table:table-cell>
          <table:table-cell table:style-name="ce6" table:formula="of:=[.G42]*[.H42]" office:value-type="float" office:value="-1.51439936105863" calcext:value-type="float">
            <text:p>-1.51</text:p>
          </table:table-cell>
          <table:table-cell/>
          <table:table-cell table:style-name="ce9" table:formula="of:=([.B42]-[.B$106])" office:value-type="float" office:value="10.1456310679612" calcext:value-type="float">
            <text:p>10.15</text:p>
          </table:table-cell>
          <table:table-cell table:style-name="ce9" table:formula="of:=([.C42]-[.C$106])" office:value-type="float" office:value="28.4271844660194" calcext:value-type="float">
            <text:p>28.43</text:p>
          </table:table-cell>
          <table:table-cell table:style-name="ce9" table:formula="of:=([.D42]-[.D$106])" office:value-type="float" office:value="-23.5134951456311" calcext:value-type="float">
            <text:p>-23.51</text:p>
          </table:table-cell>
          <table:table-cell/>
          <table:table-cell table:style-name="ce6" table:formula="of:=[.N42]*[.O42]" office:value-type="float" office:value="288.41172589311" calcext:value-type="float">
            <text:p>288.41</text:p>
          </table:table-cell>
          <table:table-cell table:style-name="ce6" table:formula="of:=[.N42]*[.P42]" office:value-type="float" office:value="-238.559246865868" calcext:value-type="float">
            <text:p>-238.56</text:p>
          </table:table-cell>
          <table:table-cell table:style-name="ce6" table:formula="of:=[.O42]*[.P42]" office:value-type="float" office:value="-668.422463945706" calcext:value-type="float">
            <text:p>-668.42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82.27" calcext:value-type="float">
            <text:p>82.27</text:p>
          </table:table-cell>
          <table:table-cell/>
          <table:table-cell table:style-name="ce6" table:formula="of:=([.B43]-[.B$106])/[.B$108]" office:value-type="float" office:value="-0.268631456554178" calcext:value-type="float">
            <text:p>-0.27</text:p>
          </table:table-cell>
          <table:table-cell table:style-name="ce6" table:formula="of:=([.C43]-[.C$106])/[.C$108]" office:value-type="float" office:value="-1.41676303249541" calcext:value-type="float">
            <text:p>-1.42</text:p>
          </table:table-cell>
          <table:table-cell table:style-name="ce6" table:formula="of:=([.D43]-[.D$106])/[.D$108]" office:value-type="float" office:value="0.463588111185807" calcext:value-type="float">
            <text:p>0.46</text:p>
          </table:table-cell>
          <table:table-cell table:style-name="ce6"/>
          <table:table-cell table:style-name="ce6" table:formula="of:=[.F43]*[.G43]" office:value-type="float" office:value="0.380587117011357" calcext:value-type="float">
            <text:p>0.38</text:p>
          </table:table-cell>
          <table:table-cell table:style-name="ce6" table:formula="of:=[.F43]*[.H43]" office:value-type="float" office:value="-0.124534349549043" calcext:value-type="float">
            <text:p>-0.12</text:p>
          </table:table-cell>
          <table:table-cell table:style-name="ce6" table:formula="of:=[.G43]*[.H43]" office:value-type="float" office:value="-0.656794498232425" calcext:value-type="float">
            <text:p>-0.66</text:p>
          </table:table-cell>
          <table:table-cell/>
          <table:table-cell table:style-name="ce9" table:formula="of:=([.B43]-[.B$106])" office:value-type="float" office:value="-4.85436893203883" calcext:value-type="float">
            <text:p>-4.85</text:p>
          </table:table-cell>
          <table:table-cell table:style-name="ce9" table:formula="of:=([.C43]-[.C$106])" office:value-type="float" office:value="-36.5728155339806" calcext:value-type="float">
            <text:p>-36.57</text:p>
          </table:table-cell>
          <table:table-cell table:style-name="ce9" table:formula="of:=([.D43]-[.D$106])" office:value-type="float" office:value="7.92650485436894" calcext:value-type="float">
            <text:p>7.93</text:p>
          </table:table-cell>
          <table:table-cell/>
          <table:table-cell table:style-name="ce6" table:formula="of:=[.N43]*[.O43]" office:value-type="float" office:value="177.537939485343" calcext:value-type="float">
            <text:p>177.54</text:p>
          </table:table-cell>
          <table:table-cell table:style-name="ce6" table:formula="of:=[.N43]*[.P43]" office:value-type="float" office:value="-38.4781789047036" calcext:value-type="float">
            <text:p>-38.48</text:p>
          </table:table-cell>
          <table:table-cell table:style-name="ce6" table:formula="of:=[.O43]*[.P43]" office:value-type="float" office:value="-289.894599868037" calcext:value-type="float">
            <text:p>-289.89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78.24" calcext:value-type="float">
            <text:p>78.24</text:p>
          </table:table-cell>
          <table:table-cell/>
          <table:table-cell table:style-name="ce6" table:formula="of:=([.B44]-[.B$106])/[.B$108]" office:value-type="float" office:value="-0.655998016905303" calcext:value-type="float">
            <text:p>-0.66</text:p>
          </table:table-cell>
          <table:table-cell table:style-name="ce6" table:formula="of:=([.C44]-[.C$106])/[.C$108]" office:value-type="float" office:value="-0.448309406619202" calcext:value-type="float">
            <text:p>-0.45</text:p>
          </table:table-cell>
          <table:table-cell table:style-name="ce6" table:formula="of:=([.D44]-[.D$106])/[.D$108]" office:value-type="float" office:value="0.227890269273926" calcext:value-type="float">
            <text:p>0.23</text:p>
          </table:table-cell>
          <table:table-cell table:style-name="ce6"/>
          <table:table-cell table:style-name="ce6" table:formula="of:=[.F44]*[.G44]" office:value-type="float" office:value="0.294090081702189" calcext:value-type="float">
            <text:p>0.29</text:p>
          </table:table-cell>
          <table:table-cell table:style-name="ce6" table:formula="of:=[.F44]*[.H44]" office:value-type="float" office:value="-0.149495564715711" calcext:value-type="float">
            <text:p>-0.15</text:p>
          </table:table-cell>
          <table:table-cell table:style-name="ce6" table:formula="of:=[.G44]*[.H44]" office:value-type="float" office:value="-0.102165351392484" calcext:value-type="float">
            <text:p>-0.10</text:p>
          </table:table-cell>
          <table:table-cell/>
          <table:table-cell table:style-name="ce9" table:formula="of:=([.B44]-[.B$106])" office:value-type="float" office:value="-11.8543689320388" calcext:value-type="float">
            <text:p>-11.85</text:p>
          </table:table-cell>
          <table:table-cell table:style-name="ce9" table:formula="of:=([.C44]-[.C$106])" office:value-type="float" office:value="-11.5728155339806" calcext:value-type="float">
            <text:p>-11.57</text:p>
          </table:table-cell>
          <table:table-cell table:style-name="ce9" table:formula="of:=([.D44]-[.D$106])" office:value-type="float" office:value="3.89650485436894" calcext:value-type="float">
            <text:p>3.90</text:p>
          </table:table-cell>
          <table:table-cell/>
          <table:table-cell table:style-name="ce6" table:formula="of:=[.N44]*[.O44]" office:value-type="float" office:value="137.188424922236" calcext:value-type="float">
            <text:p>137.19</text:p>
          </table:table-cell>
          <table:table-cell table:style-name="ce6" table:formula="of:=[.N44]*[.P44]" office:value-type="float" office:value="-46.1906060891697" calcext:value-type="float">
            <text:p>-46.19</text:p>
          </table:table-cell>
          <table:table-cell table:style-name="ce6" table:formula="of:=[.O44]*[.P44]" office:value-type="float" office:value="-45.0935319068716" calcext:value-type="float">
            <text:p>-45.09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72.6" calcext:value-type="float">
            <text:p>72.60</text:p>
          </table:table-cell>
          <table:table-cell/>
          <table:table-cell table:style-name="ce6" table:formula="of:=([.B45]-[.B$106])/[.B$108]" office:value-type="float" office:value="0.782792064398875" calcext:value-type="float">
            <text:p>0.78</text:p>
          </table:table-cell>
          <table:table-cell table:style-name="ce6" table:formula="of:=([.C45]-[.C$106])/[.C$108]" office:value-type="float" office:value="0.132762768906526" calcext:value-type="float">
            <text:p>0.13</text:p>
          </table:table-cell>
          <table:table-cell table:style-name="ce6" table:formula="of:=([.D45]-[.D$106])/[.D$108]" office:value-type="float" office:value="-0.101969737769002" calcext:value-type="float">
            <text:p>-0.10</text:p>
          </table:table-cell>
          <table:table-cell table:style-name="ce6"/>
          <table:table-cell table:style-name="ce6" table:formula="of:=[.F45]*[.G45]" office:value-type="float" office:value="0.10392564194765" calcext:value-type="float">
            <text:p>0.10</text:p>
          </table:table-cell>
          <table:table-cell table:style-name="ce6" table:formula="of:=[.F45]*[.H45]" office:value-type="float" office:value="-0.0798211015344092" calcext:value-type="float">
            <text:p>-0.08</text:p>
          </table:table-cell>
          <table:table-cell table:style-name="ce6" table:formula="of:=[.G45]*[.H45]" office:value-type="float" office:value="-0.0135377847308851" calcext:value-type="float">
            <text:p>-0.01</text:p>
          </table:table-cell>
          <table:table-cell/>
          <table:table-cell table:style-name="ce9" table:formula="of:=([.B45]-[.B$106])" office:value-type="float" office:value="14.1456310679612" calcext:value-type="float">
            <text:p>14.15</text:p>
          </table:table-cell>
          <table:table-cell table:style-name="ce9" table:formula="of:=([.C45]-[.C$106])" office:value-type="float" office:value="3.42718446601942" calcext:value-type="float">
            <text:p>3.43</text:p>
          </table:table-cell>
          <table:table-cell table:style-name="ce9" table:formula="of:=([.D45]-[.D$106])" office:value-type="float" office:value="-1.74349514563106" calcext:value-type="float">
            <text:p>-1.74</text:p>
          </table:table-cell>
          <table:table-cell/>
          <table:table-cell table:style-name="ce6" table:formula="of:=[.N45]*[.O45]" office:value-type="float" office:value="48.4796870581582" calcext:value-type="float">
            <text:p>48.48</text:p>
          </table:table-cell>
          <table:table-cell table:style-name="ce6" table:formula="of:=[.N45]*[.P45]" office:value-type="float" office:value="-24.6628390988782" calcext:value-type="float">
            <text:p>-24.66</text:p>
          </table:table-cell>
          <table:table-cell table:style-name="ce6" table:formula="of:=[.O45]*[.P45]" office:value-type="float" office:value="-5.97527947968703" calcext:value-type="float">
            <text:p>-5.98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74.21" calcext:value-type="float">
            <text:p>74.21</text:p>
          </table:table-cell>
          <table:table-cell/>
          <table:table-cell table:style-name="ce6" table:formula="of:=([.B46]-[.B$106])/[.B$108]" office:value-type="float" office:value="0.118735103796947" calcext:value-type="float">
            <text:p>0.12</text:p>
          </table:table-cell>
          <table:table-cell table:style-name="ce6" table:formula="of:=([.C46]-[.C$106])/[.C$108]" office:value-type="float" office:value="0.520144219257011" calcext:value-type="float">
            <text:p>0.52</text:p>
          </table:table-cell>
          <table:table-cell table:style-name="ce6" table:formula="of:=([.D46]-[.D$106])/[.D$108]" office:value-type="float" office:value="-0.00780757263795354" calcext:value-type="float">
            <text:p>-0.01</text:p>
          </table:table-cell>
          <table:table-cell table:style-name="ce6"/>
          <table:table-cell table:style-name="ce6" table:formula="of:=[.F46]*[.G46]" office:value-type="float" office:value="0.0617593778628629" calcext:value-type="float">
            <text:p>0.06</text:p>
          </table:table-cell>
          <table:table-cell table:style-name="ce6" table:formula="of:=[.F46]*[.H46]" office:value-type="float" office:value="-0.000927032947569614" calcext:value-type="float">
            <text:p>0.00</text:p>
          </table:table-cell>
          <table:table-cell table:style-name="ce6" table:formula="of:=[.G46]*[.H46]" office:value-type="float" office:value="-0.00406106377406074" calcext:value-type="float">
            <text:p>0.00</text:p>
          </table:table-cell>
          <table:table-cell/>
          <table:table-cell table:style-name="ce9" table:formula="of:=([.B46]-[.B$106])" office:value-type="float" office:value="2.14563106796117" calcext:value-type="float">
            <text:p>2.15</text:p>
          </table:table-cell>
          <table:table-cell table:style-name="ce9" table:formula="of:=([.C46]-[.C$106])" office:value-type="float" office:value="13.4271844660194" calcext:value-type="float">
            <text:p>13.43</text:p>
          </table:table-cell>
          <table:table-cell table:style-name="ce9" table:formula="of:=([.D46]-[.D$106])" office:value-type="float" office:value="-0.133495145631059" calcext:value-type="float">
            <text:p>-0.13</text:p>
          </table:table-cell>
          <table:table-cell/>
          <table:table-cell table:style-name="ce6" table:formula="of:=[.N46]*[.O46]" office:value-type="float" office:value="28.8097841455368" calcext:value-type="float">
            <text:p>28.81</text:p>
          </table:table-cell>
          <table:table-cell table:style-name="ce6" table:formula="of:=[.N46]*[.P46]" office:value-type="float" office:value="-0.286431331888001" calcext:value-type="float">
            <text:p>-0.29</text:p>
          </table:table-cell>
          <table:table-cell table:style-name="ce6" table:formula="of:=[.O46]*[.P46]" office:value-type="float" office:value="-1.79246394570636" calcext:value-type="float">
            <text:p>-1.79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75.82" calcext:value-type="float">
            <text:p>75.82</text:p>
          </table:table-cell>
          <table:table-cell/>
          <table:table-cell table:style-name="ce6" table:formula="of:=([.B47]-[.B$106])/[.B$108]" office:value-type="float" office:value="0.063397023746786" calcext:value-type="float">
            <text:p>0.06</text:p>
          </table:table-cell>
          <table:table-cell table:style-name="ce6" table:formula="of:=([.C47]-[.C$106])/[.C$108]" office:value-type="float" office:value="-0.254618681443959" calcext:value-type="float">
            <text:p>-0.25</text:p>
          </table:table-cell>
          <table:table-cell table:style-name="ce6" table:formula="of:=([.D47]-[.D$106])/[.D$108]" office:value-type="float" office:value="0.0863545924930953" calcext:value-type="float">
            <text:p>0.09</text:p>
          </table:table-cell>
          <table:table-cell table:style-name="ce6"/>
          <table:table-cell table:style-name="ce6" table:formula="of:=[.F47]*[.G47]" office:value-type="float" office:value="-0.016142066593878" calcext:value-type="float">
            <text:p>-0.02</text:p>
          </table:table-cell>
          <table:table-cell table:style-name="ce6" table:formula="of:=[.F47]*[.H47]" office:value-type="float" office:value="0.00547462415092879" calcext:value-type="float">
            <text:p>0.01</text:p>
          </table:table-cell>
          <table:table-cell table:style-name="ce6" table:formula="of:=[.G47]*[.H47]" office:value-type="float" office:value="-0.0219874924772224" calcext:value-type="float">
            <text:p>-0.02</text:p>
          </table:table-cell>
          <table:table-cell/>
          <table:table-cell table:style-name="ce9" table:formula="of:=([.B47]-[.B$106])" office:value-type="float" office:value="1.14563106796117" calcext:value-type="float">
            <text:p>1.15</text:p>
          </table:table-cell>
          <table:table-cell table:style-name="ce9" table:formula="of:=([.C47]-[.C$106])" office:value-type="float" office:value="-6.57281553398058" calcext:value-type="float">
            <text:p>-6.57</text:p>
          </table:table-cell>
          <table:table-cell table:style-name="ce9" table:formula="of:=([.D47]-[.D$106])" office:value-type="float" office:value="1.47650485436894" calcext:value-type="float">
            <text:p>1.48</text:p>
          </table:table-cell>
          <table:table-cell/>
          <table:table-cell table:style-name="ce6" table:formula="of:=[.N47]*[.O47]" office:value-type="float" office:value="-7.53002167970591" calcext:value-type="float">
            <text:p>-7.53</text:p>
          </table:table-cell>
          <table:table-cell table:style-name="ce6" table:formula="of:=[.N47]*[.P47]" office:value-type="float" office:value="1.69152983316053" calcext:value-type="float">
            <text:p>1.69</text:p>
          </table:table-cell>
          <table:table-cell table:style-name="ce6" table:formula="of:=[.O47]*[.P47]" office:value-type="float" office:value="-9.70479404279391" calcext:value-type="float">
            <text:p>-9.70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70.98" calcext:value-type="float">
            <text:p>70.98</text:p>
          </table:table-cell>
          <table:table-cell/>
          <table:table-cell table:style-name="ce6" table:formula="of:=([.B48]-[.B$106])/[.B$108]" office:value-type="float" office:value="0.39542550404775" calcext:value-type="float">
            <text:p>0.40</text:p>
          </table:table-cell>
          <table:table-cell table:style-name="ce6" table:formula="of:=([.C48]-[.C$106])/[.C$108]" office:value-type="float" office:value="-1.22307230732017" calcext:value-type="float">
            <text:p>-1.22</text:p>
          </table:table-cell>
          <table:table-cell table:style-name="ce6" table:formula="of:=([.D48]-[.D$106])/[.D$108]" office:value-type="float" office:value="-0.196716761068566" calcext:value-type="float">
            <text:p>-0.20</text:p>
          </table:table-cell>
          <table:table-cell table:style-name="ce6"/>
          <table:table-cell table:style-name="ce6" table:formula="of:=[.F48]*[.G48]" office:value-type="float" office:value="-0.483633983608924" calcext:value-type="float">
            <text:p>-0.48</text:p>
          </table:table-cell>
          <table:table-cell table:style-name="ce6" table:formula="of:=[.F48]*[.H48]" office:value-type="float" office:value="-0.0777868244001787" calcext:value-type="float">
            <text:p>-0.08</text:p>
          </table:table-cell>
          <table:table-cell table:style-name="ce6" table:formula="of:=[.G48]*[.H48]" office:value-type="float" office:value="0.240598822848682" calcext:value-type="float">
            <text:p>0.24</text:p>
          </table:table-cell>
          <table:table-cell/>
          <table:table-cell table:style-name="ce9" table:formula="of:=([.B48]-[.B$106])" office:value-type="float" office:value="7.14563106796117" calcext:value-type="float">
            <text:p>7.15</text:p>
          </table:table-cell>
          <table:table-cell table:style-name="ce9" table:formula="of:=([.C48]-[.C$106])" office:value-type="float" office:value="-31.5728155339806" calcext:value-type="float">
            <text:p>-31.57</text:p>
          </table:table-cell>
          <table:table-cell table:style-name="ce9" table:formula="of:=([.D48]-[.D$106])" office:value-type="float" office:value="-3.36349514563105" calcext:value-type="float">
            <text:p>-3.36</text:p>
          </table:table-cell>
          <table:table-cell/>
          <table:table-cell table:style-name="ce6" table:formula="of:=[.N48]*[.O48]" office:value-type="float" office:value="-225.607691582619" calcext:value-type="float">
            <text:p>-225.61</text:p>
          </table:table-cell>
          <table:table-cell table:style-name="ce6" table:formula="of:=[.N48]*[.P48]" office:value-type="float" office:value="-24.0342954095578" calcext:value-type="float">
            <text:p>-24.03</text:p>
          </table:table-cell>
          <table:table-cell table:style-name="ce6" table:formula="of:=[.O48]*[.P48]" office:value-type="float" office:value="106.195011782448" calcext:value-type="float">
            <text:p>106.20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97.58" calcext:value-type="float">
            <text:p>97.58</text:p>
          </table:table-cell>
          <table:table-cell/>
          <table:table-cell table:style-name="ce6" table:formula="of:=([.B49]-[.B$106])/[.B$108]" office:value-type="float" office:value="-0.766674177005624" calcext:value-type="float">
            <text:p>-0.77</text:p>
          </table:table-cell>
          <table:table-cell table:style-name="ce6" table:formula="of:=([.C49]-[.C$106])/[.C$108]" office:value-type="float" office:value="-0.254618681443959" calcext:value-type="float">
            <text:p>-0.25</text:p>
          </table:table-cell>
          <table:table-cell table:style-name="ce6" table:formula="of:=([.D49]-[.D$106])/[.D$108]" office:value-type="float" office:value="1.35900596718354" calcext:value-type="float">
            <text:p>1.36</text:p>
          </table:table-cell>
          <table:table-cell table:style-name="ce6"/>
          <table:table-cell table:style-name="ce6" table:formula="of:=[.F49]*[.G49]" office:value-type="float" office:value="0.195209568046305" calcext:value-type="float">
            <text:p>0.20</text:p>
          </table:table-cell>
          <table:table-cell table:style-name="ce6" table:formula="of:=[.F49]*[.H49]" office:value-type="float" office:value="-1.04191478143618" calcext:value-type="float">
            <text:p>-1.04</text:p>
          </table:table-cell>
          <table:table-cell table:style-name="ce6" table:formula="of:=[.G49]*[.H49]" office:value-type="float" office:value="-0.346028307438747" calcext:value-type="float">
            <text:p>-0.35</text:p>
          </table:table-cell>
          <table:table-cell/>
          <table:table-cell table:style-name="ce9" table:formula="of:=([.B49]-[.B$106])" office:value-type="float" office:value="-13.8543689320388" calcext:value-type="float">
            <text:p>-13.85</text:p>
          </table:table-cell>
          <table:table-cell table:style-name="ce9" table:formula="of:=([.C49]-[.C$106])" office:value-type="float" office:value="-6.57281553398058" calcext:value-type="float">
            <text:p>-6.57</text:p>
          </table:table-cell>
          <table:table-cell table:style-name="ce9" table:formula="of:=([.D49]-[.D$106])" office:value-type="float" office:value="23.2365048543689" calcext:value-type="float">
            <text:p>23.24</text:p>
          </table:table-cell>
          <table:table-cell/>
          <table:table-cell table:style-name="ce6" table:formula="of:=[.N49]*[.O49]" office:value-type="float" office:value="91.0622113300028" calcext:value-type="float">
            <text:p>91.06</text:p>
          </table:table-cell>
          <table:table-cell table:style-name="ce6" table:formula="of:=[.N49]*[.P49]" office:value-type="float" office:value="-321.927110943539" calcext:value-type="float">
            <text:p>-321.93</text:p>
          </table:table-cell>
          <table:table-cell table:style-name="ce6" table:formula="of:=[.O49]*[.P49]" office:value-type="float" office:value="-152.729260062211" calcext:value-type="float">
            <text:p>-152.73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67.76" calcext:value-type="float">
            <text:p>67.76</text:p>
          </table:table-cell>
          <table:table-cell/>
          <table:table-cell table:style-name="ce6" table:formula="of:=([.B50]-[.B$106])/[.B$108]" office:value-type="float" office:value="-0.102617216403696" calcext:value-type="float">
            <text:p>-0.10</text:p>
          </table:table-cell>
          <table:table-cell table:style-name="ce6" table:formula="of:=([.C50]-[.C$106])/[.C$108]" office:value-type="float" office:value="-0.642000131794444" calcext:value-type="float">
            <text:p>-0.64</text:p>
          </table:table-cell>
          <table:table-cell table:style-name="ce6" table:formula="of:=([.D50]-[.D$106])/[.D$108]" office:value-type="float" office:value="-0.385041091330664" calcext:value-type="float">
            <text:p>-0.39</text:p>
          </table:table-cell>
          <table:table-cell table:style-name="ce6"/>
          <table:table-cell table:style-name="ce6" table:formula="of:=[.F50]*[.G50]" office:value-type="float" office:value="0.0658802664555518" calcext:value-type="float">
            <text:p>0.07</text:p>
          </table:table-cell>
          <table:table-cell table:style-name="ce6" table:formula="of:=[.F50]*[.H50]" office:value-type="float" office:value="0.039511844993394" calcext:value-type="float">
            <text:p>0.04</text:p>
          </table:table-cell>
          <table:table-cell table:style-name="ce6" table:formula="of:=[.G50]*[.H50]" office:value-type="float" office:value="0.247196431380563" calcext:value-type="float">
            <text:p>0.25</text:p>
          </table:table-cell>
          <table:table-cell/>
          <table:table-cell table:style-name="ce9" table:formula="of:=([.B50]-[.B$106])" office:value-type="float" office:value="-1.85436893203883" calcext:value-type="float">
            <text:p>-1.85</text:p>
          </table:table-cell>
          <table:table-cell table:style-name="ce9" table:formula="of:=([.C50]-[.C$106])" office:value-type="float" office:value="-16.5728155339806" calcext:value-type="float">
            <text:p>-16.57</text:p>
          </table:table-cell>
          <table:table-cell table:style-name="ce9" table:formula="of:=([.D50]-[.D$106])" office:value-type="float" office:value="-6.58349514563105" calcext:value-type="float">
            <text:p>-6.58</text:p>
          </table:table-cell>
          <table:table-cell/>
          <table:table-cell table:style-name="ce6" table:formula="of:=[.N50]*[.O50]" office:value-type="float" office:value="30.7321142426242" calcext:value-type="float">
            <text:p>30.73</text:p>
          </table:table-cell>
          <table:table-cell table:style-name="ce6" table:formula="of:=[.N50]*[.P50]" office:value-type="float" office:value="12.2082288622867" calcext:value-type="float">
            <text:p>12.21</text:p>
          </table:table-cell>
          <table:table-cell table:style-name="ce6" table:formula="of:=[.O50]*[.P50]" office:value-type="float" office:value="109.1070506174" calcext:value-type="float">
            <text:p>109.11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75.01" calcext:value-type="float">
            <text:p>75.01</text:p>
          </table:table-cell>
          <table:table-cell/>
          <table:table-cell table:style-name="ce6" table:formula="of:=([.B51]-[.B$106])/[.B$108]" office:value-type="float" office:value="-0.655998016905303" calcext:value-type="float">
            <text:p>-0.66</text:p>
          </table:table-cell>
          <table:table-cell table:style-name="ce6" table:formula="of:=([.C51]-[.C$106])/[.C$108]" office:value-type="float" office:value="0.907525669607495" calcext:value-type="float">
            <text:p>0.91</text:p>
          </table:table-cell>
          <table:table-cell table:style-name="ce6" table:formula="of:=([.D51]-[.D$106])/[.D$108]" office:value-type="float" office:value="0.0389810808433136" calcext:value-type="float">
            <text:p>0.04</text:p>
          </table:table-cell>
          <table:table-cell table:style-name="ce6"/>
          <table:table-cell table:style-name="ce6" table:formula="of:=[.F51]*[.G51]" office:value-type="float" office:value="-0.595335039553174" calcext:value-type="float">
            <text:p>-0.60</text:p>
          </table:table-cell>
          <table:table-cell table:style-name="ce6" table:formula="of:=[.F51]*[.H51]" office:value-type="float" office:value="-0.025571511730039" calcext:value-type="float">
            <text:p>-0.03</text:p>
          </table:table-cell>
          <table:table-cell table:style-name="ce6" table:formula="of:=[.G51]*[.H51]" office:value-type="float" office:value="0.0353763314943521" calcext:value-type="float">
            <text:p>0.04</text:p>
          </table:table-cell>
          <table:table-cell/>
          <table:table-cell table:style-name="ce9" table:formula="of:=([.B51]-[.B$106])" office:value-type="float" office:value="-11.8543689320388" calcext:value-type="float">
            <text:p>-11.85</text:p>
          </table:table-cell>
          <table:table-cell table:style-name="ce9" table:formula="of:=([.C51]-[.C$106])" office:value-type="float" office:value="23.4271844660194" calcext:value-type="float">
            <text:p>23.43</text:p>
          </table:table-cell>
          <table:table-cell table:style-name="ce9" table:formula="of:=([.D51]-[.D$106])" office:value-type="float" office:value="0.666504854368952" calcext:value-type="float">
            <text:p>0.67</text:p>
          </table:table-cell>
          <table:table-cell/>
          <table:table-cell table:style-name="ce6" table:formula="of:=[.N51]*[.O51]" office:value-type="float" office:value="-277.714487699123" calcext:value-type="float">
            <text:p>-277.71</text:p>
          </table:table-cell>
          <table:table-cell table:style-name="ce6" table:formula="of:=[.N51]*[.P51]" office:value-type="float" office:value="-7.90099443868438" calcext:value-type="float">
            <text:p>-7.90</text:p>
          </table:table-cell>
          <table:table-cell table:style-name="ce6" table:formula="of:=[.O51]*[.P51]" office:value-type="float" office:value="15.6143321707989" calcext:value-type="float">
            <text:p>15.61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73.4" calcext:value-type="float">
            <text:p>73.40</text:p>
          </table:table-cell>
          <table:table-cell/>
          <table:table-cell table:style-name="ce6" table:formula="of:=([.B52]-[.B$106])/[.B$108]" office:value-type="float" office:value="-0.0472791363535353" calcext:value-type="float">
            <text:p>-0.05</text:p>
          </table:table-cell>
          <table:table-cell table:style-name="ce6" table:formula="of:=([.C52]-[.C$106])/[.C$108]" office:value-type="float" office:value="-0.254618681443959" calcext:value-type="float">
            <text:p>-0.25</text:p>
          </table:table-cell>
          <table:table-cell table:style-name="ce6" table:formula="of:=([.D52]-[.D$106])/[.D$108]" office:value-type="float" office:value="-0.0551810842877352" calcext:value-type="float">
            <text:p>-0.06</text:p>
          </table:table-cell>
          <table:table-cell table:style-name="ce6"/>
          <table:table-cell table:style-name="ce6" table:formula="of:=[.F52]*[.G52]" office:value-type="float" office:value="0.0120381513581463" calcext:value-type="float">
            <text:p>0.01</text:p>
          </table:table-cell>
          <table:table-cell table:style-name="ce6" table:formula="of:=[.F52]*[.H52]" office:value-type="float" office:value="0.00260891400817576" calcext:value-type="float">
            <text:p>0.00</text:p>
          </table:table-cell>
          <table:table-cell table:style-name="ce6" table:formula="of:=[.G52]*[.H52]" office:value-type="float" office:value="0.0140501349219911" calcext:value-type="float">
            <text:p>0.01</text:p>
          </table:table-cell>
          <table:table-cell/>
          <table:table-cell table:style-name="ce9" table:formula="of:=([.B52]-[.B$106])" office:value-type="float" office:value="-0.854368932038835" calcext:value-type="float">
            <text:p>-0.85</text:p>
          </table:table-cell>
          <table:table-cell table:style-name="ce9" table:formula="of:=([.C52]-[.C$106])" office:value-type="float" office:value="-6.57281553398058" calcext:value-type="float">
            <text:p>-6.57</text:p>
          </table:table-cell>
          <table:table-cell table:style-name="ce9" table:formula="of:=([.D52]-[.D$106])" office:value-type="float" office:value="-0.943495145631047" calcext:value-type="float">
            <text:p>-0.94</text:p>
          </table:table-cell>
          <table:table-cell/>
          <table:table-cell table:style-name="ce6" table:formula="of:=[.N52]*[.O52]" office:value-type="float" office:value="5.61560938825525" calcext:value-type="float">
            <text:p>5.62</text:p>
          </table:table-cell>
          <table:table-cell table:style-name="ce6" table:formula="of:=[.N52]*[.P52]" office:value-type="float" office:value="0.806092939956622" calcext:value-type="float">
            <text:p>0.81</text:p>
          </table:table-cell>
          <table:table-cell table:style-name="ce6" table:formula="of:=[.O52]*[.P52]" office:value-type="float" office:value="6.20141954943902" calcext:value-type="float">
            <text:p>6.20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93.55" calcext:value-type="float">
            <text:p>93.55</text:p>
          </table:table-cell>
          <table:table-cell/>
          <table:table-cell table:style-name="ce6" table:formula="of:=([.B53]-[.B$106])/[.B$108]" office:value-type="float" office:value="-1.09870265730659" calcext:value-type="float">
            <text:p>-1.10</text:p>
          </table:table-cell>
          <table:table-cell table:style-name="ce6" table:formula="of:=([.C53]-[.C$106])/[.C$108]" office:value-type="float" office:value="-0.835690856969687" calcext:value-type="float">
            <text:p>-0.84</text:p>
          </table:table-cell>
          <table:table-cell table:style-name="ce6" table:formula="of:=([.D53]-[.D$106])/[.D$108]" office:value-type="float" office:value="1.12330812527166" calcext:value-type="float">
            <text:p>1.12</text:p>
          </table:table-cell>
          <table:table-cell table:style-name="ce6"/>
          <table:table-cell table:style-name="ce6" table:formula="of:=[.F53]*[.G53]" office:value-type="float" office:value="0.918175765239415" calcext:value-type="float">
            <text:p>0.92</text:p>
          </table:table-cell>
          <table:table-cell table:style-name="ce6" table:formula="of:=[.F53]*[.H53]" office:value-type="float" office:value="-1.23418162221006" calcext:value-type="float">
            <text:p>-1.23</text:p>
          </table:table-cell>
          <table:table-cell table:style-name="ce6" table:formula="of:=[.G53]*[.H53]" office:value-type="float" office:value="-0.938738329849289" calcext:value-type="float">
            <text:p>-0.94</text:p>
          </table:table-cell>
          <table:table-cell/>
          <table:table-cell table:style-name="ce9" table:formula="of:=([.B53]-[.B$106])" office:value-type="float" office:value="-19.8543689320388" calcext:value-type="float">
            <text:p>-19.85</text:p>
          </table:table-cell>
          <table:table-cell table:style-name="ce9" table:formula="of:=([.C53]-[.C$106])" office:value-type="float" office:value="-21.5728155339806" calcext:value-type="float">
            <text:p>-21.57</text:p>
          </table:table-cell>
          <table:table-cell table:style-name="ce9" table:formula="of:=([.D53]-[.D$106])" office:value-type="float" office:value="19.2065048543689" calcext:value-type="float">
            <text:p>19.21</text:p>
          </table:table-cell>
          <table:table-cell/>
          <table:table-cell table:style-name="ce6" table:formula="of:=[.N53]*[.O53]" office:value-type="float" office:value="428.314638514469" calcext:value-type="float">
            <text:p>428.31</text:p>
          </table:table-cell>
          <table:table-cell table:style-name="ce6" table:formula="of:=[.N53]*[.P53]" office:value-type="float" office:value="-381.333033273636" calcext:value-type="float">
            <text:p>-381.33</text:p>
          </table:table-cell>
          <table:table-cell table:style-name="ce6" table:formula="of:=[.O53]*[.P53]" office:value-type="float" office:value="-414.338386275804" calcext:value-type="float">
            <text:p>-414.34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58.89" calcext:value-type="float">
            <text:p>58.89</text:p>
          </table:table-cell>
          <table:table-cell/>
          <table:table-cell table:style-name="ce6" table:formula="of:=([.B54]-[.B$106])/[.B$108]" office:value-type="float" office:value="1.77887750530177" calcext:value-type="float">
            <text:p>1.78</text:p>
          </table:table-cell>
          <table:table-cell table:style-name="ce6" table:formula="of:=([.C54]-[.C$106])/[.C$108]" office:value-type="float" office:value="0.907525669607495" calcext:value-type="float">
            <text:p>0.91</text:p>
          </table:table-cell>
          <table:table-cell table:style-name="ce6" table:formula="of:=([.D54]-[.D$106])/[.D$108]" office:value-type="float" office:value="-0.903810286804207" calcext:value-type="float">
            <text:p>-0.90</text:p>
          </table:table-cell>
          <table:table-cell table:style-name="ce6"/>
          <table:table-cell table:style-name="ce6" table:formula="of:=[.F54]*[.G54]" office:value-type="float" office:value="1.6143769991487" calcext:value-type="float">
            <text:p>1.61</text:p>
          </table:table-cell>
          <table:table-cell table:style-name="ce6" table:formula="of:=[.F54]*[.H54]" office:value-type="float" office:value="-1.60776778825634" calcext:value-type="float">
            <text:p>-1.61</text:p>
          </table:table-cell>
          <table:table-cell table:style-name="ce6" table:formula="of:=[.G54]*[.H54]" office:value-type="float" office:value="-0.82023103573013" calcext:value-type="float">
            <text:p>-0.82</text:p>
          </table:table-cell>
          <table:table-cell/>
          <table:table-cell table:style-name="ce9" table:formula="of:=([.B54]-[.B$106])" office:value-type="float" office:value="32.1456310679612" calcext:value-type="float">
            <text:p>32.15</text:p>
          </table:table-cell>
          <table:table-cell table:style-name="ce9" table:formula="of:=([.C54]-[.C$106])" office:value-type="float" office:value="23.4271844660194" calcext:value-type="float">
            <text:p>23.43</text:p>
          </table:table-cell>
          <table:table-cell table:style-name="ce9" table:formula="of:=([.D54]-[.D$106])" office:value-type="float" office:value="-15.4534951456311" calcext:value-type="float">
            <text:p>-15.45</text:p>
          </table:table-cell>
          <table:table-cell/>
          <table:table-cell table:style-name="ce6" table:formula="of:=[.N54]*[.O54]" office:value-type="float" office:value="753.081628805731" calcext:value-type="float">
            <text:p>753.08</text:p>
          </table:table-cell>
          <table:table-cell table:style-name="ce6" table:formula="of:=[.N54]*[.P54]" office:value-type="float" office:value="-496.762353661985" calcext:value-type="float">
            <text:p>-496.76</text:p>
          </table:table-cell>
          <table:table-cell table:style-name="ce6" table:formula="of:=[.O54]*[.P54]" office:value-type="float" office:value="-362.031881421434" calcext:value-type="float">
            <text:p>-362.03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53.25" calcext:value-type="float">
            <text:p>53.25</text:p>
          </table:table-cell>
          <table:table-cell/>
          <table:table-cell table:style-name="ce6" table:formula="of:=([.B55]-[.B$106])/[.B$108]" office:value-type="float" office:value="1.00414438459952" calcext:value-type="float">
            <text:p>1.00</text:p>
          </table:table-cell>
          <table:table-cell table:style-name="ce6" table:formula="of:=([.C55]-[.C$106])/[.C$108]" office:value-type="float" office:value="-0.254618681443959" calcext:value-type="float">
            <text:p>-0.25</text:p>
          </table:table-cell>
          <table:table-cell table:style-name="ce6" table:formula="of:=([.D55]-[.D$106])/[.D$108]" office:value-type="float" office:value="-1.23367029384714" calcext:value-type="float">
            <text:p>-1.23</text:p>
          </table:table-cell>
          <table:table-cell table:style-name="ce6"/>
          <table:table-cell table:style-name="ce6" table:formula="of:=[.F55]*[.G55]" office:value-type="float" office:value="-0.255673919186085" calcext:value-type="float">
            <text:p>-0.26</text:p>
          </table:table-cell>
          <table:table-cell table:style-name="ce6" table:formula="of:=[.F55]*[.H55]" office:value-type="float" office:value="-1.23878309801384" calcext:value-type="float">
            <text:p>-1.24</text:p>
          </table:table-cell>
          <table:table-cell table:style-name="ce6" table:formula="of:=[.G55]*[.H55]" office:value-type="float" office:value="0.31411550355594" calcext:value-type="float">
            <text:p>0.31</text:p>
          </table:table-cell>
          <table:table-cell/>
          <table:table-cell table:style-name="ce9" table:formula="of:=([.B55]-[.B$106])" office:value-type="float" office:value="18.1456310679612" calcext:value-type="float">
            <text:p>18.15</text:p>
          </table:table-cell>
          <table:table-cell table:style-name="ce9" table:formula="of:=([.C55]-[.C$106])" office:value-type="float" office:value="-6.57281553398058" calcext:value-type="float">
            <text:p>-6.57</text:p>
          </table:table-cell>
          <table:table-cell table:style-name="ce9" table:formula="of:=([.D55]-[.D$106])" office:value-type="float" office:value="-21.0934951456311" calcext:value-type="float">
            <text:p>-21.09</text:p>
          </table:table-cell>
          <table:table-cell/>
          <table:table-cell table:style-name="ce6" table:formula="of:=[.N55]*[.O55]" office:value-type="float" office:value="-119.267885757376" calcext:value-type="float">
            <text:p>-119.27</text:p>
          </table:table-cell>
          <table:table-cell table:style-name="ce6" table:formula="of:=[.N55]*[.P55]" office:value-type="float" office:value="-382.754780846451" calcext:value-type="float">
            <text:p>-382.75</text:p>
          </table:table-cell>
          <table:table-cell table:style-name="ce6" table:formula="of:=[.O55]*[.P55]" office:value-type="float" office:value="138.643652559148" calcext:value-type="float">
            <text:p>138.64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table:style-name="ce6" office:value-type="float" office:value="84.69" calcext:value-type="float">
            <text:p>84.69</text:p>
          </table:table-cell>
          <table:table-cell/>
          <table:table-cell table:style-name="ce6" table:formula="of:=([.B56]-[.B$106])/[.B$108]" office:value-type="float" office:value="-0.0472791363535353" calcext:value-type="float">
            <text:p>-0.05</text:p>
          </table:table-cell>
          <table:table-cell table:style-name="ce6" table:formula="of:=([.C56]-[.C$106])/[.C$108]" office:value-type="float" office:value="-0.293356826479008" calcext:value-type="float">
            <text:p>-0.29</text:p>
          </table:table-cell>
          <table:table-cell table:style-name="ce6" table:formula="of:=([.D56]-[.D$106])/[.D$108]" office:value-type="float" office:value="0.605123787966638" calcext:value-type="float">
            <text:p>0.61</text:p>
          </table:table-cell>
          <table:table-cell table:style-name="ce6"/>
          <table:table-cell table:style-name="ce6" table:formula="of:=[.F56]*[.G56]" office:value-type="float" office:value="0.0138696573993414" calcext:value-type="float">
            <text:p>0.01</text:p>
          </table:table-cell>
          <table:table-cell table:style-name="ce6" table:formula="of:=[.F56]*[.H56]" office:value-type="float" office:value="-0.0286097300820424" calcext:value-type="float">
            <text:p>-0.03</text:p>
          </table:table-cell>
          <table:table-cell table:style-name="ce6" table:formula="of:=[.G56]*[.H56]" office:value-type="float" office:value="-0.177517194064849" calcext:value-type="float">
            <text:p>-0.18</text:p>
          </table:table-cell>
          <table:table-cell/>
          <table:table-cell table:style-name="ce9" table:formula="of:=([.B56]-[.B$106])" office:value-type="float" office:value="-0.854368932038835" calcext:value-type="float">
            <text:p>-0.85</text:p>
          </table:table-cell>
          <table:table-cell table:style-name="ce9" table:formula="of:=([.C56]-[.C$106])" office:value-type="float" office:value="-7.57281553398058" calcext:value-type="float">
            <text:p>-7.57</text:p>
          </table:table-cell>
          <table:table-cell table:style-name="ce9" table:formula="of:=([.D56]-[.D$106])" office:value-type="float" office:value="10.3465048543689" calcext:value-type="float">
            <text:p>10.35</text:p>
          </table:table-cell>
          <table:table-cell/>
          <table:table-cell table:style-name="ce6" table:formula="of:=[.N56]*[.O56]" office:value-type="float" office:value="6.46997832029409" calcext:value-type="float">
            <text:p>6.47</text:p>
          </table:table-cell>
          <table:table-cell table:style-name="ce6" table:formula="of:=[.N56]*[.P56]" office:value-type="float" office:value="-8.83973230276181" calcext:value-type="float">
            <text:p>-8.84</text:p>
          </table:table-cell>
          <table:table-cell table:style-name="ce6" table:formula="of:=[.O56]*[.P56]" office:value-type="float" office:value="-78.3521726835706" calcext:value-type="float">
            <text:p>-78.35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89.52" calcext:value-type="float">
            <text:p>89.52</text:p>
          </table:table-cell>
          <table:table-cell/>
          <table:table-cell table:style-name="ce6" table:formula="of:=([.B57]-[.B$106])/[.B$108]" office:value-type="float" office:value="0.174073183847107" calcext:value-type="float">
            <text:p>0.17</text:p>
          </table:table-cell>
          <table:table-cell table:style-name="ce6" table:formula="of:=([.C57]-[.C$106])/[.C$108]" office:value-type="float" office:value="0.713834944432253" calcext:value-type="float">
            <text:p>0.71</text:p>
          </table:table-cell>
          <table:table-cell table:style-name="ce6" table:formula="of:=([.D57]-[.D$106])/[.D$108]" office:value-type="float" office:value="0.887610283359784" calcext:value-type="float">
            <text:p>0.89</text:p>
          </table:table-cell>
          <table:table-cell table:style-name="ce6"/>
          <table:table-cell table:style-name="ce6" table:formula="of:=[.F57]*[.G57]" office:value-type="float" office:value="0.124259521518645" calcext:value-type="float">
            <text:p>0.12</text:p>
          </table:table-cell>
          <table:table-cell table:style-name="ce6" table:formula="of:=[.F57]*[.H57]" office:value-type="float" office:value="0.154509148039871" calcext:value-type="float">
            <text:p>0.15</text:p>
          </table:table-cell>
          <table:table-cell table:style-name="ce6" table:formula="of:=[.G57]*[.H57]" office:value-type="float" office:value="0.633607237299628" calcext:value-type="float">
            <text:p>0.63</text:p>
          </table:table-cell>
          <table:table-cell/>
          <table:table-cell table:style-name="ce9" table:formula="of:=([.B57]-[.B$106])" office:value-type="float" office:value="3.14563106796117" calcext:value-type="float">
            <text:p>3.15</text:p>
          </table:table-cell>
          <table:table-cell table:style-name="ce9" table:formula="of:=([.C57]-[.C$106])" office:value-type="float" office:value="18.4271844660194" calcext:value-type="float">
            <text:p>18.43</text:p>
          </table:table-cell>
          <table:table-cell table:style-name="ce9" table:formula="of:=([.D57]-[.D$106])" office:value-type="float" office:value="15.1765048543689" calcext:value-type="float">
            <text:p>15.18</text:p>
          </table:table-cell>
          <table:table-cell/>
          <table:table-cell table:style-name="ce6" table:formula="of:=[.N57]*[.O57]" office:value-type="float" office:value="57.9651239513621" calcext:value-type="float">
            <text:p>57.97</text:p>
          </table:table-cell>
          <table:table-cell table:style-name="ce6" table:formula="of:=[.N57]*[.P57]" office:value-type="float" office:value="47.7396851729664" calcext:value-type="float">
            <text:p>47.74</text:p>
          </table:table-cell>
          <table:table-cell table:style-name="ce6" table:formula="of:=[.O57]*[.P57]" office:value-type="float" office:value="279.660254500896" calcext:value-type="float">
            <text:p>279.66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71.79" calcext:value-type="float">
            <text:p>71.79</text:p>
          </table:table-cell>
          <table:table-cell/>
          <table:table-cell table:style-name="ce6" table:formula="of:=([.B58]-[.B$106])/[.B$108]" office:value-type="float" office:value="-0.489983776754821" calcext:value-type="float">
            <text:p>-0.49</text:p>
          </table:table-cell>
          <table:table-cell table:style-name="ce6" table:formula="of:=([.C58]-[.C$106])/[.C$108]" office:value-type="float" office:value="-1.22307230732017" calcext:value-type="float">
            <text:p>-1.22</text:p>
          </table:table-cell>
          <table:table-cell table:style-name="ce6" table:formula="of:=([.D58]-[.D$106])/[.D$108]" office:value-type="float" office:value="-0.149343249418784" calcext:value-type="float">
            <text:p>-0.15</text:p>
          </table:table-cell>
          <table:table-cell table:style-name="ce6"/>
          <table:table-cell table:style-name="ce6" table:formula="of:=[.F58]*[.G58]" office:value-type="float" office:value="0.59928558838497" calcext:value-type="float">
            <text:p>0.60</text:p>
          </table:table-cell>
          <table:table-cell table:style-name="ce6" table:formula="of:=[.F58]*[.H58]" office:value-type="float" office:value="0.0731757693830529" calcext:value-type="float">
            <text:p>0.07</text:p>
          </table:table-cell>
          <table:table-cell table:style-name="ce6" table:formula="of:=[.G58]*[.H58]" office:value-type="float" office:value="0.182657592649324" calcext:value-type="float">
            <text:p>0.18</text:p>
          </table:table-cell>
          <table:table-cell/>
          <table:table-cell table:style-name="ce9" table:formula="of:=([.B58]-[.B$106])" office:value-type="float" office:value="-8.85436893203883" calcext:value-type="float">
            <text:p>-8.85</text:p>
          </table:table-cell>
          <table:table-cell table:style-name="ce9" table:formula="of:=([.C58]-[.C$106])" office:value-type="float" office:value="-31.5728155339806" calcext:value-type="float">
            <text:p>-31.57</text:p>
          </table:table-cell>
          <table:table-cell table:style-name="ce9" table:formula="of:=([.D58]-[.D$106])" office:value-type="float" office:value="-2.55349514563105" calcext:value-type="float">
            <text:p>-2.55</text:p>
          </table:table-cell>
          <table:table-cell/>
          <table:table-cell table:style-name="ce6" table:formula="of:=[.N58]*[.O58]" office:value-type="float" office:value="279.557356961071" calcext:value-type="float">
            <text:p>279.56</text:p>
          </table:table-cell>
          <table:table-cell table:style-name="ce6" table:formula="of:=[.N58]*[.P58]" office:value-type="float" office:value="22.6095880855875" calcext:value-type="float">
            <text:p>22.61</text:p>
          </table:table-cell>
          <table:table-cell table:style-name="ce6" table:formula="of:=[.O58]*[.P58]" office:value-type="float" office:value="80.6210311999239" calcext:value-type="float">
            <text:p>80.62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table:style-name="ce6" office:value-type="float" office:value="82.27" calcext:value-type="float">
            <text:p>82.27</text:p>
          </table:table-cell>
          <table:table-cell/>
          <table:table-cell table:style-name="ce6" table:formula="of:=([.B59]-[.B$106])/[.B$108]" office:value-type="float" office:value="0.39542550404775" calcext:value-type="float">
            <text:p>0.40</text:p>
          </table:table-cell>
          <table:table-cell table:style-name="ce6" table:formula="of:=([.C59]-[.C$106])/[.C$108]" office:value-type="float" office:value="0.326453494081768" calcext:value-type="float">
            <text:p>0.33</text:p>
          </table:table-cell>
          <table:table-cell table:style-name="ce6" table:formula="of:=([.D59]-[.D$106])/[.D$108]" office:value-type="float" office:value="0.463588111185807" calcext:value-type="float">
            <text:p>0.46</text:p>
          </table:table-cell>
          <table:table-cell table:style-name="ce6"/>
          <table:table-cell table:style-name="ce6" table:formula="of:=[.F59]*[.G59]" office:value-type="float" office:value="0.129088037445432" calcext:value-type="float">
            <text:p>0.13</text:p>
          </table:table-cell>
          <table:table-cell table:style-name="ce6" table:formula="of:=[.F59]*[.H59]" office:value-type="float" office:value="0.183314562536192" calcext:value-type="float">
            <text:p>0.18</text:p>
          </table:table-cell>
          <table:table-cell table:style-name="ce6" table:formula="of:=[.G59]*[.H59]" office:value-type="float" office:value="0.151339958711374" calcext:value-type="float">
            <text:p>0.15</text:p>
          </table:table-cell>
          <table:table-cell/>
          <table:table-cell table:style-name="ce9" table:formula="of:=([.B59]-[.B$106])" office:value-type="float" office:value="7.14563106796117" calcext:value-type="float">
            <text:p>7.15</text:p>
          </table:table-cell>
          <table:table-cell table:style-name="ce9" table:formula="of:=([.C59]-[.C$106])" office:value-type="float" office:value="8.42718446601942" calcext:value-type="float">
            <text:p>8.43</text:p>
          </table:table-cell>
          <table:table-cell table:style-name="ce9" table:formula="of:=([.D59]-[.D$106])" office:value-type="float" office:value="7.92650485436894" calcext:value-type="float">
            <text:p>7.93</text:p>
          </table:table-cell>
          <table:table-cell/>
          <table:table-cell table:style-name="ce6" table:formula="of:=[.N59]*[.O59]" office:value-type="float" office:value="60.2175511358281" calcext:value-type="float">
            <text:p>60.22</text:p>
          </table:table-cell>
          <table:table-cell table:style-name="ce6" table:formula="of:=[.N59]*[.P59]" office:value-type="float" office:value="56.6398793477237" calcext:value-type="float">
            <text:p>56.64</text:p>
          </table:table-cell>
          <table:table-cell table:style-name="ce6" table:formula="of:=[.O59]*[.P59]" office:value-type="float" office:value="66.7981185785655" calcext:value-type="float">
            <text:p>66.80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69.37" calcext:value-type="float">
            <text:p>69.37</text:p>
          </table:table-cell>
          <table:table-cell/>
          <table:table-cell table:style-name="ce6" table:formula="of:=([.B60]-[.B$106])/[.B$108]" office:value-type="float" office:value="-0.157955296453857" calcext:value-type="float">
            <text:p>-0.16</text:p>
          </table:table-cell>
          <table:table-cell table:style-name="ce6" table:formula="of:=([.C60]-[.C$106])/[.C$108]" office:value-type="float" office:value="0.907525669607495" calcext:value-type="float">
            <text:p>0.91</text:p>
          </table:table-cell>
          <table:table-cell table:style-name="ce6" table:formula="of:=([.D60]-[.D$106])/[.D$108]" office:value-type="float" office:value="-0.290878926199615" calcext:value-type="float">
            <text:p>-0.29</text:p>
          </table:table-cell>
          <table:table-cell table:style-name="ce6"/>
          <table:table-cell table:style-name="ce6" table:formula="of:=[.F60]*[.G60]" office:value-type="float" office:value="-0.143348486182337" calcext:value-type="float">
            <text:p>-0.14</text:p>
          </table:table-cell>
          <table:table-cell table:style-name="ce6" table:formula="of:=[.F60]*[.H60]" office:value-type="float" office:value="0.0459458670200397" calcext:value-type="float">
            <text:p>0.05</text:p>
          </table:table-cell>
          <table:table-cell table:style-name="ce6" table:formula="of:=[.G60]*[.H60]" office:value-type="float" office:value="-0.263980092274015" calcext:value-type="float">
            <text:p>-0.26</text:p>
          </table:table-cell>
          <table:table-cell/>
          <table:table-cell table:style-name="ce9" table:formula="of:=([.B60]-[.B$106])" office:value-type="float" office:value="-2.85436893203883" calcext:value-type="float">
            <text:p>-2.85</text:p>
          </table:table-cell>
          <table:table-cell table:style-name="ce9" table:formula="of:=([.C60]-[.C$106])" office:value-type="float" office:value="23.4271844660194" calcext:value-type="float">
            <text:p>23.43</text:p>
          </table:table-cell>
          <table:table-cell table:style-name="ce9" table:formula="of:=([.D60]-[.D$106])" office:value-type="float" office:value="-4.97349514563105" calcext:value-type="float">
            <text:p>-4.97</text:p>
          </table:table-cell>
          <table:table-cell/>
          <table:table-cell table:style-name="ce6" table:formula="of:=[.N60]*[.O60]" office:value-type="float" office:value="-66.8698275049486" calcext:value-type="float">
            <text:p>-66.87</text:p>
          </table:table-cell>
          <table:table-cell table:style-name="ce6" table:formula="of:=[.N60]*[.P60]" office:value-type="float" office:value="14.1961900273352" calcext:value-type="float">
            <text:p>14.20</text:p>
          </table:table-cell>
          <table:table-cell table:style-name="ce6" table:formula="of:=[.O60]*[.P60]" office:value-type="float" office:value="-116.514988217551" calcext:value-type="float">
            <text:p>-116.51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62.12" calcext:value-type="float">
            <text:p>62.12</text:p>
          </table:table-cell>
          <table:table-cell/>
          <table:table-cell table:style-name="ce6" table:formula="of:=([.B61]-[.B$106])/[.B$108]" office:value-type="float" office:value="-0.379307616654499" calcext:value-type="float">
            <text:p>-0.38</text:p>
          </table:table-cell>
          <table:table-cell table:style-name="ce6" table:formula="of:=([.C61]-[.C$106])/[.C$108]" office:value-type="float" office:value="-0.254618681443959" calcext:value-type="float">
            <text:p>-0.25</text:p>
          </table:table-cell>
          <table:table-cell table:style-name="ce6" table:formula="of:=([.D61]-[.D$106])/[.D$108]" office:value-type="float" office:value="-0.714901098373593" calcext:value-type="float">
            <text:p>-0.71</text:p>
          </table:table-cell>
          <table:table-cell table:style-name="ce6"/>
          <table:table-cell table:style-name="ce6" table:formula="of:=[.F61]*[.G61]" office:value-type="float" office:value="0.0965788052142194" calcext:value-type="float">
            <text:p>0.10</text:p>
          </table:table-cell>
          <table:table-cell table:style-name="ce6" table:formula="of:=[.F61]*[.H61]" office:value-type="float" office:value="0.271167431767771" calcext:value-type="float">
            <text:p>0.27</text:p>
          </table:table-cell>
          <table:table-cell table:style-name="ce6" table:formula="of:=[.G61]*[.H61]" office:value-type="float" office:value="0.182027175030723" calcext:value-type="float">
            <text:p>0.18</text:p>
          </table:table-cell>
          <table:table-cell/>
          <table:table-cell table:style-name="ce9" table:formula="of:=([.B61]-[.B$106])" office:value-type="float" office:value="-6.85436893203883" calcext:value-type="float">
            <text:p>-6.85</text:p>
          </table:table-cell>
          <table:table-cell table:style-name="ce9" table:formula="of:=([.C61]-[.C$106])" office:value-type="float" office:value="-6.57281553398058" calcext:value-type="float">
            <text:p>-6.57</text:p>
          </table:table-cell>
          <table:table-cell table:style-name="ce9" table:formula="of:=([.D61]-[.D$106])" office:value-type="float" office:value="-12.2234951456311" calcext:value-type="float">
            <text:p>-12.22</text:p>
          </table:table-cell>
          <table:table-cell/>
          <table:table-cell table:style-name="ce6" table:formula="of:=[.N61]*[.O61]" office:value-type="float" office:value="45.0525025921387" calcext:value-type="float">
            <text:p>45.05</text:p>
          </table:table-cell>
          <table:table-cell table:style-name="ce6" table:formula="of:=[.N61]*[.P61]" office:value-type="float" office:value="83.784345367141" calcext:value-type="float">
            <text:p>83.78</text:p>
          </table:table-cell>
          <table:table-cell table:style-name="ce6" table:formula="of:=[.O61]*[.P61]" office:value-type="float" office:value="80.34277877274" calcext:value-type="float">
            <text:p>80.34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68.57" calcext:value-type="float">
            <text:p>68.57</text:p>
          </table:table-cell>
          <table:table-cell/>
          <table:table-cell table:style-name="ce6" table:formula="of:=([.B62]-[.B$106])/[.B$108]" office:value-type="float" office:value="1.22549670480016" calcext:value-type="float">
            <text:p>1.23</text:p>
          </table:table-cell>
          <table:table-cell table:style-name="ce6" table:formula="of:=([.C62]-[.C$106])/[.C$108]" office:value-type="float" office:value="0.520144219257011" calcext:value-type="float">
            <text:p>0.52</text:p>
          </table:table-cell>
          <table:table-cell table:style-name="ce6" table:formula="of:=([.D62]-[.D$106])/[.D$108]" office:value-type="float" office:value="-0.337667579680882" calcext:value-type="float">
            <text:p>-0.34</text:p>
          </table:table-cell>
          <table:table-cell table:style-name="ce6"/>
          <table:table-cell table:style-name="ce6" table:formula="of:=[.F62]*[.G62]" office:value-type="float" office:value="0.637435026720318" calcext:value-type="float">
            <text:p>0.64</text:p>
          </table:table-cell>
          <table:table-cell table:style-name="ce6" table:formula="of:=[.F62]*[.H62]" office:value-type="float" office:value="-0.413810506216767" calcext:value-type="float">
            <text:p>-0.41</text:p>
          </table:table-cell>
          <table:table-cell table:style-name="ce6" table:formula="of:=[.G62]*[.H62]" office:value-type="float" office:value="-0.175635839601517" calcext:value-type="float">
            <text:p>-0.18</text:p>
          </table:table-cell>
          <table:table-cell/>
          <table:table-cell table:style-name="ce9" table:formula="of:=([.B62]-[.B$106])" office:value-type="float" office:value="22.1456310679612" calcext:value-type="float">
            <text:p>22.15</text:p>
          </table:table-cell>
          <table:table-cell table:style-name="ce9" table:formula="of:=([.C62]-[.C$106])" office:value-type="float" office:value="13.4271844660194" calcext:value-type="float">
            <text:p>13.43</text:p>
          </table:table-cell>
          <table:table-cell table:style-name="ce9" table:formula="of:=([.D62]-[.D$106])" office:value-type="float" office:value="-5.77349514563106" calcext:value-type="float">
            <text:p>-5.77</text:p>
          </table:table-cell>
          <table:table-cell/>
          <table:table-cell table:style-name="ce6" table:formula="of:=[.N62]*[.O62]" office:value-type="float" office:value="297.353473465925" calcext:value-type="float">
            <text:p>297.35</text:p>
          </table:table-cell>
          <table:table-cell table:style-name="ce6" table:formula="of:=[.N62]*[.P62]" office:value-type="float" office:value="-127.85769346781" calcext:value-type="float">
            <text:p>-127.86</text:p>
          </table:table-cell>
          <table:table-cell table:style-name="ce6" table:formula="of:=[.O62]*[.P62]" office:value-type="float" office:value="-77.5217843340559" calcext:value-type="float">
            <text:p>-77.52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93.55" calcext:value-type="float">
            <text:p>93.55</text:p>
          </table:table-cell>
          <table:table-cell/>
          <table:table-cell table:style-name="ce6" table:formula="of:=([.B63]-[.B$106])/[.B$108]" office:value-type="float" office:value="-0.877350337105945" calcext:value-type="float">
            <text:p>-0.88</text:p>
          </table:table-cell>
          <table:table-cell table:style-name="ce6" table:formula="of:=([.C63]-[.C$106])/[.C$108]" office:value-type="float" office:value="-0.642000131794444" calcext:value-type="float">
            <text:p>-0.64</text:p>
          </table:table-cell>
          <table:table-cell table:style-name="ce6" table:formula="of:=([.D63]-[.D$106])/[.D$108]" office:value-type="float" office:value="1.12330812527166" calcext:value-type="float">
            <text:p>1.12</text:p>
          </table:table-cell>
          <table:table-cell table:style-name="ce6"/>
          <table:table-cell table:style-name="ce6" table:formula="of:=[.F63]*[.G63]" office:value-type="float" office:value="0.563259032051917" calcext:value-type="float">
            <text:p>0.56</text:p>
          </table:table-cell>
          <table:table-cell table:style-name="ce6" table:formula="of:=[.F63]*[.H63]" office:value-type="float" office:value="-0.985534762380942" calcext:value-type="float">
            <text:p>-0.99</text:p>
          </table:table-cell>
          <table:table-cell table:style-name="ce6" table:formula="of:=[.G63]*[.H63]" office:value-type="float" office:value="-0.721163964470179" calcext:value-type="float">
            <text:p>-0.72</text:p>
          </table:table-cell>
          <table:table-cell/>
          <table:table-cell table:style-name="ce9" table:formula="of:=([.B63]-[.B$106])" office:value-type="float" office:value="-15.8543689320388" calcext:value-type="float">
            <text:p>-15.85</text:p>
          </table:table-cell>
          <table:table-cell table:style-name="ce9" table:formula="of:=([.C63]-[.C$106])" office:value-type="float" office:value="-16.5728155339806" calcext:value-type="float">
            <text:p>-16.57</text:p>
          </table:table-cell>
          <table:table-cell table:style-name="ce9" table:formula="of:=([.D63]-[.D$106])" office:value-type="float" office:value="19.2065048543689" calcext:value-type="float">
            <text:p>19.21</text:p>
          </table:table-cell>
          <table:table-cell/>
          <table:table-cell table:style-name="ce6" table:formula="of:=[.N63]*[.O63]" office:value-type="float" office:value="262.751531718352" calcext:value-type="float">
            <text:p>262.75</text:p>
          </table:table-cell>
          <table:table-cell table:style-name="ce6" table:formula="of:=[.N63]*[.P63]" office:value-type="float" office:value="-304.50701385616" calcext:value-type="float">
            <text:p>-304.51</text:p>
          </table:table-cell>
          <table:table-cell table:style-name="ce6" table:formula="of:=[.O63]*[.P63]" office:value-type="float" office:value="-318.305862003959" calcext:value-type="float">
            <text:p>-318.31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84.69" calcext:value-type="float">
            <text:p>84.69</text:p>
          </table:table-cell>
          <table:table-cell/>
          <table:table-cell table:style-name="ce6" table:formula="of:=([.B64]-[.B$106])/[.B$108]" office:value-type="float" office:value="-0.655998016905303" calcext:value-type="float">
            <text:p>-0.66</text:p>
          </table:table-cell>
          <table:table-cell table:style-name="ce6" table:formula="of:=([.C64]-[.C$106])/[.C$108]" office:value-type="float" office:value="0.907525669607495" calcext:value-type="float">
            <text:p>0.91</text:p>
          </table:table-cell>
          <table:table-cell table:style-name="ce6" table:formula="of:=([.D64]-[.D$106])/[.D$108]" office:value-type="float" office:value="0.605123787966638" calcext:value-type="float">
            <text:p>0.61</text:p>
          </table:table-cell>
          <table:table-cell table:style-name="ce6"/>
          <table:table-cell table:style-name="ce6" table:formula="of:=[.F64]*[.G64]" office:value-type="float" office:value="-0.595335039553174" calcext:value-type="float">
            <text:p>-0.60</text:p>
          </table:table-cell>
          <table:table-cell table:style-name="ce6" table:formula="of:=[.F64]*[.H64]" office:value-type="float" office:value="-0.396960004888339" calcext:value-type="float">
            <text:p>-0.40</text:p>
          </table:table-cell>
          <table:table-cell table:style-name="ce6" table:formula="of:=[.G64]*[.H64]" office:value-type="float" office:value="0.549165370869847" calcext:value-type="float">
            <text:p>0.55</text:p>
          </table:table-cell>
          <table:table-cell/>
          <table:table-cell table:style-name="ce9" table:formula="of:=([.B64]-[.B$106])" office:value-type="float" office:value="-11.8543689320388" calcext:value-type="float">
            <text:p>-11.85</text:p>
          </table:table-cell>
          <table:table-cell table:style-name="ce9" table:formula="of:=([.C64]-[.C$106])" office:value-type="float" office:value="23.4271844660194" calcext:value-type="float">
            <text:p>23.43</text:p>
          </table:table-cell>
          <table:table-cell table:style-name="ce9" table:formula="of:=([.D64]-[.D$106])" office:value-type="float" office:value="10.3465048543689" calcext:value-type="float">
            <text:p>10.35</text:p>
          </table:table-cell>
          <table:table-cell/>
          <table:table-cell table:style-name="ce6" table:formula="of:=[.N64]*[.O64]" office:value-type="float" office:value="-277.714487699123" calcext:value-type="float">
            <text:p>-277.71</text:p>
          </table:table-cell>
          <table:table-cell table:style-name="ce6" table:formula="of:=[.N64]*[.P64]" office:value-type="float" office:value="-122.65128570082" calcext:value-type="float">
            <text:p>-122.65</text:p>
          </table:table-cell>
          <table:table-cell table:style-name="ce6" table:formula="of:=[.O64]*[.P64]" office:value-type="float" office:value="242.389477801867" calcext:value-type="float">
            <text:p>242.39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82.27" calcext:value-type="float">
            <text:p>82.27</text:p>
          </table:table-cell>
          <table:table-cell/>
          <table:table-cell table:style-name="ce6" table:formula="of:=([.B65]-[.B$106])/[.B$108]" office:value-type="float" office:value="-0.766674177005624" calcext:value-type="float">
            <text:p>-0.77</text:p>
          </table:table-cell>
          <table:table-cell table:style-name="ce6" table:formula="of:=([.C65]-[.C$106])/[.C$108]" office:value-type="float" office:value="-1.8041444828459" calcext:value-type="float">
            <text:p>-1.80</text:p>
          </table:table-cell>
          <table:table-cell table:style-name="ce6" table:formula="of:=([.D65]-[.D$106])/[.D$108]" office:value-type="float" office:value="0.463588111185807" calcext:value-type="float">
            <text:p>0.46</text:p>
          </table:table-cell>
          <table:table-cell table:style-name="ce6"/>
          <table:table-cell table:style-name="ce6" table:formula="of:=[.F65]*[.G65]" office:value-type="float" office:value="1.38319098658512" calcext:value-type="float">
            <text:p>1.38</text:p>
          </table:table-cell>
          <table:table-cell table:style-name="ce6" table:formula="of:=[.F65]*[.H65]" office:value-type="float" office:value="-0.35542103361297" calcext:value-type="float">
            <text:p>-0.36</text:p>
          </table:table-cell>
          <table:table-cell table:style-name="ce6" table:formula="of:=[.G65]*[.H65]" office:value-type="float" office:value="-0.836379933108824" calcext:value-type="float">
            <text:p>-0.84</text:p>
          </table:table-cell>
          <table:table-cell/>
          <table:table-cell table:style-name="ce9" table:formula="of:=([.B65]-[.B$106])" office:value-type="float" office:value="-13.8543689320388" calcext:value-type="float">
            <text:p>-13.85</text:p>
          </table:table-cell>
          <table:table-cell table:style-name="ce9" table:formula="of:=([.C65]-[.C$106])" office:value-type="float" office:value="-46.5728155339806" calcext:value-type="float">
            <text:p>-46.57</text:p>
          </table:table-cell>
          <table:table-cell table:style-name="ce9" table:formula="of:=([.D65]-[.D$106])" office:value-type="float" office:value="7.92650485436894" calcext:value-type="float">
            <text:p>7.93</text:p>
          </table:table-cell>
          <table:table-cell/>
          <table:table-cell table:style-name="ce6" table:formula="of:=[.N65]*[.O65]" office:value-type="float" office:value="645.236968611556" calcext:value-type="float">
            <text:p>645.24</text:p>
          </table:table-cell>
          <table:table-cell table:style-name="ce6" table:formula="of:=[.N65]*[.P65]" office:value-type="float" office:value="-109.816722594024" calcext:value-type="float">
            <text:p>-109.82</text:p>
          </table:table-cell>
          <table:table-cell table:style-name="ce6" table:formula="of:=[.O65]*[.P65]" office:value-type="float" office:value="-369.159648411726" calcext:value-type="float">
            <text:p>-369.16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81.46" calcext:value-type="float">
            <text:p>81.46</text:p>
          </table:table-cell>
          <table:table-cell/>
          <table:table-cell table:style-name="ce6" table:formula="of:=([.B66]-[.B$106])/[.B$108]" office:value-type="float" office:value="-0.489983776754821" calcext:value-type="float">
            <text:p>-0.49</text:p>
          </table:table-cell>
          <table:table-cell table:style-name="ce6" table:formula="of:=([.C66]-[.C$106])/[.C$108]" office:value-type="float" office:value="-1.41676303249541" calcext:value-type="float">
            <text:p>-1.42</text:p>
          </table:table-cell>
          <table:table-cell table:style-name="ce6" table:formula="of:=([.D66]-[.D$106])/[.D$108]" office:value-type="float" office:value="0.416214599536024" calcext:value-type="float">
            <text:p>0.42</text:p>
          </table:table-cell>
          <table:table-cell table:style-name="ce6"/>
          <table:table-cell table:style-name="ce6" table:formula="of:=[.F66]*[.G66]" office:value-type="float" office:value="0.694190901428716" calcext:value-type="float">
            <text:p>0.69</text:p>
          </table:table-cell>
          <table:table-cell table:style-name="ce6" table:formula="of:=[.F66]*[.H66]" office:value-type="float" office:value="-0.203938401421156" calcext:value-type="float">
            <text:p>-0.20</text:p>
          </table:table-cell>
          <table:table-cell table:style-name="ce6" table:formula="of:=[.G66]*[.H66]" office:value-type="float" office:value="-0.589677458207522" calcext:value-type="float">
            <text:p>-0.59</text:p>
          </table:table-cell>
          <table:table-cell/>
          <table:table-cell table:style-name="ce9" table:formula="of:=([.B66]-[.B$106])" office:value-type="float" office:value="-8.85436893203883" calcext:value-type="float">
            <text:p>-8.85</text:p>
          </table:table-cell>
          <table:table-cell table:style-name="ce9" table:formula="of:=([.C66]-[.C$106])" office:value-type="float" office:value="-36.5728155339806" calcext:value-type="float">
            <text:p>-36.57</text:p>
          </table:table-cell>
          <table:table-cell table:style-name="ce9" table:formula="of:=([.D66]-[.D$106])" office:value-type="float" office:value="7.11650485436894" calcext:value-type="float">
            <text:p>7.12</text:p>
          </table:table-cell>
          <table:table-cell/>
          <table:table-cell table:style-name="ce6" table:formula="of:=[.N66]*[.O66]" office:value-type="float" office:value="323.829201621265" calcext:value-type="float">
            <text:p>323.83</text:p>
          </table:table-cell>
          <table:table-cell table:style-name="ce6" table:formula="of:=[.N66]*[.P66]" office:value-type="float" office:value="-63.0121594872279" calcext:value-type="float">
            <text:p>-63.01</text:p>
          </table:table-cell>
          <table:table-cell table:style-name="ce6" table:formula="of:=[.O66]*[.P66]" office:value-type="float" office:value="-260.270619285513" calcext:value-type="float">
            <text:p>-260.27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82.27" calcext:value-type="float">
            <text:p>82.27</text:p>
          </table:table-cell>
          <table:table-cell/>
          <table:table-cell table:style-name="ce6" table:formula="of:=([.B67]-[.B$106])/[.B$108]" office:value-type="float" office:value="-0.711336096955463" calcext:value-type="float">
            <text:p>-0.71</text:p>
          </table:table-cell>
          <table:table-cell table:style-name="ce6" table:formula="of:=([.C67]-[.C$106])/[.C$108]" office:value-type="float" office:value="-0.642000131794444" calcext:value-type="float">
            <text:p>-0.64</text:p>
          </table:table-cell>
          <table:table-cell table:style-name="ce6" table:formula="of:=([.D67]-[.D$106])/[.D$108]" office:value-type="float" office:value="0.463588111185807" calcext:value-type="float">
            <text:p>0.46</text:p>
          </table:table-cell>
          <table:table-cell table:style-name="ce6"/>
          <table:table-cell table:style-name="ce6" table:formula="of:=[.F67]*[.G67]" office:value-type="float" office:value="0.456677867995553" calcext:value-type="float">
            <text:p>0.46</text:p>
          </table:table-cell>
          <table:table-cell table:style-name="ce6" table:formula="of:=[.F67]*[.H67]" office:value-type="float" office:value="-0.329766957605867" calcext:value-type="float">
            <text:p>-0.33</text:p>
          </table:table-cell>
          <table:table-cell table:style-name="ce6" table:formula="of:=[.G67]*[.H67]" office:value-type="float" office:value="-0.297623628479625" calcext:value-type="float">
            <text:p>-0.30</text:p>
          </table:table-cell>
          <table:table-cell/>
          <table:table-cell table:style-name="ce9" table:formula="of:=([.B67]-[.B$106])" office:value-type="float" office:value="-12.8543689320388" calcext:value-type="float">
            <text:p>-12.85</text:p>
          </table:table-cell>
          <table:table-cell table:style-name="ce9" table:formula="of:=([.C67]-[.C$106])" office:value-type="float" office:value="-16.5728155339806" calcext:value-type="float">
            <text:p>-16.57</text:p>
          </table:table-cell>
          <table:table-cell table:style-name="ce9" table:formula="of:=([.D67]-[.D$106])" office:value-type="float" office:value="7.92650485436894" calcext:value-type="float">
            <text:p>7.93</text:p>
          </table:table-cell>
          <table:table-cell/>
          <table:table-cell table:style-name="ce6" table:formula="of:=[.N67]*[.O67]" office:value-type="float" office:value="213.033085116411" calcext:value-type="float">
            <text:p>213.03</text:p>
          </table:table-cell>
          <table:table-cell table:style-name="ce6" table:formula="of:=[.N67]*[.P67]" office:value-type="float" office:value="-101.890217739655" calcext:value-type="float">
            <text:p>-101.89</text:p>
          </table:table-cell>
          <table:table-cell table:style-name="ce6" table:formula="of:=[.O67]*[.P67]" office:value-type="float" office:value="-131.364502780658" calcext:value-type="float">
            <text:p>-131.36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91.13" calcext:value-type="float">
            <text:p>91.13</text:p>
          </table:table-cell>
          <table:table-cell/>
          <table:table-cell table:style-name="ce6" table:formula="of:=([.B68]-[.B$106])/[.B$108]" office:value-type="float" office:value="-0.268631456554178" calcext:value-type="float">
            <text:p>-0.27</text:p>
          </table:table-cell>
          <table:table-cell table:style-name="ce6" table:formula="of:=([.C68]-[.C$106])/[.C$108]" office:value-type="float" office:value="-0.642000131794444" calcext:value-type="float">
            <text:p>-0.64</text:p>
          </table:table-cell>
          <table:table-cell table:style-name="ce6" table:formula="of:=([.D68]-[.D$106])/[.D$108]" office:value-type="float" office:value="0.981772448490833" calcext:value-type="float">
            <text:p>0.98</text:p>
          </table:table-cell>
          <table:table-cell table:style-name="ce6"/>
          <table:table-cell table:style-name="ce6" table:formula="of:=[.F68]*[.G68]" office:value-type="float" office:value="0.172461430511916" calcext:value-type="float">
            <text:p>0.17</text:p>
          </table:table-cell>
          <table:table-cell table:style-name="ce6" table:formula="of:=[.F68]*[.H68]" office:value-type="float" office:value="-0.263734962842854" calcext:value-type="float">
            <text:p>-0.26</text:p>
          </table:table-cell>
          <table:table-cell table:style-name="ce6" table:formula="of:=[.G68]*[.H68]" office:value-type="float" office:value="-0.630298041323269" calcext:value-type="float">
            <text:p>-0.63</text:p>
          </table:table-cell>
          <table:table-cell/>
          <table:table-cell table:style-name="ce9" table:formula="of:=([.B68]-[.B$106])" office:value-type="float" office:value="-4.85436893203883" calcext:value-type="float">
            <text:p>-4.85</text:p>
          </table:table-cell>
          <table:table-cell table:style-name="ce9" table:formula="of:=([.C68]-[.C$106])" office:value-type="float" office:value="-16.5728155339806" calcext:value-type="float">
            <text:p>-16.57</text:p>
          </table:table-cell>
          <table:table-cell table:style-name="ce9" table:formula="of:=([.D68]-[.D$106])" office:value-type="float" office:value="16.7865048543689" calcext:value-type="float">
            <text:p>16.79</text:p>
          </table:table-cell>
          <table:table-cell/>
          <table:table-cell table:style-name="ce6" table:formula="of:=[.N68]*[.O68]" office:value-type="float" office:value="80.4505608445659" calcext:value-type="float">
            <text:p>80.45</text:p>
          </table:table-cell>
          <table:table-cell table:style-name="ce6" table:formula="of:=[.N68]*[.P68]" office:value-type="float" office:value="-81.4878876425677" calcext:value-type="float">
            <text:p>-81.49</text:p>
          </table:table-cell>
          <table:table-cell table:style-name="ce6" table:formula="of:=[.O68]*[.P68]" office:value-type="float" office:value="-278.199648411726" calcext:value-type="float">
            <text:p>-278.20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91.94" calcext:value-type="float">
            <text:p>91.94</text:p>
          </table:table-cell>
          <table:table-cell/>
          <table:table-cell table:style-name="ce6" table:formula="of:=([.B69]-[.B$106])/[.B$108]" office:value-type="float" office:value="-0.877350337105945" calcext:value-type="float">
            <text:p>-0.88</text:p>
          </table:table-cell>
          <table:table-cell table:style-name="ce6" table:formula="of:=([.C69]-[.C$106])/[.C$108]" office:value-type="float" office:value="0.520144219257011" calcext:value-type="float">
            <text:p>0.52</text:p>
          </table:table-cell>
          <table:table-cell table:style-name="ce6" table:formula="of:=([.D69]-[.D$106])/[.D$108]" office:value-type="float" office:value="1.02914596014062" calcext:value-type="float">
            <text:p>1.03</text:p>
          </table:table-cell>
          <table:table-cell table:style-name="ce6"/>
          <table:table-cell table:style-name="ce6" table:formula="of:=[.F69]*[.G69]" office:value-type="float" office:value="-0.456348706108847" calcext:value-type="float">
            <text:p>-0.46</text:p>
          </table:table-cell>
          <table:table-cell table:style-name="ce6" table:formula="of:=[.F69]*[.H69]" office:value-type="float" office:value="-0.90292155506059" calcext:value-type="float">
            <text:p>-0.90</text:p>
          </table:table-cell>
          <table:table-cell table:style-name="ce6" table:formula="of:=[.G69]*[.H69]" office:value-type="float" office:value="0.535304321938847" calcext:value-type="float">
            <text:p>0.54</text:p>
          </table:table-cell>
          <table:table-cell/>
          <table:table-cell table:style-name="ce9" table:formula="of:=([.B69]-[.B$106])" office:value-type="float" office:value="-15.8543689320388" calcext:value-type="float">
            <text:p>-15.85</text:p>
          </table:table-cell>
          <table:table-cell table:style-name="ce9" table:formula="of:=([.C69]-[.C$106])" office:value-type="float" office:value="13.4271844660194" calcext:value-type="float">
            <text:p>13.43</text:p>
          </table:table-cell>
          <table:table-cell table:style-name="ce9" table:formula="of:=([.D69]-[.D$106])" office:value-type="float" office:value="17.5965048543689" calcext:value-type="float">
            <text:p>17.60</text:p>
          </table:table-cell>
          <table:table-cell/>
          <table:table-cell table:style-name="ce6" table:formula="of:=[.N69]*[.O69]" office:value-type="float" office:value="-212.879536242813" calcext:value-type="float">
            <text:p>-212.88</text:p>
          </table:table-cell>
          <table:table-cell table:style-name="ce6" table:formula="of:=[.N69]*[.P69]" office:value-type="float" office:value="-278.981479875577" calcext:value-type="float">
            <text:p>-278.98</text:p>
          </table:table-cell>
          <table:table-cell table:style-name="ce6" table:formula="of:=[.O69]*[.P69]" office:value-type="float" office:value="236.271516636818" calcext:value-type="float">
            <text:p>236.27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style-name="ce6" office:value-type="float" office:value="86.3" calcext:value-type="float">
            <text:p>86.30</text:p>
          </table:table-cell>
          <table:table-cell/>
          <table:table-cell table:style-name="ce6" table:formula="of:=([.B70]-[.B$106])/[.B$108]" office:value-type="float" office:value="0.450763584097911" calcext:value-type="float">
            <text:p>0.45</text:p>
          </table:table-cell>
          <table:table-cell table:style-name="ce6" table:formula="of:=([.C70]-[.C$106])/[.C$108]" office:value-type="float" office:value="-0.177142391373862" calcext:value-type="float">
            <text:p>-0.18</text:p>
          </table:table-cell>
          <table:table-cell table:style-name="ce6" table:formula="of:=([.D70]-[.D$106])/[.D$108]" office:value-type="float" office:value="0.699285953097687" calcext:value-type="float">
            <text:p>0.70</text:p>
          </table:table-cell>
          <table:table-cell table:style-name="ce6"/>
          <table:table-cell table:style-name="ce6" table:formula="of:=[.F70]*[.G70]" office:value-type="float" office:value="-0.079849339231357" calcext:value-type="float">
            <text:p>-0.08</text:p>
          </table:table-cell>
          <table:table-cell table:style-name="ce6" table:formula="of:=[.F70]*[.H70]" office:value-type="float" office:value="0.315212642527637" calcext:value-type="float">
            <text:p>0.32</text:p>
          </table:table-cell>
          <table:table-cell table:style-name="ce6" table:formula="of:=[.G70]*[.H70]" office:value-type="float" office:value="-0.123873185985875" calcext:value-type="float">
            <text:p>-0.12</text:p>
          </table:table-cell>
          <table:table-cell/>
          <table:table-cell table:style-name="ce9" table:formula="of:=([.B70]-[.B$106])" office:value-type="float" office:value="8.14563106796117" calcext:value-type="float">
            <text:p>8.15</text:p>
          </table:table-cell>
          <table:table-cell table:style-name="ce9" table:formula="of:=([.C70]-[.C$106])" office:value-type="float" office:value="-4.57281553398058" calcext:value-type="float">
            <text:p>-4.57</text:p>
          </table:table-cell>
          <table:table-cell table:style-name="ce9" table:formula="of:=([.D70]-[.D$106])" office:value-type="float" office:value="11.9565048543689" calcext:value-type="float">
            <text:p>11.96</text:p>
          </table:table-cell>
          <table:table-cell/>
          <table:table-cell table:style-name="ce6" table:formula="of:=[.N70]*[.O70]" office:value-type="float" office:value="-37.2484682816476" calcext:value-type="float">
            <text:p>-37.25</text:p>
          </table:table-cell>
          <table:table-cell table:style-name="ce6" table:formula="of:=[.N70]*[.P70]" office:value-type="float" office:value="97.3932774059762" calcext:value-type="float">
            <text:p>97.39</text:p>
          </table:table-cell>
          <table:table-cell table:style-name="ce6" table:formula="of:=[.O70]*[.P70]" office:value-type="float" office:value="-54.6748911301725" calcext:value-type="float">
            <text:p>-54.67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72.6" calcext:value-type="float">
            <text:p>72.60</text:p>
          </table:table-cell>
          <table:table-cell/>
          <table:table-cell table:style-name="ce6" table:formula="of:=([.B71]-[.B$106])/[.B$108]" office:value-type="float" office:value="0.118735103796947" calcext:value-type="float">
            <text:p>0.12</text:p>
          </table:table-cell>
          <table:table-cell table:style-name="ce6" table:formula="of:=([.C71]-[.C$106])/[.C$108]" office:value-type="float" office:value="-0.254618681443959" calcext:value-type="float">
            <text:p>-0.25</text:p>
          </table:table-cell>
          <table:table-cell table:style-name="ce6" table:formula="of:=([.D71]-[.D$106])/[.D$108]" office:value-type="float" office:value="-0.101969737769002" calcext:value-type="float">
            <text:p>-0.10</text:p>
          </table:table-cell>
          <table:table-cell table:style-name="ce6"/>
          <table:table-cell table:style-name="ce6" table:formula="of:=[.F71]*[.G71]" office:value-type="float" office:value="-0.0302321755698902" calcext:value-type="float">
            <text:p>-0.03</text:p>
          </table:table-cell>
          <table:table-cell table:style-name="ce6" table:formula="of:=[.F71]*[.H71]" office:value-type="float" office:value="-0.0121073873981499" calcext:value-type="float">
            <text:p>-0.01</text:p>
          </table:table-cell>
          <table:table-cell table:style-name="ce6" table:formula="of:=[.G71]*[.H71]" office:value-type="float" office:value="0.0259634001779297" calcext:value-type="float">
            <text:p>0.03</text:p>
          </table:table-cell>
          <table:table-cell/>
          <table:table-cell table:style-name="ce9" table:formula="of:=([.B71]-[.B$106])" office:value-type="float" office:value="2.14563106796117" calcext:value-type="float">
            <text:p>2.15</text:p>
          </table:table-cell>
          <table:table-cell table:style-name="ce9" table:formula="of:=([.C71]-[.C$106])" office:value-type="float" office:value="-6.57281553398058" calcext:value-type="float">
            <text:p>-6.57</text:p>
          </table:table-cell>
          <table:table-cell table:style-name="ce9" table:formula="of:=([.D71]-[.D$106])" office:value-type="float" office:value="-1.74349514563106" calcext:value-type="float">
            <text:p>-1.74</text:p>
          </table:table-cell>
          <table:table-cell/>
          <table:table-cell table:style-name="ce6" table:formula="of:=[.N71]*[.O71]" office:value-type="float" office:value="-14.1028372136865" calcext:value-type="float">
            <text:p>-14.10</text:p>
          </table:table-cell>
          <table:table-cell table:style-name="ce6" table:formula="of:=[.N71]*[.P71]" office:value-type="float" office:value="-3.74089735130548" calcext:value-type="float">
            <text:p>-3.74</text:p>
          </table:table-cell>
          <table:table-cell table:style-name="ce6" table:formula="of:=[.O71]*[.P71]" office:value-type="float" office:value="11.4596719766236" calcext:value-type="float">
            <text:p>11.46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63.73" calcext:value-type="float">
            <text:p>63.73</text:p>
          </table:table-cell>
          <table:table-cell/>
          <table:table-cell table:style-name="ce6" table:formula="of:=([.B72]-[.B$106])/[.B$108]" office:value-type="float" office:value="0.506101664148071" calcext:value-type="float">
            <text:p>0.51</text:p>
          </table:table-cell>
          <table:table-cell table:style-name="ce6" table:formula="of:=([.C72]-[.C$106])/[.C$108]" office:value-type="float" office:value="0.132762768906526" calcext:value-type="float">
            <text:p>0.13</text:p>
          </table:table-cell>
          <table:table-cell table:style-name="ce6" table:formula="of:=([.D72]-[.D$106])/[.D$108]" office:value-type="float" office:value="-0.620738933242544" calcext:value-type="float">
            <text:p>-0.62</text:p>
          </table:table-cell>
          <table:table-cell table:style-name="ce6"/>
          <table:table-cell table:style-name="ce6" table:formula="of:=[.F72]*[.G72]" office:value-type="float" office:value="0.0671914582804984" calcext:value-type="float">
            <text:p>0.07</text:p>
          </table:table-cell>
          <table:table-cell table:style-name="ce6" table:formula="of:=[.F72]*[.H72]" office:value-type="float" office:value="-0.31415700711555" calcext:value-type="float">
            <text:p>-0.31</text:p>
          </table:table-cell>
          <table:table-cell table:style-name="ce6" table:formula="of:=[.G72]*[.H72]" office:value-type="float" office:value="-0.0824110195453631" calcext:value-type="float">
            <text:p>-0.08</text:p>
          </table:table-cell>
          <table:table-cell/>
          <table:table-cell table:style-name="ce9" table:formula="of:=([.B72]-[.B$106])" office:value-type="float" office:value="9.14563106796117" calcext:value-type="float">
            <text:p>9.15</text:p>
          </table:table-cell>
          <table:table-cell table:style-name="ce9" table:formula="of:=([.C72]-[.C$106])" office:value-type="float" office:value="3.42718446601942" calcext:value-type="float">
            <text:p>3.43</text:p>
          </table:table-cell>
          <table:table-cell table:style-name="ce9" table:formula="of:=([.D72]-[.D$106])" office:value-type="float" office:value="-10.6134951456311" calcext:value-type="float">
            <text:p>-10.61</text:p>
          </table:table-cell>
          <table:table-cell/>
          <table:table-cell table:style-name="ce6" table:formula="of:=[.N72]*[.O72]" office:value-type="float" office:value="31.3437647280611" calcext:value-type="float">
            <text:p>31.34</text:p>
          </table:table-cell>
          <table:table-cell table:style-name="ce6" table:formula="of:=[.N72]*[.P72]" office:value-type="float" office:value="-97.0671109435384" calcext:value-type="float">
            <text:p>-97.07</text:p>
          </table:table-cell>
          <table:table-cell table:style-name="ce6" table:formula="of:=[.O72]*[.P72]" office:value-type="float" office:value="-36.3744056932793" calcext:value-type="float">
            <text:p>-36.37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63.73" calcext:value-type="float">
            <text:p>63.73</text:p>
          </table:table-cell>
          <table:table-cell/>
          <table:table-cell table:style-name="ce6" table:formula="of:=([.B73]-[.B$106])/[.B$108]" office:value-type="float" office:value="-0.988026497206267" calcext:value-type="float">
            <text:p>-0.99</text:p>
          </table:table-cell>
          <table:table-cell table:style-name="ce6" table:formula="of:=([.C73]-[.C$106])/[.C$108]" office:value-type="float" office:value="0.907525669607495" calcext:value-type="float">
            <text:p>0.91</text:p>
          </table:table-cell>
          <table:table-cell table:style-name="ce6" table:formula="of:=([.D73]-[.D$106])/[.D$108]" office:value-type="float" office:value="-0.620738933242544" calcext:value-type="float">
            <text:p>-0.62</text:p>
          </table:table-cell>
          <table:table-cell table:style-name="ce6"/>
          <table:table-cell table:style-name="ce6" table:formula="of:=[.F73]*[.G73]" office:value-type="float" office:value="-0.896659408467065" calcext:value-type="float">
            <text:p>-0.90</text:p>
          </table:table-cell>
          <table:table-cell table:style-name="ce6" table:formula="of:=[.F73]*[.H73]" office:value-type="float" office:value="0.613306513891186" calcext:value-type="float">
            <text:p>0.61</text:p>
          </table:table-cell>
          <table:table-cell table:style-name="ce6" table:formula="of:=[.G73]*[.H73]" office:value-type="float" office:value="-0.563336516042383" calcext:value-type="float">
            <text:p>-0.56</text:p>
          </table:table-cell>
          <table:table-cell/>
          <table:table-cell table:style-name="ce9" table:formula="of:=([.B73]-[.B$106])" office:value-type="float" office:value="-17.8543689320388" calcext:value-type="float">
            <text:p>-17.85</text:p>
          </table:table-cell>
          <table:table-cell table:style-name="ce9" table:formula="of:=([.C73]-[.C$106])" office:value-type="float" office:value="23.4271844660194" calcext:value-type="float">
            <text:p>23.43</text:p>
          </table:table-cell>
          <table:table-cell table:style-name="ce9" table:formula="of:=([.D73]-[.D$106])" office:value-type="float" office:value="-10.6134951456311" calcext:value-type="float">
            <text:p>-10.61</text:p>
          </table:table-cell>
          <table:table-cell/>
          <table:table-cell table:style-name="ce6" table:formula="of:=[.N73]*[.O73]" office:value-type="float" office:value="-418.27759449524" calcext:value-type="float">
            <text:p>-418.28</text:p>
          </table:table-cell>
          <table:table-cell table:style-name="ce6" table:formula="of:=[.N73]*[.P73]" office:value-type="float" office:value="189.4972579885" calcext:value-type="float">
            <text:p>189.50</text:p>
          </table:table-cell>
          <table:table-cell table:style-name="ce6" table:formula="of:=[.O73]*[.P73]" office:value-type="float" office:value="-248.6443086059" calcext:value-type="float">
            <text:p>-248.64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71.79" calcext:value-type="float">
            <text:p>71.79</text:p>
          </table:table-cell>
          <table:table-cell/>
          <table:table-cell table:style-name="ce6" table:formula="of:=([.B74]-[.B$106])/[.B$108]" office:value-type="float" office:value="-0.213293376504017" calcext:value-type="float">
            <text:p>-0.21</text:p>
          </table:table-cell>
          <table:table-cell table:style-name="ce6" table:formula="of:=([.C74]-[.C$106])/[.C$108]" office:value-type="float" office:value="0.132762768906526" calcext:value-type="float">
            <text:p>0.13</text:p>
          </table:table-cell>
          <table:table-cell table:style-name="ce6" table:formula="of:=([.D74]-[.D$106])/[.D$108]" office:value-type="float" office:value="-0.149343249418784" calcext:value-type="float">
            <text:p>-0.15</text:p>
          </table:table-cell>
          <table:table-cell table:style-name="ce6"/>
          <table:table-cell table:style-name="ce6" table:formula="of:=[.F74]*[.G74]" office:value-type="float" office:value="-0.0283174192540954" calcext:value-type="float">
            <text:p>-0.03</text:p>
          </table:table-cell>
          <table:table-cell table:style-name="ce6" table:formula="of:=[.F74]*[.H74]" office:value-type="float" office:value="0.031853925926614" calcext:value-type="float">
            <text:p>0.03</text:p>
          </table:table-cell>
          <table:table-cell table:style-name="ce6" table:formula="of:=[.G74]*[.H74]" office:value-type="float" office:value="-0.0198272233103356" calcext:value-type="float">
            <text:p>-0.02</text:p>
          </table:table-cell>
          <table:table-cell/>
          <table:table-cell table:style-name="ce9" table:formula="of:=([.B74]-[.B$106])" office:value-type="float" office:value="-3.85436893203883" calcext:value-type="float">
            <text:p>-3.85</text:p>
          </table:table-cell>
          <table:table-cell table:style-name="ce9" table:formula="of:=([.C74]-[.C$106])" office:value-type="float" office:value="3.42718446601942" calcext:value-type="float">
            <text:p>3.43</text:p>
          </table:table-cell>
          <table:table-cell table:style-name="ce9" table:formula="of:=([.D74]-[.D$106])" office:value-type="float" office:value="-2.55349514563105" calcext:value-type="float">
            <text:p>-2.55</text:p>
          </table:table-cell>
          <table:table-cell/>
          <table:table-cell table:style-name="ce6" table:formula="of:=[.N74]*[.O74]" office:value-type="float" office:value="-13.2096333301914" calcext:value-type="float">
            <text:p>-13.21</text:p>
          </table:table-cell>
          <table:table-cell table:style-name="ce6" table:formula="of:=[.N74]*[.P74]" office:value-type="float" office:value="9.84211235743229" calcext:value-type="float">
            <text:p>9.84</text:p>
          </table:table-cell>
          <table:table-cell table:style-name="ce6" table:formula="of:=[.O74]*[.P74]" office:value-type="float" office:value="-8.75129889716272" calcext:value-type="float">
            <text:p>-8.75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table:style-name="ce6" office:value-type="float" office:value="57.28" calcext:value-type="float">
            <text:p>57.28</text:p>
          </table:table-cell>
          <table:table-cell/>
          <table:table-cell table:style-name="ce6" table:formula="of:=([.B75]-[.B$106])/[.B$108]" office:value-type="float" office:value="2.16624406565289" calcext:value-type="float">
            <text:p>2.17</text:p>
          </table:table-cell>
          <table:table-cell table:style-name="ce6" table:formula="of:=([.C75]-[.C$106])/[.C$108]" office:value-type="float" office:value="0.326453494081768" calcext:value-type="float">
            <text:p>0.33</text:p>
          </table:table-cell>
          <table:table-cell table:style-name="ce6" table:formula="of:=([.D75]-[.D$106])/[.D$108]" office:value-type="float" office:value="-0.997972451935255" calcext:value-type="float">
            <text:p>-1.00</text:p>
          </table:table-cell>
          <table:table-cell table:style-name="ce6"/>
          <table:table-cell table:style-name="ce6" table:formula="of:=[.F75]*[.G75]" office:value-type="float" office:value="0.707177944266281" calcext:value-type="float">
            <text:p>0.71</text:p>
          </table:table-cell>
          <table:table-cell table:style-name="ce6" table:formula="of:=[.F75]*[.H75]" office:value-type="float" office:value="-2.16185190168981" calcext:value-type="float">
            <text:p>-2.16</text:p>
          </table:table-cell>
          <table:table-cell table:style-name="ce6" table:formula="of:=[.G75]*[.H75]" office:value-type="float" office:value="-0.325791593931613" calcext:value-type="float">
            <text:p>-0.33</text:p>
          </table:table-cell>
          <table:table-cell/>
          <table:table-cell table:style-name="ce9" table:formula="of:=([.B75]-[.B$106])" office:value-type="float" office:value="39.1456310679612" calcext:value-type="float">
            <text:p>39.15</text:p>
          </table:table-cell>
          <table:table-cell table:style-name="ce9" table:formula="of:=([.C75]-[.C$106])" office:value-type="float" office:value="8.42718446601942" calcext:value-type="float">
            <text:p>8.43</text:p>
          </table:table-cell>
          <table:table-cell table:style-name="ce9" table:formula="of:=([.D75]-[.D$106])" office:value-type="float" office:value="-17.0634951456311" calcext:value-type="float">
            <text:p>-17.06</text:p>
          </table:table-cell>
          <table:table-cell/>
          <table:table-cell table:style-name="ce6" table:formula="of:=[.N75]*[.O75]" office:value-type="float" office:value="329.887454048449" calcext:value-type="float">
            <text:p>329.89</text:p>
          </table:table-cell>
          <table:table-cell table:style-name="ce6" table:formula="of:=[.N75]*[.P75]" office:value-type="float" office:value="-667.961285700819" calcext:value-type="float">
            <text:p>-667.96</text:p>
          </table:table-cell>
          <table:table-cell table:style-name="ce6" table:formula="of:=[.O75]*[.P75]" office:value-type="float" office:value="-143.79722122726" calcext:value-type="float">
            <text:p>-143.80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84.69" calcext:value-type="float">
            <text:p>84.69</text:p>
          </table:table-cell>
          <table:table-cell/>
          <table:table-cell table:style-name="ce6" table:formula="of:=([.B76]-[.B$106])/[.B$108]" office:value-type="float" office:value="-0.545321856804981" calcext:value-type="float">
            <text:p>-0.55</text:p>
          </table:table-cell>
          <table:table-cell table:style-name="ce6" table:formula="of:=([.C76]-[.C$106])/[.C$108]" office:value-type="float" office:value="-1.61045375767066" calcext:value-type="float">
            <text:p>-1.61</text:p>
          </table:table-cell>
          <table:table-cell table:style-name="ce6" table:formula="of:=([.D76]-[.D$106])/[.D$108]" office:value-type="float" office:value="0.605123787966638" calcext:value-type="float">
            <text:p>0.61</text:p>
          </table:table-cell>
          <table:table-cell table:style-name="ce6"/>
          <table:table-cell table:style-name="ce6" table:formula="of:=[.F76]*[.G76]" office:value-type="float" office:value="0.878215633431522" calcext:value-type="float">
            <text:p>0.88</text:p>
          </table:table-cell>
          <table:table-cell table:style-name="ce6" table:formula="of:=[.F76]*[.H76]" office:value-type="float" office:value="-0.329987227650831" calcext:value-type="float">
            <text:p>-0.33</text:p>
          </table:table-cell>
          <table:table-cell table:style-name="ce6" table:formula="of:=[.G76]*[.H76]" office:value-type="float" office:value="-0.974523878186774" calcext:value-type="float">
            <text:p>-0.97</text:p>
          </table:table-cell>
          <table:table-cell/>
          <table:table-cell table:style-name="ce9" table:formula="of:=([.B76]-[.B$106])" office:value-type="float" office:value="-9.85436893203883" calcext:value-type="float">
            <text:p>-9.85</text:p>
          </table:table-cell>
          <table:table-cell table:style-name="ce9" table:formula="of:=([.C76]-[.C$106])" office:value-type="float" office:value="-41.5728155339806" calcext:value-type="float">
            <text:p>-41.57</text:p>
          </table:table-cell>
          <table:table-cell table:style-name="ce9" table:formula="of:=([.D76]-[.D$106])" office:value-type="float" office:value="10.3465048543689" calcext:value-type="float">
            <text:p>10.35</text:p>
          </table:table-cell>
          <table:table-cell/>
          <table:table-cell table:style-name="ce6" table:formula="of:=[.N76]*[.O76]" office:value-type="float" office:value="409.67386181544" calcext:value-type="float">
            <text:p>409.67</text:p>
          </table:table-cell>
          <table:table-cell table:style-name="ce6" table:formula="of:=[.N76]*[.P76]" office:value-type="float" office:value="-101.958275992082" calcext:value-type="float">
            <text:p>-101.96</text:p>
          </table:table-cell>
          <table:table-cell table:style-name="ce6" table:formula="of:=[.O76]*[.P76]" office:value-type="float" office:value="-430.133337732115" calcext:value-type="float">
            <text:p>-430.13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style-name="ce6" office:value-type="float" office:value="84.69" calcext:value-type="float">
            <text:p>84.69</text:p>
          </table:table-cell>
          <table:table-cell/>
          <table:table-cell table:style-name="ce6" table:formula="of:=([.B77]-[.B$106])/[.B$108]" office:value-type="float" office:value="-0.379307616654499" calcext:value-type="float">
            <text:p>-0.38</text:p>
          </table:table-cell>
          <table:table-cell table:style-name="ce6" table:formula="of:=([.C77]-[.C$106])/[.C$108]" office:value-type="float" office:value="1.10121639478274" calcext:value-type="float">
            <text:p>1.10</text:p>
          </table:table-cell>
          <table:table-cell table:style-name="ce6" table:formula="of:=([.D77]-[.D$106])/[.D$108]" office:value-type="float" office:value="0.605123787966638" calcext:value-type="float">
            <text:p>0.61</text:p>
          </table:table-cell>
          <table:table-cell table:style-name="ce6"/>
          <table:table-cell table:style-name="ce6" table:formula="of:=[.F77]*[.G77]" office:value-type="float" office:value="-0.417699766125901" calcext:value-type="float">
            <text:p>-0.42</text:p>
          </table:table-cell>
          <table:table-cell table:style-name="ce6" table:formula="of:=[.F77]*[.H77]" office:value-type="float" office:value="-0.229528061794568" calcext:value-type="float">
            <text:p>-0.23</text:p>
          </table:table-cell>
          <table:table-cell table:style-name="ce6" table:formula="of:=[.G77]*[.H77]" office:value-type="float" office:value="0.666372236181895" calcext:value-type="float">
            <text:p>0.67</text:p>
          </table:table-cell>
          <table:table-cell/>
          <table:table-cell table:style-name="ce9" table:formula="of:=([.B77]-[.B$106])" office:value-type="float" office:value="-6.85436893203883" calcext:value-type="float">
            <text:p>-6.85</text:p>
          </table:table-cell>
          <table:table-cell table:style-name="ce9" table:formula="of:=([.C77]-[.C$106])" office:value-type="float" office:value="28.4271844660194" calcext:value-type="float">
            <text:p>28.43</text:p>
          </table:table-cell>
          <table:table-cell table:style-name="ce9" table:formula="of:=([.D77]-[.D$106])" office:value-type="float" office:value="10.3465048543689" calcext:value-type="float">
            <text:p>10.35</text:p>
          </table:table-cell>
          <table:table-cell/>
          <table:table-cell table:style-name="ce6" table:formula="of:=[.N77]*[.O77]" office:value-type="float" office:value="-194.85041002922" calcext:value-type="float">
            <text:p>-194.85</text:p>
          </table:table-cell>
          <table:table-cell table:style-name="ce6" table:formula="of:=[.N77]*[.P77]" office:value-type="float" office:value="-70.9187614289755" calcext:value-type="float">
            <text:p>-70.92</text:p>
          </table:table-cell>
          <table:table-cell table:style-name="ce6" table:formula="of:=[.O77]*[.P77]" office:value-type="float" office:value="294.122002073711" calcext:value-type="float">
            <text:p>294.12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77.43" calcext:value-type="float">
            <text:p>77.43</text:p>
          </table:table-cell>
          <table:table-cell/>
          <table:table-cell table:style-name="ce6" table:formula="of:=([.B78]-[.B$106])/[.B$108]" office:value-type="float" office:value="-0.655998016905303" calcext:value-type="float">
            <text:p>-0.66</text:p>
          </table:table-cell>
          <table:table-cell table:style-name="ce6" table:formula="of:=([.C78]-[.C$106])/[.C$108]" office:value-type="float" office:value="-1.41676303249541" calcext:value-type="float">
            <text:p>-1.42</text:p>
          </table:table-cell>
          <table:table-cell table:style-name="ce6" table:formula="of:=([.D78]-[.D$106])/[.D$108]" office:value-type="float" office:value="0.180516757624145" calcext:value-type="float">
            <text:p>0.18</text:p>
          </table:table-cell>
          <table:table-cell table:style-name="ce6"/>
          <table:table-cell table:style-name="ce6" table:formula="of:=[.F78]*[.G78]" office:value-type="float" office:value="0.929393739741735" calcext:value-type="float">
            <text:p>0.93</text:p>
          </table:table-cell>
          <table:table-cell table:style-name="ce6" table:formula="of:=[.F78]*[.H78]" office:value-type="float" office:value="-0.118418635019614" calcext:value-type="float">
            <text:p>-0.12</text:p>
          </table:table-cell>
          <table:table-cell table:style-name="ce6" table:formula="of:=[.G78]*[.H78]" office:value-type="float" office:value="-0.255749468947823" calcext:value-type="float">
            <text:p>-0.26</text:p>
          </table:table-cell>
          <table:table-cell/>
          <table:table-cell table:style-name="ce9" table:formula="of:=([.B78]-[.B$106])" office:value-type="float" office:value="-11.8543689320388" calcext:value-type="float">
            <text:p>-11.85</text:p>
          </table:table-cell>
          <table:table-cell table:style-name="ce9" table:formula="of:=([.C78]-[.C$106])" office:value-type="float" office:value="-36.5728155339806" calcext:value-type="float">
            <text:p>-36.57</text:p>
          </table:table-cell>
          <table:table-cell table:style-name="ce9" table:formula="of:=([.D78]-[.D$106])" office:value-type="float" office:value="3.08650485436895" calcext:value-type="float">
            <text:p>3.09</text:p>
          </table:table-cell>
          <table:table-cell/>
          <table:table-cell table:style-name="ce6" table:formula="of:=[.N78]*[.O78]" office:value-type="float" office:value="433.547648223207" calcext:value-type="float">
            <text:p>433.55</text:p>
          </table:table-cell>
          <table:table-cell table:style-name="ce6" table:formula="of:=[.N78]*[.P78]" office:value-type="float" office:value="-36.5885672542184" calcext:value-type="float">
            <text:p>-36.59</text:p>
          </table:table-cell>
          <table:table-cell table:style-name="ce6" table:formula="of:=[.O78]*[.P78]" office:value-type="float" office:value="-112.882172683571" calcext:value-type="float">
            <text:p>-112.88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82.27" calcext:value-type="float">
            <text:p>82.27</text:p>
          </table:table-cell>
          <table:table-cell/>
          <table:table-cell table:style-name="ce6" table:formula="of:=([.B79]-[.B$106])/[.B$108]" office:value-type="float" office:value="-0.822012257055784" calcext:value-type="float">
            <text:p>-0.82</text:p>
          </table:table-cell>
          <table:table-cell table:style-name="ce6" table:formula="of:=([.C79]-[.C$106])/[.C$108]" office:value-type="float" office:value="0.907525669607495" calcext:value-type="float">
            <text:p>0.91</text:p>
          </table:table-cell>
          <table:table-cell table:style-name="ce6" table:formula="of:=([.D79]-[.D$106])/[.D$108]" office:value-type="float" office:value="0.463588111185807" calcext:value-type="float">
            <text:p>0.46</text:p>
          </table:table-cell>
          <table:table-cell table:style-name="ce6"/>
          <table:table-cell table:style-name="ce6" table:formula="of:=[.F79]*[.G79]" office:value-type="float" office:value="-0.74599722401012" calcext:value-type="float">
            <text:p>-0.75</text:p>
          </table:table-cell>
          <table:table-cell table:style-name="ce6" table:formula="of:=[.F79]*[.H79]" office:value-type="float" office:value="-0.381075109620073" calcext:value-type="float">
            <text:p>-0.38</text:p>
          </table:table-cell>
          <table:table-cell table:style-name="ce6" table:formula="of:=[.G79]*[.H79]" office:value-type="float" office:value="0.420718111025973" calcext:value-type="float">
            <text:p>0.42</text:p>
          </table:table-cell>
          <table:table-cell/>
          <table:table-cell table:style-name="ce9" table:formula="of:=([.B79]-[.B$106])" office:value-type="float" office:value="-14.8543689320388" calcext:value-type="float">
            <text:p>-14.85</text:p>
          </table:table-cell>
          <table:table-cell table:style-name="ce9" table:formula="of:=([.C79]-[.C$106])" office:value-type="float" office:value="23.4271844660194" calcext:value-type="float">
            <text:p>23.43</text:p>
          </table:table-cell>
          <table:table-cell table:style-name="ce9" table:formula="of:=([.D79]-[.D$106])" office:value-type="float" office:value="7.92650485436894" calcext:value-type="float">
            <text:p>7.93</text:p>
          </table:table-cell>
          <table:table-cell/>
          <table:table-cell table:style-name="ce6" table:formula="of:=[.N79]*[.O79]" office:value-type="float" office:value="-347.996041097182" calcext:value-type="float">
            <text:p>-348.00</text:p>
          </table:table-cell>
          <table:table-cell table:style-name="ce6" table:formula="of:=[.N79]*[.P79]" office:value-type="float" office:value="-117.743227448393" calcext:value-type="float">
            <text:p>-117.74</text:p>
          </table:table-cell>
          <table:table-cell table:style-name="ce6" table:formula="of:=[.O79]*[.P79]" office:value-type="float" office:value="185.6956913941" calcext:value-type="float">
            <text:p>185.70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0" calcext:value-type="float">
            <text:p>10.00</text:p>
          </table:table-cell>
          <table:table-cell/>
          <table:table-cell table:style-name="ce6" table:formula="of:=([.B80]-[.B$106])/[.B$108]" office:value-type="float" office:value="-0.988026497206267" calcext:value-type="float">
            <text:p>-0.99</text:p>
          </table:table-cell>
          <table:table-cell table:style-name="ce6" table:formula="of:=([.C80]-[.C$106])/[.C$108]" office:value-type="float" office:value="1.68228857030847" calcext:value-type="float">
            <text:p>1.68</text:p>
          </table:table-cell>
          <table:table-cell table:style-name="ce6" table:formula="of:=([.D80]-[.D$106])/[.D$108]" office:value-type="float" office:value="-3.76318187267811" calcext:value-type="float">
            <text:p>-3.76</text:p>
          </table:table-cell>
          <table:table-cell table:style-name="ce6"/>
          <table:table-cell table:style-name="ce6" table:formula="of:=[.F80]*[.G80]" office:value-type="float" office:value="-1.66214568341201" calcext:value-type="float">
            <text:p>-1.66</text:p>
          </table:table-cell>
          <table:table-cell table:style-name="ce6" table:formula="of:=[.F80]*[.H80]" office:value-type="float" office:value="3.71812340401227" calcext:value-type="float">
            <text:p>3.72</text:p>
          </table:table-cell>
          <table:table-cell table:style-name="ce6" table:formula="of:=[.G80]*[.H80]" office:value-type="float" office:value="-6.33075785239838" calcext:value-type="float">
            <text:p>-6.33</text:p>
          </table:table-cell>
          <table:table-cell/>
          <table:table-cell table:style-name="ce9" table:formula="of:=([.B80]-[.B$106])" office:value-type="float" office:value="-17.8543689320388" calcext:value-type="float">
            <text:p>-17.85</text:p>
          </table:table-cell>
          <table:table-cell table:style-name="ce9" table:formula="of:=([.C80]-[.C$106])" office:value-type="float" office:value="43.4271844660194" calcext:value-type="float">
            <text:p>43.43</text:p>
          </table:table-cell>
          <table:table-cell table:style-name="ce9" table:formula="of:=([.D80]-[.D$106])" office:value-type="float" office:value="-64.3434951456311" calcext:value-type="float">
            <text:p>-64.34</text:p>
          </table:table-cell>
          <table:table-cell/>
          <table:table-cell table:style-name="ce6" table:formula="of:=[.N80]*[.O80]" office:value-type="float" office:value="-775.364973136017" calcext:value-type="float">
            <text:p>-775.36</text:p>
          </table:table-cell>
          <table:table-cell table:style-name="ce6" table:formula="of:=[.N80]*[.P80]" office:value-type="float" office:value="1148.81250070695" calcext:value-type="float">
            <text:p>1148.81</text:p>
          </table:table-cell>
          <table:table-cell table:style-name="ce6" table:formula="of:=[.O80]*[.P80]" office:value-type="float" office:value="-2794.25683287774" calcext:value-type="float">
            <text:p>-2794.26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50.83" calcext:value-type="float">
            <text:p>50.83</text:p>
          </table:table-cell>
          <table:table-cell/>
          <table:table-cell table:style-name="ce6" table:formula="of:=([.B81]-[.B$106])/[.B$108]" office:value-type="float" office:value="1.00414438459952" calcext:value-type="float">
            <text:p>1.00</text:p>
          </table:table-cell>
          <table:table-cell table:style-name="ce6" table:formula="of:=([.C81]-[.C$106])/[.C$108]" office:value-type="float" office:value="1.68228857030847" calcext:value-type="float">
            <text:p>1.68</text:p>
          </table:table-cell>
          <table:table-cell table:style-name="ce6" table:formula="of:=([.D81]-[.D$106])/[.D$108]" office:value-type="float" office:value="-1.37520597062797" calcext:value-type="float">
            <text:p>-1.38</text:p>
          </table:table-cell>
          <table:table-cell table:style-name="ce6"/>
          <table:table-cell table:style-name="ce6" table:formula="of:=[.F81]*[.G81]" office:value-type="float" office:value="1.6892606211512" calcext:value-type="float">
            <text:p>1.69</text:p>
          </table:table-cell>
          <table:table-cell table:style-name="ce6" table:formula="of:=[.F81]*[.H81]" office:value-type="float" office:value="-1.3809053530738" calcext:value-type="float">
            <text:p>-1.38</text:p>
          </table:table-cell>
          <table:table-cell table:style-name="ce6" table:formula="of:=[.G81]*[.H81]" office:value-type="float" office:value="-2.31349328620739" calcext:value-type="float">
            <text:p>-2.31</text:p>
          </table:table-cell>
          <table:table-cell/>
          <table:table-cell table:style-name="ce9" table:formula="of:=([.B81]-[.B$106])" office:value-type="float" office:value="18.1456310679612" calcext:value-type="float">
            <text:p>18.15</text:p>
          </table:table-cell>
          <table:table-cell table:style-name="ce9" table:formula="of:=([.C81]-[.C$106])" office:value-type="float" office:value="43.4271844660194" calcext:value-type="float">
            <text:p>43.43</text:p>
          </table:table-cell>
          <table:table-cell table:style-name="ce9" table:formula="of:=([.D81]-[.D$106])" office:value-type="float" office:value="-23.5134951456311" calcext:value-type="float">
            <text:p>-23.51</text:p>
          </table:table-cell>
          <table:table-cell/>
          <table:table-cell table:style-name="ce6" table:formula="of:=[.N81]*[.O81]" office:value-type="float" office:value="788.013667640682" calcext:value-type="float">
            <text:p>788.01</text:p>
          </table:table-cell>
          <table:table-cell table:style-name="ce6" table:formula="of:=[.N81]*[.P81]" office:value-type="float" office:value="-426.667208030917" calcext:value-type="float">
            <text:p>-426.67</text:p>
          </table:table-cell>
          <table:table-cell table:style-name="ce6" table:formula="of:=[.O81]*[.P81]" office:value-type="float" office:value="-1021.12489113017" calcext:value-type="float">
            <text:p>-1021.12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87.91" calcext:value-type="float">
            <text:p>87.91</text:p>
          </table:table-cell>
          <table:table-cell/>
          <table:table-cell table:style-name="ce6" table:formula="of:=([.B82]-[.B$106])/[.B$108]" office:value-type="float" office:value="-0.877350337105945" calcext:value-type="float">
            <text:p>-0.88</text:p>
          </table:table-cell>
          <table:table-cell table:style-name="ce6" table:formula="of:=([.C82]-[.C$106])/[.C$108]" office:value-type="float" office:value="0.907525669607495" calcext:value-type="float">
            <text:p>0.91</text:p>
          </table:table-cell>
          <table:table-cell table:style-name="ce6" table:formula="of:=([.D82]-[.D$106])/[.D$108]" office:value-type="float" office:value="0.793448118228735" calcext:value-type="float">
            <text:p>0.79</text:p>
          </table:table-cell>
          <table:table-cell table:style-name="ce6"/>
          <table:table-cell table:style-name="ce6" table:formula="of:=[.F82]*[.G82]" office:value-type="float" office:value="-0.796217952162435" calcext:value-type="float">
            <text:p>-0.80</text:p>
          </table:table-cell>
          <table:table-cell table:style-name="ce6" table:formula="of:=[.F82]*[.H82]" office:value-type="float" office:value="-0.696131974004059" calcext:value-type="float">
            <text:p>-0.70</text:p>
          </table:table-cell>
          <table:table-cell table:style-name="ce6" table:formula="of:=[.G82]*[.H82]" office:value-type="float" office:value="0.72007453479434" calcext:value-type="float">
            <text:p>0.72</text:p>
          </table:table-cell>
          <table:table-cell/>
          <table:table-cell table:style-name="ce9" table:formula="of:=([.B82]-[.B$106])" office:value-type="float" office:value="-15.8543689320388" calcext:value-type="float">
            <text:p>-15.85</text:p>
          </table:table-cell>
          <table:table-cell table:style-name="ce9" table:formula="of:=([.C82]-[.C$106])" office:value-type="float" office:value="23.4271844660194" calcext:value-type="float">
            <text:p>23.43</text:p>
          </table:table-cell>
          <table:table-cell table:style-name="ce9" table:formula="of:=([.D82]-[.D$106])" office:value-type="float" office:value="13.5665048543689" calcext:value-type="float">
            <text:p>13.57</text:p>
          </table:table-cell>
          <table:table-cell/>
          <table:table-cell table:style-name="ce6" table:formula="of:=[.N82]*[.O82]" office:value-type="float" office:value="-371.423225563201" calcext:value-type="float">
            <text:p>-371.42</text:p>
          </table:table-cell>
          <table:table-cell table:style-name="ce6" table:formula="of:=[.N82]*[.P82]" office:value-type="float" office:value="-215.088373079461" calcext:value-type="float">
            <text:p>-215.09</text:p>
          </table:table-cell>
          <table:table-cell table:style-name="ce6" table:formula="of:=[.O82]*[.P82]" office:value-type="float" office:value="317.825011782449" calcext:value-type="float">
            <text:p>317.83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83.88" calcext:value-type="float">
            <text:p>83.88</text:p>
          </table:table-cell>
          <table:table-cell/>
          <table:table-cell table:style-name="ce6" table:formula="of:=([.B83]-[.B$106])/[.B$108]" office:value-type="float" office:value="-0.545321856804981" calcext:value-type="float">
            <text:p>-0.55</text:p>
          </table:table-cell>
          <table:table-cell table:style-name="ce6" table:formula="of:=([.C83]-[.C$106])/[.C$108]" office:value-type="float" office:value="-1.8041444828459" calcext:value-type="float">
            <text:p>-1.80</text:p>
          </table:table-cell>
          <table:table-cell table:style-name="ce6" table:formula="of:=([.D83]-[.D$106])/[.D$108]" office:value-type="float" office:value="0.557750276316855" calcext:value-type="float">
            <text:p>0.56</text:p>
          </table:table-cell>
          <table:table-cell table:style-name="ce6"/>
          <table:table-cell table:style-name="ce6" table:formula="of:=[.F83]*[.G83]" office:value-type="float" office:value="0.983839419329989" calcext:value-type="float">
            <text:p>0.98</text:p>
          </table:table-cell>
          <table:table-cell table:style-name="ce6" table:formula="of:=[.F83]*[.H83]" office:value-type="float" office:value="-0.304153416314599" calcext:value-type="float">
            <text:p>-0.30</text:p>
          </table:table-cell>
          <table:table-cell table:style-name="ce6" table:formula="of:=[.G83]*[.H83]" office:value-type="float" office:value="-1.00626208382283" calcext:value-type="float">
            <text:p>-1.01</text:p>
          </table:table-cell>
          <table:table-cell/>
          <table:table-cell table:style-name="ce9" table:formula="of:=([.B83]-[.B$106])" office:value-type="float" office:value="-9.85436893203883" calcext:value-type="float">
            <text:p>-9.85</text:p>
          </table:table-cell>
          <table:table-cell table:style-name="ce9" table:formula="of:=([.C83]-[.C$106])" office:value-type="float" office:value="-46.5728155339806" calcext:value-type="float">
            <text:p>-46.57</text:p>
          </table:table-cell>
          <table:table-cell table:style-name="ce9" table:formula="of:=([.D83]-[.D$106])" office:value-type="float" office:value="9.53650485436894" calcext:value-type="float">
            <text:p>9.54</text:p>
          </table:table-cell>
          <table:table-cell/>
          <table:table-cell table:style-name="ce6" table:formula="of:=[.N83]*[.O83]" office:value-type="float" office:value="458.945706475634" calcext:value-type="float">
            <text:p>458.95</text:p>
          </table:table-cell>
          <table:table-cell table:style-name="ce6" table:formula="of:=[.N83]*[.P83]" office:value-type="float" office:value="-93.9762371571308" calcext:value-type="float">
            <text:p>-93.98</text:p>
          </table:table-cell>
          <table:table-cell table:style-name="ce6" table:formula="of:=[.O83]*[.P83]" office:value-type="float" office:value="-444.141881421435" calcext:value-type="float">
            <text:p>-444.14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84.69" calcext:value-type="float">
            <text:p>84.69</text:p>
          </table:table-cell>
          <table:table-cell/>
          <table:table-cell table:style-name="ce6" table:formula="of:=([.B84]-[.B$106])/[.B$108]" office:value-type="float" office:value="-0.766674177005624" calcext:value-type="float">
            <text:p>-0.77</text:p>
          </table:table-cell>
          <table:table-cell table:style-name="ce6" table:formula="of:=([.C84]-[.C$106])/[.C$108]" office:value-type="float" office:value="0.520144219257011" calcext:value-type="float">
            <text:p>0.52</text:p>
          </table:table-cell>
          <table:table-cell table:style-name="ce6" table:formula="of:=([.D84]-[.D$106])/[.D$108]" office:value-type="float" office:value="0.605123787966638" calcext:value-type="float">
            <text:p>0.61</text:p>
          </table:table-cell>
          <table:table-cell table:style-name="ce6"/>
          <table:table-cell table:style-name="ce6" table:formula="of:=[.F84]*[.G84]" office:value-type="float" office:value="-0.398781141223101" calcext:value-type="float">
            <text:p>-0.40</text:p>
          </table:table-cell>
          <table:table-cell table:style-name="ce6" table:formula="of:=[.F84]*[.H84]" office:value-type="float" office:value="-0.463932782125848" calcext:value-type="float">
            <text:p>-0.46</text:p>
          </table:table-cell>
          <table:table-cell table:style-name="ce6" table:formula="of:=[.G84]*[.H84]" office:value-type="float" office:value="0.314751640245752" calcext:value-type="float">
            <text:p>0.31</text:p>
          </table:table-cell>
          <table:table-cell/>
          <table:table-cell table:style-name="ce9" table:formula="of:=([.B84]-[.B$106])" office:value-type="float" office:value="-13.8543689320388" calcext:value-type="float">
            <text:p>-13.85</text:p>
          </table:table-cell>
          <table:table-cell table:style-name="ce9" table:formula="of:=([.C84]-[.C$106])" office:value-type="float" office:value="13.4271844660194" calcext:value-type="float">
            <text:p>13.43</text:p>
          </table:table-cell>
          <table:table-cell table:style-name="ce9" table:formula="of:=([.D84]-[.D$106])" office:value-type="float" office:value="10.3465048543689" calcext:value-type="float">
            <text:p>10.35</text:p>
          </table:table-cell>
          <table:table-cell/>
          <table:table-cell table:style-name="ce6" table:formula="of:=[.N84]*[.O84]" office:value-type="float" office:value="-186.025167310774" calcext:value-type="float">
            <text:p>-186.03</text:p>
          </table:table-cell>
          <table:table-cell table:style-name="ce6" table:formula="of:=[.N84]*[.P84]" office:value-type="float" office:value="-143.344295409558" calcext:value-type="float">
            <text:p>-143.34</text:p>
          </table:table-cell>
          <table:table-cell table:style-name="ce6" table:formula="of:=[.O84]*[.P84]" office:value-type="float" office:value="138.924429258177" calcext:value-type="float">
            <text:p>138.92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20.21" calcext:value-type="float">
            <text:p>20.21</text:p>
          </table:table-cell>
          <table:table-cell/>
          <table:table-cell table:style-name="ce6" table:formula="of:=([.B85]-[.B$106])/[.B$108]" office:value-type="float" office:value="2.66428678610434" calcext:value-type="float">
            <text:p>2.66</text:p>
          </table:table-cell>
          <table:table-cell table:style-name="ce6" table:formula="of:=([.C85]-[.C$106])/[.C$108]" office:value-type="float" office:value="1.68228857030847" calcext:value-type="float">
            <text:p>1.68</text:p>
          </table:table-cell>
          <table:table-cell table:style-name="ce6" table:formula="of:=([.D85]-[.D$106])/[.D$108]" office:value-type="float" office:value="-3.16604168262344" calcext:value-type="float">
            <text:p>-3.17</text:p>
          </table:table-cell>
          <table:table-cell table:style-name="ce6"/>
          <table:table-cell table:style-name="ce6" table:formula="of:=[.F85]*[.G85]" office:value-type="float" office:value="4.4820992082872" calcext:value-type="float">
            <text:p>4.48</text:p>
          </table:table-cell>
          <table:table-cell table:style-name="ce6" table:formula="of:=[.F85]*[.H85]" office:value-type="float" office:value="-8.43524301926918" calcext:value-type="float">
            <text:p>-8.44</text:p>
          </table:table-cell>
          <table:table-cell table:style-name="ce6" table:formula="of:=[.G85]*[.H85]" office:value-type="float" office:value="-5.3261957357976" calcext:value-type="float">
            <text:p>-5.33</text:p>
          </table:table-cell>
          <table:table-cell/>
          <table:table-cell table:style-name="ce9" table:formula="of:=([.B85]-[.B$106])" office:value-type="float" office:value="48.1456310679612" calcext:value-type="float">
            <text:p>48.15</text:p>
          </table:table-cell>
          <table:table-cell table:style-name="ce9" table:formula="of:=([.C85]-[.C$106])" office:value-type="float" office:value="43.4271844660194" calcext:value-type="float">
            <text:p>43.43</text:p>
          </table:table-cell>
          <table:table-cell table:style-name="ce9" table:formula="of:=([.D85]-[.D$106])" office:value-type="float" office:value="-54.1334951456311" calcext:value-type="float">
            <text:p>-54.13</text:p>
          </table:table-cell>
          <table:table-cell/>
          <table:table-cell table:style-name="ce6" table:formula="of:=[.N85]*[.O85]" office:value-type="float" office:value="2090.82920162126" calcext:value-type="float">
            <text:p>2090.83</text:p>
          </table:table-cell>
          <table:table-cell table:style-name="ce6" table:formula="of:=[.N85]*[.P85]" office:value-type="float" office:value="-2606.29128570082" calcext:value-type="float">
            <text:p>-2606.29</text:p>
          </table:table-cell>
          <table:table-cell table:style-name="ce6" table:formula="of:=[.O85]*[.P85]" office:value-type="float" office:value="-2350.86527947969" calcext:value-type="float">
            <text:p>-2350.87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87.1" calcext:value-type="float">
            <text:p>87.10</text:p>
          </table:table-cell>
          <table:table-cell/>
          <table:table-cell table:style-name="ce6" table:formula="of:=([.B86]-[.B$106])/[.B$108]" office:value-type="float" office:value="-0.655998016905303" calcext:value-type="float">
            <text:p>-0.66</text:p>
          </table:table-cell>
          <table:table-cell table:style-name="ce6" table:formula="of:=([.C86]-[.C$106])/[.C$108]" office:value-type="float" office:value="0.520144219257011" calcext:value-type="float">
            <text:p>0.52</text:p>
          </table:table-cell>
          <table:table-cell table:style-name="ce6" table:formula="of:=([.D86]-[.D$106])/[.D$108]" office:value-type="float" office:value="0.746074606578953" calcext:value-type="float">
            <text:p>0.75</text:p>
          </table:table-cell>
          <table:table-cell table:style-name="ce6"/>
          <table:table-cell table:style-name="ce6" table:formula="of:=[.F86]*[.G86]" office:value-type="float" office:value="-0.341213576337356" calcext:value-type="float">
            <text:p>-0.34</text:p>
          </table:table-cell>
          <table:table-cell table:style-name="ce6" table:formula="of:=[.F86]*[.H86]" office:value-type="float" office:value="-0.489423462379197" calcext:value-type="float">
            <text:p>-0.49</text:p>
          </table:table-cell>
          <table:table-cell table:style-name="ce6" table:formula="of:=[.G86]*[.H86]" office:value-type="float" office:value="0.388066393746491" calcext:value-type="float">
            <text:p>0.39</text:p>
          </table:table-cell>
          <table:table-cell/>
          <table:table-cell table:style-name="ce9" table:formula="of:=([.B86]-[.B$106])" office:value-type="float" office:value="-11.8543689320388" calcext:value-type="float">
            <text:p>-11.85</text:p>
          </table:table-cell>
          <table:table-cell table:style-name="ce9" table:formula="of:=([.C86]-[.C$106])" office:value-type="float" office:value="13.4271844660194" calcext:value-type="float">
            <text:p>13.43</text:p>
          </table:table-cell>
          <table:table-cell table:style-name="ce9" table:formula="of:=([.D86]-[.D$106])" office:value-type="float" office:value="12.7565048543689" calcext:value-type="float">
            <text:p>12.76</text:p>
          </table:table-cell>
          <table:table-cell/>
          <table:table-cell table:style-name="ce6" table:formula="of:=[.N86]*[.O86]" office:value-type="float" office:value="-159.170798378735" calcext:value-type="float">
            <text:p>-159.17</text:p>
          </table:table-cell>
          <table:table-cell table:style-name="ce6" table:formula="of:=[.N86]*[.P86]" office:value-type="float" office:value="-151.220314827034" calcext:value-type="float">
            <text:p>-151.22</text:p>
          </table:table-cell>
          <table:table-cell table:style-name="ce6" table:formula="of:=[.O86]*[.P86]" office:value-type="float" office:value="171.283943821284" calcext:value-type="float">
            <text:p>171.28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83.88" calcext:value-type="float">
            <text:p>83.88</text:p>
          </table:table-cell>
          <table:table-cell/>
          <table:table-cell table:style-name="ce6" table:formula="of:=([.B87]-[.B$106])/[.B$108]" office:value-type="float" office:value="-1.04336457725643" calcext:value-type="float">
            <text:p>-1.04</text:p>
          </table:table-cell>
          <table:table-cell table:style-name="ce6" table:formula="of:=([.C87]-[.C$106])/[.C$108]" office:value-type="float" office:value="0.520144219257011" calcext:value-type="float">
            <text:p>0.52</text:p>
          </table:table-cell>
          <table:table-cell table:style-name="ce6" table:formula="of:=([.D87]-[.D$106])/[.D$108]" office:value-type="float" office:value="0.557750276316855" calcext:value-type="float">
            <text:p>0.56</text:p>
          </table:table-cell>
          <table:table-cell table:style-name="ce6"/>
          <table:table-cell table:style-name="ce6" table:formula="of:=[.F87]*[.G87]" office:value-type="float" office:value="-0.542700053437465" calcext:value-type="float">
            <text:p>-0.54</text:p>
          </table:table-cell>
          <table:table-cell table:style-name="ce6" table:formula="of:=[.F87]*[.H87]" office:value-type="float" office:value="-0.581936881263991" calcext:value-type="float">
            <text:p>-0.58</text:p>
          </table:table-cell>
          <table:table-cell table:style-name="ce6" table:formula="of:=[.G87]*[.H87]" office:value-type="float" office:value="0.290110582015213" calcext:value-type="float">
            <text:p>0.29</text:p>
          </table:table-cell>
          <table:table-cell/>
          <table:table-cell table:style-name="ce9" table:formula="of:=([.B87]-[.B$106])" office:value-type="float" office:value="-18.8543689320388" calcext:value-type="float">
            <text:p>-18.85</text:p>
          </table:table-cell>
          <table:table-cell table:style-name="ce9" table:formula="of:=([.C87]-[.C$106])" office:value-type="float" office:value="13.4271844660194" calcext:value-type="float">
            <text:p>13.43</text:p>
          </table:table-cell>
          <table:table-cell table:style-name="ce9" table:formula="of:=([.D87]-[.D$106])" office:value-type="float" office:value="9.53650485436894" calcext:value-type="float">
            <text:p>9.54</text:p>
          </table:table-cell>
          <table:table-cell/>
          <table:table-cell table:style-name="ce6" table:formula="of:=[.N87]*[.O87]" office:value-type="float" office:value="-253.161089640871" calcext:value-type="float">
            <text:p>-253.16</text:p>
          </table:table-cell>
          <table:table-cell table:style-name="ce6" table:formula="of:=[.N87]*[.P87]" office:value-type="float" office:value="-179.804780846451" calcext:value-type="float">
            <text:p>-179.80</text:p>
          </table:table-cell>
          <table:table-cell table:style-name="ce6" table:formula="of:=[.O87]*[.P87]" office:value-type="float" office:value="128.048409840701" calcext:value-type="float">
            <text:p>128.05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table:style-name="ce6" office:value-type="float" office:value="67.76" calcext:value-type="float">
            <text:p>67.76</text:p>
          </table:table-cell>
          <table:table-cell/>
          <table:table-cell table:style-name="ce6" table:formula="of:=([.B88]-[.B$106])/[.B$108]" office:value-type="float" office:value="-0.323969536604339" calcext:value-type="float">
            <text:p>-0.32</text:p>
          </table:table-cell>
          <table:table-cell table:style-name="ce6" table:formula="of:=([.C88]-[.C$106])/[.C$108]" office:value-type="float" office:value="0.326453494081768" calcext:value-type="float">
            <text:p>0.33</text:p>
          </table:table-cell>
          <table:table-cell table:style-name="ce6" table:formula="of:=([.D88]-[.D$106])/[.D$108]" office:value-type="float" office:value="-0.385041091330664" calcext:value-type="float">
            <text:p>-0.39</text:p>
          </table:table-cell>
          <table:table-cell table:style-name="ce6"/>
          <table:table-cell table:style-name="ce6" table:formula="of:=[.F88]*[.G88]" office:value-type="float" office:value="-0.105760987200538" calcext:value-type="float">
            <text:p>-0.11</text:p>
          </table:table-cell>
          <table:table-cell table:style-name="ce6" table:formula="of:=[.F88]*[.H88]" office:value-type="float" office:value="0.124741583932024" calcext:value-type="float">
            <text:p>0.12</text:p>
          </table:table-cell>
          <table:table-cell table:style-name="ce6" table:formula="of:=[.G88]*[.H88]" office:value-type="float" office:value="-0.125698009629952" calcext:value-type="float">
            <text:p>-0.13</text:p>
          </table:table-cell>
          <table:table-cell/>
          <table:table-cell table:style-name="ce9" table:formula="of:=([.B88]-[.B$106])" office:value-type="float" office:value="-5.85436893203883" calcext:value-type="float">
            <text:p>-5.85</text:p>
          </table:table-cell>
          <table:table-cell table:style-name="ce9" table:formula="of:=([.C88]-[.C$106])" office:value-type="float" office:value="8.42718446601942" calcext:value-type="float">
            <text:p>8.43</text:p>
          </table:table-cell>
          <table:table-cell table:style-name="ce9" table:formula="of:=([.D88]-[.D$106])" office:value-type="float" office:value="-6.58349514563105" calcext:value-type="float">
            <text:p>-6.58</text:p>
          </table:table-cell>
          <table:table-cell/>
          <table:table-cell table:style-name="ce6" table:formula="of:=[.N88]*[.O88]" office:value-type="float" office:value="-49.3358469224244" calcext:value-type="float">
            <text:p>-49.34</text:p>
          </table:table-cell>
          <table:table-cell table:style-name="ce6" table:formula="of:=[.N88]*[.P88]" office:value-type="float" office:value="38.5422094448109" calcext:value-type="float">
            <text:p>38.54</text:p>
          </table:table-cell>
          <table:table-cell table:style-name="ce6" table:formula="of:=[.O88]*[.P88]" office:value-type="float" office:value="-55.4803280233762" calcext:value-type="float">
            <text:p>-55.48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95.97" calcext:value-type="float">
            <text:p>95.97</text:p>
          </table:table-cell>
          <table:table-cell/>
          <table:table-cell table:style-name="ce6" table:formula="of:=([.B89]-[.B$106])/[.B$108]" office:value-type="float" office:value="1.22549670480016" calcext:value-type="float">
            <text:p>1.23</text:p>
          </table:table-cell>
          <table:table-cell table:style-name="ce6" table:formula="of:=([.C89]-[.C$106])/[.C$108]" office:value-type="float" office:value="0.713834944432253" calcext:value-type="float">
            <text:p>0.71</text:p>
          </table:table-cell>
          <table:table-cell table:style-name="ce6" table:formula="of:=([.D89]-[.D$106])/[.D$108]" office:value-type="float" office:value="1.2648438020525" calcext:value-type="float">
            <text:p>1.26</text:p>
          </table:table-cell>
          <table:table-cell table:style-name="ce6"/>
          <table:table-cell table:style-name="ce6" table:formula="of:=[.F89]*[.G89]" office:value-type="float" office:value="0.874802372172931" calcext:value-type="float">
            <text:p>0.87</text:p>
          </table:table-cell>
          <table:table-cell table:style-name="ce6" table:formula="of:=[.F89]*[.H89]" office:value-type="float" office:value="1.55006191150224" calcext:value-type="float">
            <text:p>1.55</text:p>
          </table:table-cell>
          <table:table-cell table:style-name="ce6" table:formula="of:=[.G89]*[.H89]" office:value-type="float" office:value="0.902889705153623" calcext:value-type="float">
            <text:p>0.90</text:p>
          </table:table-cell>
          <table:table-cell/>
          <table:table-cell table:style-name="ce9" table:formula="of:=([.B89]-[.B$106])" office:value-type="float" office:value="22.1456310679612" calcext:value-type="float">
            <text:p>22.15</text:p>
          </table:table-cell>
          <table:table-cell table:style-name="ce9" table:formula="of:=([.C89]-[.C$106])" office:value-type="float" office:value="18.4271844660194" calcext:value-type="float">
            <text:p>18.43</text:p>
          </table:table-cell>
          <table:table-cell table:style-name="ce9" table:formula="of:=([.D89]-[.D$106])" office:value-type="float" office:value="21.6265048543689" calcext:value-type="float">
            <text:p>21.63</text:p>
          </table:table-cell>
          <table:table-cell/>
          <table:table-cell table:style-name="ce6" table:formula="of:=[.N89]*[.O89]" office:value-type="float" office:value="408.081628805731" calcext:value-type="float">
            <text:p>408.08</text:p>
          </table:table-cell>
          <table:table-cell table:style-name="ce6" table:formula="of:=[.N89]*[.P89]" office:value-type="float" office:value="478.932597794326" calcext:value-type="float">
            <text:p>478.93</text:p>
          </table:table-cell>
          <table:table-cell table:style-name="ce6" table:formula="of:=[.O89]*[.P89]" office:value-type="float" office:value="398.515594306721" calcext:value-type="float">
            <text:p>398.52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style-name="ce6" office:value-type="float" office:value="62.12" calcext:value-type="float">
            <text:p>62.12</text:p>
          </table:table-cell>
          <table:table-cell/>
          <table:table-cell table:style-name="ce6" table:formula="of:=([.B90]-[.B$106])/[.B$108]" office:value-type="float" office:value="-0.379307616654499" calcext:value-type="float">
            <text:p>-0.38</text:p>
          </table:table-cell>
          <table:table-cell table:style-name="ce6" table:formula="of:=([.C90]-[.C$106])/[.C$108]" office:value-type="float" office:value="1.10121639478274" calcext:value-type="float">
            <text:p>1.10</text:p>
          </table:table-cell>
          <table:table-cell table:style-name="ce6" table:formula="of:=([.D90]-[.D$106])/[.D$108]" office:value-type="float" office:value="-0.714901098373593" calcext:value-type="float">
            <text:p>-0.71</text:p>
          </table:table-cell>
          <table:table-cell table:style-name="ce6"/>
          <table:table-cell table:style-name="ce6" table:formula="of:=[.F90]*[.G90]" office:value-type="float" office:value="-0.417699766125901" calcext:value-type="float">
            <text:p>-0.42</text:p>
          </table:table-cell>
          <table:table-cell table:style-name="ce6" table:formula="of:=[.F90]*[.H90]" office:value-type="float" office:value="0.271167431767771" calcext:value-type="float">
            <text:p>0.27</text:p>
          </table:table-cell>
          <table:table-cell table:style-name="ce6" table:formula="of:=[.G90]*[.H90]" office:value-type="float" office:value="-0.787260810177188" calcext:value-type="float">
            <text:p>-0.79</text:p>
          </table:table-cell>
          <table:table-cell/>
          <table:table-cell table:style-name="ce9" table:formula="of:=([.B90]-[.B$106])" office:value-type="float" office:value="-6.85436893203883" calcext:value-type="float">
            <text:p>-6.85</text:p>
          </table:table-cell>
          <table:table-cell table:style-name="ce9" table:formula="of:=([.C90]-[.C$106])" office:value-type="float" office:value="28.4271844660194" calcext:value-type="float">
            <text:p>28.43</text:p>
          </table:table-cell>
          <table:table-cell table:style-name="ce9" table:formula="of:=([.D90]-[.D$106])" office:value-type="float" office:value="-12.2234951456311" calcext:value-type="float">
            <text:p>-12.22</text:p>
          </table:table-cell>
          <table:table-cell/>
          <table:table-cell table:style-name="ce6" table:formula="of:=[.N90]*[.O90]" office:value-type="float" office:value="-194.85041002922" calcext:value-type="float">
            <text:p>-194.85</text:p>
          </table:table-cell>
          <table:table-cell table:style-name="ce6" table:formula="of:=[.N90]*[.P90]" office:value-type="float" office:value="83.784345367141" calcext:value-type="float">
            <text:p>83.78</text:p>
          </table:table-cell>
          <table:table-cell table:style-name="ce6" table:formula="of:=[.O90]*[.P90]" office:value-type="float" office:value="-347.479551324347" calcext:value-type="float">
            <text:p>-347.48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84.69" calcext:value-type="float">
            <text:p>84.69</text:p>
          </table:table-cell>
          <table:table-cell/>
          <table:table-cell table:style-name="ce6" table:formula="of:=([.B91]-[.B$106])/[.B$108]" office:value-type="float" office:value="-1.04336457725643" calcext:value-type="float">
            <text:p>-1.04</text:p>
          </table:table-cell>
          <table:table-cell table:style-name="ce6" table:formula="of:=([.C91]-[.C$106])/[.C$108]" office:value-type="float" office:value="-1.02938158214493" calcext:value-type="float">
            <text:p>-1.03</text:p>
          </table:table-cell>
          <table:table-cell table:style-name="ce6" table:formula="of:=([.D91]-[.D$106])/[.D$108]" office:value-type="float" office:value="0.605123787966638" calcext:value-type="float">
            <text:p>0.61</text:p>
          </table:table-cell>
          <table:table-cell table:style-name="ce6"/>
          <table:table-cell table:style-name="ce6" table:formula="of:=[.F91]*[.G91]" office:value-type="float" office:value="1.0740202792902" calcext:value-type="float">
            <text:p>1.07</text:p>
          </table:table-cell>
          <table:table-cell table:style-name="ce6" table:formula="of:=[.F91]*[.H91]" office:value-type="float" office:value="-0.631364725219619" calcext:value-type="float">
            <text:p>-0.63</text:p>
          </table:table-cell>
          <table:table-cell table:style-name="ce6" table:formula="of:=[.G91]*[.H91]" office:value-type="float" office:value="-0.62290328225063" calcext:value-type="float">
            <text:p>-0.62</text:p>
          </table:table-cell>
          <table:table-cell/>
          <table:table-cell table:style-name="ce9" table:formula="of:=([.B91]-[.B$106])" office:value-type="float" office:value="-18.8543689320388" calcext:value-type="float">
            <text:p>-18.85</text:p>
          </table:table-cell>
          <table:table-cell table:style-name="ce9" table:formula="of:=([.C91]-[.C$106])" office:value-type="float" office:value="-26.5728155339806" calcext:value-type="float">
            <text:p>-26.57</text:p>
          </table:table-cell>
          <table:table-cell table:style-name="ce9" table:formula="of:=([.D91]-[.D$106])" office:value-type="float" office:value="10.3465048543689" calcext:value-type="float">
            <text:p>10.35</text:p>
          </table:table-cell>
          <table:table-cell/>
          <table:table-cell table:style-name="ce6" table:formula="of:=[.N91]*[.O91]" office:value-type="float" office:value="501.013667640682" calcext:value-type="float">
            <text:p>501.01</text:p>
          </table:table-cell>
          <table:table-cell table:style-name="ce6" table:formula="of:=[.N91]*[.P91]" office:value-type="float" office:value="-195.076819681403" calcext:value-type="float">
            <text:p>-195.08</text:p>
          </table:table-cell>
          <table:table-cell table:style-name="ce6" table:formula="of:=[.O91]*[.P91]" office:value-type="float" office:value="-274.935764916581" calcext:value-type="float">
            <text:p>-274.94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92.75" calcext:value-type="float">
            <text:p>92.75</text:p>
          </table:table-cell>
          <table:table-cell/>
          <table:table-cell table:style-name="ce6" table:formula="of:=([.B92]-[.B$106])/[.B$108]" office:value-type="float" office:value="-0.932688417156106" calcext:value-type="float">
            <text:p>-0.93</text:p>
          </table:table-cell>
          <table:table-cell table:style-name="ce6" table:formula="of:=([.C92]-[.C$106])/[.C$108]" office:value-type="float" office:value="-1.99783520802114" calcext:value-type="float">
            <text:p>-2.00</text:p>
          </table:table-cell>
          <table:table-cell table:style-name="ce6" table:formula="of:=([.D92]-[.D$106])/[.D$108]" office:value-type="float" office:value="1.0765194717904" calcext:value-type="float">
            <text:p>1.08</text:p>
          </table:table-cell>
          <table:table-cell table:style-name="ce6"/>
          <table:table-cell table:style-name="ce6" table:formula="of:=[.F92]*[.G92]" office:value-type="float" office:value="1.86335775790798" calcext:value-type="float">
            <text:p>1.86</text:p>
          </table:table-cell>
          <table:table-cell table:style-name="ce6" table:formula="of:=[.F92]*[.H92]" office:value-type="float" office:value="-1.00405724218191" calcext:value-type="float">
            <text:p>-1.00</text:p>
          </table:table-cell>
          <table:table-cell table:style-name="ce6" table:formula="of:=[.G92]*[.H92]" office:value-type="float" office:value="-2.15070850286318" calcext:value-type="float">
            <text:p>-2.15</text:p>
          </table:table-cell>
          <table:table-cell/>
          <table:table-cell table:style-name="ce9" table:formula="of:=([.B92]-[.B$106])" office:value-type="float" office:value="-16.8543689320388" calcext:value-type="float">
            <text:p>-16.85</text:p>
          </table:table-cell>
          <table:table-cell table:style-name="ce9" table:formula="of:=([.C92]-[.C$106])" office:value-type="float" office:value="-51.5728155339806" calcext:value-type="float">
            <text:p>-51.57</text:p>
          </table:table-cell>
          <table:table-cell table:style-name="ce9" table:formula="of:=([.D92]-[.D$106])" office:value-type="float" office:value="18.4065048543689" calcext:value-type="float">
            <text:p>18.41</text:p>
          </table:table-cell>
          <table:table-cell/>
          <table:table-cell table:style-name="ce6" table:formula="of:=[.N92]*[.O92]" office:value-type="float" office:value="869.227259873692" calcext:value-type="float">
            <text:p>869.23</text:p>
          </table:table-cell>
          <table:table-cell table:style-name="ce6" table:formula="of:=[.N92]*[.P92]" office:value-type="float" office:value="-310.230023564898" calcext:value-type="float">
            <text:p>-310.23</text:p>
          </table:table-cell>
          <table:table-cell table:style-name="ce6" table:formula="of:=[.O92]*[.P92]" office:value-type="float" office:value="-949.275279479688" calcext:value-type="float">
            <text:p>-949.28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84.69" calcext:value-type="float">
            <text:p>84.69</text:p>
          </table:table-cell>
          <table:table-cell/>
          <table:table-cell table:style-name="ce6" table:formula="of:=([.B93]-[.B$106])/[.B$108]" office:value-type="float" office:value="-0.822012257055784" calcext:value-type="float">
            <text:p>-0.82</text:p>
          </table:table-cell>
          <table:table-cell table:style-name="ce6" table:formula="of:=([.C93]-[.C$106])/[.C$108]" office:value-type="float" office:value="-1.8041444828459" calcext:value-type="float">
            <text:p>-1.80</text:p>
          </table:table-cell>
          <table:table-cell table:style-name="ce6" table:formula="of:=([.D93]-[.D$106])/[.D$108]" office:value-type="float" office:value="0.605123787966638" calcext:value-type="float">
            <text:p>0.61</text:p>
          </table:table-cell>
          <table:table-cell table:style-name="ce6"/>
          <table:table-cell table:style-name="ce6" table:formula="of:=[.F93]*[.G93]" office:value-type="float" office:value="1.4830288783989" calcext:value-type="float">
            <text:p>1.48</text:p>
          </table:table-cell>
          <table:table-cell table:style-name="ce6" table:formula="of:=[.F93]*[.H93]" office:value-type="float" office:value="-0.497419170744602" calcext:value-type="float">
            <text:p>-0.50</text:p>
          </table:table-cell>
          <table:table-cell table:style-name="ce6" table:formula="of:=[.G93]*[.H93]" office:value-type="float" office:value="-1.09173074349882" calcext:value-type="float">
            <text:p>-1.09</text:p>
          </table:table-cell>
          <table:table-cell/>
          <table:table-cell table:style-name="ce9" table:formula="of:=([.B93]-[.B$106])" office:value-type="float" office:value="-14.8543689320388" calcext:value-type="float">
            <text:p>-14.85</text:p>
          </table:table-cell>
          <table:table-cell table:style-name="ce9" table:formula="of:=([.C93]-[.C$106])" office:value-type="float" office:value="-46.5728155339806" calcext:value-type="float">
            <text:p>-46.57</text:p>
          </table:table-cell>
          <table:table-cell table:style-name="ce9" table:formula="of:=([.D93]-[.D$106])" office:value-type="float" office:value="10.3465048543689" calcext:value-type="float">
            <text:p>10.35</text:p>
          </table:table-cell>
          <table:table-cell/>
          <table:table-cell table:style-name="ce6" table:formula="of:=[.N93]*[.O93]" office:value-type="float" office:value="691.809784145537" calcext:value-type="float">
            <text:p>691.81</text:p>
          </table:table-cell>
          <table:table-cell table:style-name="ce6" table:formula="of:=[.N93]*[.P93]" office:value-type="float" office:value="-153.690800263927" calcext:value-type="float">
            <text:p>-153.69</text:p>
          </table:table-cell>
          <table:table-cell table:style-name="ce6" table:formula="of:=[.O93]*[.P93]" office:value-type="float" office:value="-481.86586200396" calcext:value-type="float">
            <text:p>-481.87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style-name="ce6" office:value-type="float" office:value="83.07" calcext:value-type="float">
            <text:p>83.07</text:p>
          </table:table-cell>
          <table:table-cell/>
          <table:table-cell table:style-name="ce6" table:formula="of:=([.B94]-[.B$106])/[.B$108]" office:value-type="float" office:value="-0.43464569670466" calcext:value-type="float">
            <text:p>-0.43</text:p>
          </table:table-cell>
          <table:table-cell table:style-name="ce6" table:formula="of:=([.C94]-[.C$106])/[.C$108]" office:value-type="float" office:value="1.29490711995798" calcext:value-type="float">
            <text:p>1.29</text:p>
          </table:table-cell>
          <table:table-cell table:style-name="ce6" table:formula="of:=([.D94]-[.D$106])/[.D$108]" office:value-type="float" office:value="0.510376764667073" calcext:value-type="float">
            <text:p>0.51</text:p>
          </table:table-cell>
          <table:table-cell table:style-name="ce6"/>
          <table:table-cell table:style-name="ce6" table:formula="of:=[.F94]*[.G94]" office:value-type="float" office:value="-0.562825807321961" calcext:value-type="float">
            <text:p>-0.56</text:p>
          </table:table-cell>
          <table:table-cell table:style-name="ce6" table:formula="of:=[.F94]*[.H94]" office:value-type="float" office:value="-0.22183306446059" calcext:value-type="float">
            <text:p>-0.22</text:p>
          </table:table-cell>
          <table:table-cell table:style-name="ce6" table:formula="of:=[.G94]*[.H94]" office:value-type="float" office:value="0.660890506428511" calcext:value-type="float">
            <text:p>0.66</text:p>
          </table:table-cell>
          <table:table-cell/>
          <table:table-cell table:style-name="ce9" table:formula="of:=([.B94]-[.B$106])" office:value-type="float" office:value="-7.85436893203883" calcext:value-type="float">
            <text:p>-7.85</text:p>
          </table:table-cell>
          <table:table-cell table:style-name="ce9" table:formula="of:=([.C94]-[.C$106])" office:value-type="float" office:value="33.4271844660194" calcext:value-type="float">
            <text:p>33.43</text:p>
          </table:table-cell>
          <table:table-cell table:style-name="ce9" table:formula="of:=([.D94]-[.D$106])" office:value-type="float" office:value="8.72650485436894" calcext:value-type="float">
            <text:p>8.73</text:p>
          </table:table-cell>
          <table:table-cell/>
          <table:table-cell table:style-name="ce6" table:formula="of:=[.N94]*[.O94]" office:value-type="float" office:value="-262.549439155434" calcext:value-type="float">
            <text:p>-262.55</text:p>
          </table:table-cell>
          <table:table-cell table:style-name="ce6" table:formula="of:=[.N94]*[.P94]" office:value-type="float" office:value="-68.5411886134415" calcext:value-type="float">
            <text:p>-68.54</text:p>
          </table:table-cell>
          <table:table-cell table:style-name="ce6" table:formula="of:=[.O94]*[.P94]" office:value-type="float" office:value="291.702487510604" calcext:value-type="float">
            <text:p>291.70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73.4" calcext:value-type="float">
            <text:p>73.40</text:p>
          </table:table-cell>
          <table:table-cell/>
          <table:table-cell table:style-name="ce6" table:formula="of:=([.B95]-[.B$106])/[.B$108]" office:value-type="float" office:value="-0.0472791363535353" calcext:value-type="float">
            <text:p>-0.05</text:p>
          </table:table-cell>
          <table:table-cell table:style-name="ce6" table:formula="of:=([.C95]-[.C$106])/[.C$108]" office:value-type="float" office:value="0.520144219257011" calcext:value-type="float">
            <text:p>0.52</text:p>
          </table:table-cell>
          <table:table-cell table:style-name="ce6" table:formula="of:=([.D95]-[.D$106])/[.D$108]" office:value-type="float" office:value="-0.0551810842877352" calcext:value-type="float">
            <text:p>-0.06</text:p>
          </table:table-cell>
          <table:table-cell table:style-name="ce6"/>
          <table:table-cell table:style-name="ce6" table:formula="of:=[.F95]*[.G95]" office:value-type="float" office:value="-0.0245919694657554" calcext:value-type="float">
            <text:p>-0.02</text:p>
          </table:table-cell>
          <table:table-cell table:style-name="ce6" table:formula="of:=[.F95]*[.H95]" office:value-type="float" office:value="0.00260891400817576" calcext:value-type="float">
            <text:p>0.00</text:p>
          </table:table-cell>
          <table:table-cell table:style-name="ce6" table:formula="of:=[.G95]*[.H95]" office:value-type="float" office:value="-0.0287021220045993" calcext:value-type="float">
            <text:p>-0.03</text:p>
          </table:table-cell>
          <table:table-cell/>
          <table:table-cell table:style-name="ce9" table:formula="of:=([.B95]-[.B$106])" office:value-type="float" office:value="-0.854368932038835" calcext:value-type="float">
            <text:p>-0.85</text:p>
          </table:table-cell>
          <table:table-cell table:style-name="ce9" table:formula="of:=([.C95]-[.C$106])" office:value-type="float" office:value="13.4271844660194" calcext:value-type="float">
            <text:p>13.43</text:p>
          </table:table-cell>
          <table:table-cell table:style-name="ce9" table:formula="of:=([.D95]-[.D$106])" office:value-type="float" office:value="-0.943495145631047" calcext:value-type="float">
            <text:p>-0.94</text:p>
          </table:table-cell>
          <table:table-cell/>
          <table:table-cell table:style-name="ce6" table:formula="of:=[.N95]*[.O95]" office:value-type="float" office:value="-11.4717692525214" calcext:value-type="float">
            <text:p>-11.47</text:p>
          </table:table-cell>
          <table:table-cell table:style-name="ce6" table:formula="of:=[.N95]*[.P95]" office:value-type="float" office:value="0.806092939956622" calcext:value-type="float">
            <text:p>0.81</text:p>
          </table:table-cell>
          <table:table-cell table:style-name="ce6" table:formula="of:=[.O95]*[.P95]" office:value-type="float" office:value="-12.6684833631819" calcext:value-type="float">
            <text:p>-12.67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87.91" calcext:value-type="float">
            <text:p>87.91</text:p>
          </table:table-cell>
          <table:table-cell/>
          <table:table-cell table:style-name="ce6" table:formula="of:=([.B96]-[.B$106])/[.B$108]" office:value-type="float" office:value="-0.988026497206267" calcext:value-type="float">
            <text:p>-0.99</text:p>
          </table:table-cell>
          <table:table-cell table:style-name="ce6" table:formula="of:=([.C96]-[.C$106])/[.C$108]" office:value-type="float" office:value="-1.41676303249541" calcext:value-type="float">
            <text:p>-1.42</text:p>
          </table:table-cell>
          <table:table-cell table:style-name="ce6" table:formula="of:=([.D96]-[.D$106])/[.D$108]" office:value-type="float" office:value="0.793448118228735" calcext:value-type="float">
            <text:p>0.79</text:p>
          </table:table-cell>
          <table:table-cell table:style-name="ce6"/>
          <table:table-cell table:style-name="ce6" table:formula="of:=[.F96]*[.G96]" office:value-type="float" office:value="1.39979941636777" calcext:value-type="float">
            <text:p>1.40</text:p>
          </table:table-cell>
          <table:table-cell table:style-name="ce6" table:formula="of:=[.F96]*[.H96]" office:value-type="float" office:value="-0.783947764968441" calcext:value-type="float">
            <text:p>-0.78</text:p>
          </table:table-cell>
          <table:table-cell table:style-name="ce6" table:formula="of:=[.G96]*[.H96]" office:value-type="float" office:value="-1.12412796210952" calcext:value-type="float">
            <text:p>-1.12</text:p>
          </table:table-cell>
          <table:table-cell/>
          <table:table-cell table:style-name="ce9" table:formula="of:=([.B96]-[.B$106])" office:value-type="float" office:value="-17.8543689320388" calcext:value-type="float">
            <text:p>-17.85</text:p>
          </table:table-cell>
          <table:table-cell table:style-name="ce9" table:formula="of:=([.C96]-[.C$106])" office:value-type="float" office:value="-36.5728155339806" calcext:value-type="float">
            <text:p>-36.57</text:p>
          </table:table-cell>
          <table:table-cell table:style-name="ce9" table:formula="of:=([.D96]-[.D$106])" office:value-type="float" office:value="13.5665048543689" calcext:value-type="float">
            <text:p>13.57</text:p>
          </table:table-cell>
          <table:table-cell/>
          <table:table-cell table:style-name="ce6" table:formula="of:=[.N96]*[.O96]" office:value-type="float" office:value="652.98454142709" calcext:value-type="float">
            <text:p>652.98</text:p>
          </table:table-cell>
          <table:table-cell table:style-name="ce6" table:formula="of:=[.N96]*[.P96]" office:value-type="float" office:value="-242.221382788199" calcext:value-type="float">
            <text:p>-242.22</text:p>
          </table:table-cell>
          <table:table-cell table:style-name="ce6" table:formula="of:=[.O96]*[.P96]" office:value-type="float" office:value="-496.165279479687" calcext:value-type="float">
            <text:p>-496.17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table:style-name="ce6" office:value-type="float" office:value="71.79" calcext:value-type="float">
            <text:p>71.79</text:p>
          </table:table-cell>
          <table:table-cell/>
          <table:table-cell table:style-name="ce6" table:formula="of:=([.B97]-[.B$106])/[.B$108]" office:value-type="float" office:value="-0.0472791363535353" calcext:value-type="float">
            <text:p>-0.05</text:p>
          </table:table-cell>
          <table:table-cell table:style-name="ce6" table:formula="of:=([.C97]-[.C$106])/[.C$108]" office:value-type="float" office:value="1.10121639478274" calcext:value-type="float">
            <text:p>1.10</text:p>
          </table:table-cell>
          <table:table-cell table:style-name="ce6" table:formula="of:=([.D97]-[.D$106])/[.D$108]" office:value-type="float" office:value="-0.149343249418784" calcext:value-type="float">
            <text:p>-0.15</text:p>
          </table:table-cell>
          <table:table-cell table:style-name="ce6"/>
          <table:table-cell table:style-name="ce6" table:formula="of:=[.F97]*[.G97]" office:value-type="float" office:value="-0.0520645600836816" calcext:value-type="float">
            <text:p>-0.05</text:p>
          </table:table-cell>
          <table:table-cell table:style-name="ce6" table:formula="of:=[.F97]*[.H97]" office:value-type="float" office:value="0.00706081985275072" calcext:value-type="float">
            <text:p>0.01</text:p>
          </table:table-cell>
          <table:table-cell table:style-name="ce6" table:formula="of:=[.G97]*[.H97]" office:value-type="float" office:value="-0.164459234710093" calcext:value-type="float">
            <text:p>-0.16</text:p>
          </table:table-cell>
          <table:table-cell/>
          <table:table-cell table:style-name="ce9" table:formula="of:=([.B97]-[.B$106])" office:value-type="float" office:value="-0.854368932038835" calcext:value-type="float">
            <text:p>-0.85</text:p>
          </table:table-cell>
          <table:table-cell table:style-name="ce9" table:formula="of:=([.C97]-[.C$106])" office:value-type="float" office:value="28.4271844660194" calcext:value-type="float">
            <text:p>28.43</text:p>
          </table:table-cell>
          <table:table-cell table:style-name="ce9" table:formula="of:=([.D97]-[.D$106])" office:value-type="float" office:value="-2.55349514563105" calcext:value-type="float">
            <text:p>-2.55</text:p>
          </table:table-cell>
          <table:table-cell/>
          <table:table-cell table:style-name="ce6" table:formula="of:=[.N97]*[.O97]" office:value-type="float" office:value="-24.287303233104" calcext:value-type="float">
            <text:p>-24.29</text:p>
          </table:table-cell>
          <table:table-cell table:style-name="ce6" table:formula="of:=[.N97]*[.P97]" office:value-type="float" office:value="2.18162692053915" calcext:value-type="float">
            <text:p>2.18</text:p>
          </table:table-cell>
          <table:table-cell table:style-name="ce6" table:formula="of:=[.O97]*[.P97]" office:value-type="float" office:value="-72.5886775379389" calcext:value-type="float">
            <text:p>-72.59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86.3" calcext:value-type="float">
            <text:p>86.30</text:p>
          </table:table-cell>
          <table:table-cell/>
          <table:table-cell table:style-name="ce6" table:formula="of:=([.B98]-[.B$106])/[.B$108]" office:value-type="float" office:value="-0.489983776754821" calcext:value-type="float">
            <text:p>-0.49</text:p>
          </table:table-cell>
          <table:table-cell table:style-name="ce6" table:formula="of:=([.C98]-[.C$106])/[.C$108]" office:value-type="float" office:value="-0.835690856969687" calcext:value-type="float">
            <text:p>-0.84</text:p>
          </table:table-cell>
          <table:table-cell table:style-name="ce6" table:formula="of:=([.D98]-[.D$106])/[.D$108]" office:value-type="float" office:value="0.699285953097687" calcext:value-type="float">
            <text:p>0.70</text:p>
          </table:table-cell>
          <table:table-cell table:style-name="ce6"/>
          <table:table-cell table:style-name="ce6" table:formula="of:=[.F98]*[.G98]" office:value-type="float" office:value="0.40947496229748" calcext:value-type="float">
            <text:p>0.41</text:p>
          </table:table-cell>
          <table:table-cell table:style-name="ce6" table:formula="of:=[.F98]*[.H98]" office:value-type="float" office:value="-0.342638772330399" calcext:value-type="float">
            <text:p>-0.34</text:p>
          </table:table-cell>
          <table:table-cell table:style-name="ce6" table:formula="of:=[.G98]*[.H98]" office:value-type="float" office:value="-0.58438687741107" calcext:value-type="float">
            <text:p>-0.58</text:p>
          </table:table-cell>
          <table:table-cell/>
          <table:table-cell table:style-name="ce9" table:formula="of:=([.B98]-[.B$106])" office:value-type="float" office:value="-8.85436893203883" calcext:value-type="float">
            <text:p>-8.85</text:p>
          </table:table-cell>
          <table:table-cell table:style-name="ce9" table:formula="of:=([.C98]-[.C$106])" office:value-type="float" office:value="-21.5728155339806" calcext:value-type="float">
            <text:p>-21.57</text:p>
          </table:table-cell>
          <table:table-cell table:style-name="ce9" table:formula="of:=([.D98]-[.D$106])" office:value-type="float" office:value="11.9565048543689" calcext:value-type="float">
            <text:p>11.96</text:p>
          </table:table-cell>
          <table:table-cell/>
          <table:table-cell table:style-name="ce6" table:formula="of:=[.N98]*[.O98]" office:value-type="float" office:value="191.013667640682" calcext:value-type="float">
            <text:p>191.01</text:p>
          </table:table-cell>
          <table:table-cell table:style-name="ce6" table:formula="of:=[.N98]*[.P98]" office:value-type="float" office:value="-105.867305118296" calcext:value-type="float">
            <text:p>-105.87</text:p>
          </table:table-cell>
          <table:table-cell table:style-name="ce6" table:formula="of:=[.O98]*[.P98]" office:value-type="float" office:value="-257.935473654445" calcext:value-type="float">
            <text:p>-257.94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84.69" calcext:value-type="float">
            <text:p>84.69</text:p>
          </table:table-cell>
          <table:table-cell/>
          <table:table-cell table:style-name="ce6" table:formula="of:=([.B99]-[.B$106])/[.B$108]" office:value-type="float" office:value="-0.268631456554178" calcext:value-type="float">
            <text:p>-0.27</text:p>
          </table:table-cell>
          <table:table-cell table:style-name="ce6" table:formula="of:=([.C99]-[.C$106])/[.C$108]" office:value-type="float" office:value="-1.02938158214493" calcext:value-type="float">
            <text:p>-1.03</text:p>
          </table:table-cell>
          <table:table-cell table:style-name="ce6" table:formula="of:=([.D99]-[.D$106])/[.D$108]" office:value-type="float" office:value="0.605123787966638" calcext:value-type="float">
            <text:p>0.61</text:p>
          </table:table-cell>
          <table:table-cell table:style-name="ce6"/>
          <table:table-cell table:style-name="ce6" table:formula="of:=[.F99]*[.G99]" office:value-type="float" office:value="0.276524273761637" calcext:value-type="float">
            <text:p>0.28</text:p>
          </table:table-cell>
          <table:table-cell table:style-name="ce6" table:formula="of:=[.F99]*[.H99]" office:value-type="float" office:value="-0.162555284557059" calcext:value-type="float">
            <text:p>-0.16</text:p>
          </table:table-cell>
          <table:table-cell table:style-name="ce6" table:formula="of:=[.G99]*[.H99]" office:value-type="float" office:value="-0.62290328225063" calcext:value-type="float">
            <text:p>-0.62</text:p>
          </table:table-cell>
          <table:table-cell/>
          <table:table-cell table:style-name="ce9" table:formula="of:=([.B99]-[.B$106])" office:value-type="float" office:value="-4.85436893203883" calcext:value-type="float">
            <text:p>-4.85</text:p>
          </table:table-cell>
          <table:table-cell table:style-name="ce9" table:formula="of:=([.C99]-[.C$106])" office:value-type="float" office:value="-26.5728155339806" calcext:value-type="float">
            <text:p>-26.57</text:p>
          </table:table-cell>
          <table:table-cell table:style-name="ce9" table:formula="of:=([.D99]-[.D$106])" office:value-type="float" office:value="10.3465048543689" calcext:value-type="float">
            <text:p>10.35</text:p>
          </table:table-cell>
          <table:table-cell/>
          <table:table-cell table:style-name="ce6" table:formula="of:=[.N99]*[.O99]" office:value-type="float" office:value="128.994250164954" calcext:value-type="float">
            <text:p>128.99</text:p>
          </table:table-cell>
          <table:table-cell table:style-name="ce6" table:formula="of:=[.N99]*[.P99]" office:value-type="float" office:value="-50.2257517202376" calcext:value-type="float">
            <text:p>-50.23</text:p>
          </table:table-cell>
          <table:table-cell table:style-name="ce6" table:formula="of:=[.O99]*[.P99]" office:value-type="float" office:value="-274.935764916581" calcext:value-type="float">
            <text:p>-274.94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75.82" calcext:value-type="float">
            <text:p>75.82</text:p>
          </table:table-cell>
          <table:table-cell/>
          <table:table-cell table:style-name="ce6" table:formula="of:=([.B100]-[.B$106])/[.B$108]" office:value-type="float" office:value="0.174073183847107" calcext:value-type="float">
            <text:p>0.17</text:p>
          </table:table-cell>
          <table:table-cell table:style-name="ce6" table:formula="of:=([.C100]-[.C$106])/[.C$108]" office:value-type="float" office:value="0.520144219257011" calcext:value-type="float">
            <text:p>0.52</text:p>
          </table:table-cell>
          <table:table-cell table:style-name="ce6" table:formula="of:=([.D100]-[.D$106])/[.D$108]" office:value-type="float" office:value="0.0863545924930953" calcext:value-type="float">
            <text:p>0.09</text:p>
          </table:table-cell>
          <table:table-cell table:style-name="ce6"/>
          <table:table-cell table:style-name="ce6" table:formula="of:=[.F100]*[.G100]" office:value-type="float" office:value="0.0905431603057357" calcext:value-type="float">
            <text:p>0.09</text:p>
          </table:table-cell>
          <table:table-cell table:style-name="ce6" table:formula="of:=[.F100]*[.H100]" office:value-type="float" office:value="0.0150320188550926" calcext:value-type="float">
            <text:p>0.02</text:p>
          </table:table-cell>
          <table:table-cell table:style-name="ce6" table:formula="of:=[.G100]*[.H100]" office:value-type="float" office:value="0.0449168420915783" calcext:value-type="float">
            <text:p>0.04</text:p>
          </table:table-cell>
          <table:table-cell/>
          <table:table-cell table:style-name="ce9" table:formula="of:=([.B100]-[.B$106])" office:value-type="float" office:value="3.14563106796117" calcext:value-type="float">
            <text:p>3.15</text:p>
          </table:table-cell>
          <table:table-cell table:style-name="ce9" table:formula="of:=([.C100]-[.C$106])" office:value-type="float" office:value="13.4271844660194" calcext:value-type="float">
            <text:p>13.43</text:p>
          </table:table-cell>
          <table:table-cell table:style-name="ce9" table:formula="of:=([.D100]-[.D$106])" office:value-type="float" office:value="1.47650485436894" calcext:value-type="float">
            <text:p>1.48</text:p>
          </table:table-cell>
          <table:table-cell/>
          <table:table-cell table:style-name="ce6" table:formula="of:=[.N100]*[.O100]" office:value-type="float" office:value="42.2369686115562" calcext:value-type="float">
            <text:p>42.24</text:p>
          </table:table-cell>
          <table:table-cell table:style-name="ce6" table:formula="of:=[.N100]*[.P100]" office:value-type="float" office:value="4.64453954189842" calcext:value-type="float">
            <text:p>4.64</text:p>
          </table:table-cell>
          <table:table-cell table:style-name="ce6" table:formula="of:=[.O100]*[.P100]" office:value-type="float" office:value="19.8253030445849" calcext:value-type="float">
            <text:p>19.83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style-name="ce6" office:value-type="float" office:value="70.98" calcext:value-type="float">
            <text:p>70.98</text:p>
          </table:table-cell>
          <table:table-cell/>
          <table:table-cell table:style-name="ce6" table:formula="of:=([.B101]-[.B$106])/[.B$108]" office:value-type="float" office:value="-0.379307616654499" calcext:value-type="float">
            <text:p>-0.38</text:p>
          </table:table-cell>
          <table:table-cell table:style-name="ce6" table:formula="of:=([.C101]-[.C$106])/[.C$108]" office:value-type="float" office:value="-0.060927956268717" calcext:value-type="float">
            <text:p>-0.06</text:p>
          </table:table-cell>
          <table:table-cell table:style-name="ce6" table:formula="of:=([.D101]-[.D$106])/[.D$108]" office:value-type="float" office:value="-0.196716761068566" calcext:value-type="float">
            <text:p>-0.20</text:p>
          </table:table-cell>
          <table:table-cell table:style-name="ce6"/>
          <table:table-cell table:style-name="ce6" table:formula="of:=[.F101]*[.G101]" office:value-type="float" office:value="0.0231104378799166" calcext:value-type="float">
            <text:p>0.02</text:p>
          </table:table-cell>
          <table:table-cell table:style-name="ce6" table:formula="of:=[.F101]*[.H101]" office:value-type="float" office:value="0.0746161657969105" calcext:value-type="float">
            <text:p>0.07</text:p>
          </table:table-cell>
          <table:table-cell table:style-name="ce6" table:formula="of:=[.G101]*[.H101]" office:value-type="float" office:value="0.0119855502157093" calcext:value-type="float">
            <text:p>0.01</text:p>
          </table:table-cell>
          <table:table-cell/>
          <table:table-cell table:style-name="ce9" table:formula="of:=([.B101]-[.B$106])" office:value-type="float" office:value="-6.85436893203883" calcext:value-type="float">
            <text:p>-6.85</text:p>
          </table:table-cell>
          <table:table-cell table:style-name="ce9" table:formula="of:=([.C101]-[.C$106])" office:value-type="float" office:value="-1.57281553398058" calcext:value-type="float">
            <text:p>-1.57</text:p>
          </table:table-cell>
          <table:table-cell table:style-name="ce9" table:formula="of:=([.D101]-[.D$106])" office:value-type="float" office:value="-3.36349514563105" calcext:value-type="float">
            <text:p>-3.36</text:p>
          </table:table-cell>
          <table:table-cell/>
          <table:table-cell table:style-name="ce6" table:formula="of:=[.N101]*[.O101]" office:value-type="float" office:value="10.7806579319446" calcext:value-type="float">
            <text:p>10.78</text:p>
          </table:table-cell>
          <table:table-cell table:style-name="ce6" table:formula="of:=[.N101]*[.P101]" office:value-type="float" office:value="23.0546366292769" calcext:value-type="float">
            <text:p>23.05</text:p>
          </table:table-cell>
          <table:table-cell table:style-name="ce6" table:formula="of:=[.O101]*[.P101]" office:value-type="float" office:value="5.29015741351679" calcext:value-type="float">
            <text:p>5.29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78.24" calcext:value-type="float">
            <text:p>78.24</text:p>
          </table:table-cell>
          <table:table-cell/>
          <table:table-cell table:style-name="ce6" table:formula="of:=([.B102]-[.B$106])/[.B$108]" office:value-type="float" office:value="-0.323969536604339" calcext:value-type="float">
            <text:p>-0.32</text:p>
          </table:table-cell>
          <table:table-cell table:style-name="ce6" table:formula="of:=([.C102]-[.C$106])/[.C$108]" office:value-type="float" office:value="0.713834944432253" calcext:value-type="float">
            <text:p>0.71</text:p>
          </table:table-cell>
          <table:table-cell table:style-name="ce6" table:formula="of:=([.D102]-[.D$106])/[.D$108]" office:value-type="float" office:value="0.227890269273926" calcext:value-type="float">
            <text:p>0.23</text:p>
          </table:table-cell>
          <table:table-cell table:style-name="ce6"/>
          <table:table-cell table:style-name="ce6" table:formula="of:=[.F102]*[.G102]" office:value-type="float" office:value="-0.231260776159701" calcext:value-type="float">
            <text:p>-0.23</text:p>
          </table:table-cell>
          <table:table-cell table:style-name="ce6" table:formula="of:=[.F102]*[.H102]" office:value-type="float" office:value="-0.0738295049333119" calcext:value-type="float">
            <text:p>-0.07</text:p>
          </table:table-cell>
          <table:table-cell table:style-name="ce6" table:formula="of:=[.G102]*[.H102]" office:value-type="float" office:value="0.162676037703804" calcext:value-type="float">
            <text:p>0.16</text:p>
          </table:table-cell>
          <table:table-cell/>
          <table:table-cell table:style-name="ce9" table:formula="of:=([.B102]-[.B$106])" office:value-type="float" office:value="-5.85436893203883" calcext:value-type="float">
            <text:p>-5.85</text:p>
          </table:table-cell>
          <table:table-cell table:style-name="ce9" table:formula="of:=([.C102]-[.C$106])" office:value-type="float" office:value="18.4271844660194" calcext:value-type="float">
            <text:p>18.43</text:p>
          </table:table-cell>
          <table:table-cell table:style-name="ce9" table:formula="of:=([.D102]-[.D$106])" office:value-type="float" office:value="3.89650485436894" calcext:value-type="float">
            <text:p>3.90</text:p>
          </table:table-cell>
          <table:table-cell/>
          <table:table-cell table:style-name="ce6" table:formula="of:=[.N102]*[.O102]" office:value-type="float" office:value="-107.879536242813" calcext:value-type="float">
            <text:p>-107.88</text:p>
          </table:table-cell>
          <table:table-cell table:style-name="ce6" table:formula="of:=[.N102]*[.P102]" office:value-type="float" office:value="-22.811576962956" calcext:value-type="float">
            <text:p>-22.81</text:p>
          </table:table-cell>
          <table:table-cell table:style-name="ce6" table:formula="of:=[.O102]*[.P102]" office:value-type="float" office:value="71.8016137241966" calcext:value-type="float">
            <text:p>71.80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82.27" calcext:value-type="float">
            <text:p>82.27</text:p>
          </table:table-cell>
          <table:table-cell/>
          <table:table-cell table:style-name="ce6" table:formula="of:=([.B103]-[.B$106])/[.B$108]" office:value-type="float" office:value="-1.04336457725643" calcext:value-type="float">
            <text:p>-1.04</text:p>
          </table:table-cell>
          <table:table-cell table:style-name="ce6" table:formula="of:=([.C103]-[.C$106])/[.C$108]" office:value-type="float" office:value="-2.11404964312629" calcext:value-type="float">
            <text:p>-2.11</text:p>
          </table:table-cell>
          <table:table-cell table:style-name="ce6" table:formula="of:=([.D103]-[.D$106])/[.D$108]" office:value-type="float" office:value="0.463588111185807" calcext:value-type="float">
            <text:p>0.46</text:p>
          </table:table-cell>
          <table:table-cell table:style-name="ce6"/>
          <table:table-cell table:style-name="ce6" table:formula="of:=[.F103]*[.G103]" office:value-type="float" office:value="2.20572451219956" calcext:value-type="float">
            <text:p>2.21</text:p>
          </table:table-cell>
          <table:table-cell table:style-name="ce6" table:formula="of:=[.F103]*[.H103]" office:value-type="float" office:value="-0.483691413648485" calcext:value-type="float">
            <text:p>-0.48</text:p>
          </table:table-cell>
          <table:table-cell table:style-name="ce6" table:formula="of:=[.G103]*[.H103]" office:value-type="float" office:value="-0.980048281009944" calcext:value-type="float">
            <text:p>-0.98</text:p>
          </table:table-cell>
          <table:table-cell/>
          <table:table-cell table:style-name="ce9" table:formula="of:=([.B103]-[.B$106])" office:value-type="float" office:value="-18.8543689320388" calcext:value-type="float">
            <text:p>-18.85</text:p>
          </table:table-cell>
          <table:table-cell table:style-name="ce9" table:formula="of:=([.C103]-[.C$106])" office:value-type="float" office:value="-54.5728155339806" calcext:value-type="float">
            <text:p>-54.57</text:p>
          </table:table-cell>
          <table:table-cell table:style-name="ce9" table:formula="of:=([.D103]-[.D$106])" office:value-type="float" office:value="7.92650485436894" calcext:value-type="float">
            <text:p>7.93</text:p>
          </table:table-cell>
          <table:table-cell/>
          <table:table-cell table:style-name="ce6" table:formula="of:=[.N103]*[.O103]" office:value-type="float" office:value="1028.93599773777" calcext:value-type="float">
            <text:p>1028.94</text:p>
          </table:table-cell>
          <table:table-cell table:style-name="ce6" table:formula="of:=[.N103]*[.P103]" office:value-type="float" office:value="-149.449246865869" calcext:value-type="float">
            <text:p>-149.45</text:p>
          </table:table-cell>
          <table:table-cell table:style-name="ce6" table:formula="of:=[.O103]*[.P103]" office:value-type="float" office:value="-432.571687246678" calcext:value-type="float">
            <text:p>-432.57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79.04" calcext:value-type="float">
            <text:p>79.04</text:p>
          </table:table-cell>
          <table:table-cell/>
          <table:table-cell table:style-name="ce6" table:formula="of:=([.B104]-[.B$106])/[.B$108]" office:value-type="float" office:value="-0.600659936855142" calcext:value-type="float">
            <text:p>-0.60</text:p>
          </table:table-cell>
          <table:table-cell table:style-name="ce6" table:formula="of:=([.C104]-[.C$106])/[.C$108]" office:value-type="float" office:value="-0.642000131794444" calcext:value-type="float">
            <text:p>-0.64</text:p>
          </table:table-cell>
          <table:table-cell table:style-name="ce6" table:formula="of:=([.D104]-[.D$106])/[.D$108]" office:value-type="float" office:value="0.274678922755194" calcext:value-type="float">
            <text:p>0.27</text:p>
          </table:table-cell>
          <table:table-cell table:style-name="ce6"/>
          <table:table-cell table:style-name="ce6" table:formula="of:=[.F104]*[.G104]" office:value-type="float" office:value="0.385623758624644" calcext:value-type="float">
            <text:p>0.39</text:p>
          </table:table-cell>
          <table:table-cell table:style-name="ce6" table:formula="of:=[.F104]*[.H104]" office:value-type="float" office:value="-0.164988624397573" calcext:value-type="float">
            <text:p>-0.16</text:p>
          </table:table-cell>
          <table:table-cell table:style-name="ce6" table:formula="of:=[.G104]*[.H104]" office:value-type="float" office:value="-0.17634390460999" calcext:value-type="float">
            <text:p>-0.18</text:p>
          </table:table-cell>
          <table:table-cell/>
          <table:table-cell table:style-name="ce9" table:formula="of:=([.B104]-[.B$106])" office:value-type="float" office:value="-10.8543689320388" calcext:value-type="float">
            <text:p>-10.85</text:p>
          </table:table-cell>
          <table:table-cell table:style-name="ce9" table:formula="of:=([.C104]-[.C$106])" office:value-type="float" office:value="-16.5728155339806" calcext:value-type="float">
            <text:p>-16.57</text:p>
          </table:table-cell>
          <table:table-cell table:style-name="ce9" table:formula="of:=([.D104]-[.D$106])" office:value-type="float" office:value="4.69650485436895" calcext:value-type="float">
            <text:p>4.70</text:p>
          </table:table-cell>
          <table:table-cell/>
          <table:table-cell table:style-name="ce6" table:formula="of:=[.N104]*[.O104]" office:value-type="float" office:value="179.887454048449" calcext:value-type="float">
            <text:p>179.89</text:p>
          </table:table-cell>
          <table:table-cell table:style-name="ce6" table:formula="of:=[.N104]*[.P104]" office:value-type="float" office:value="-50.9775963804319" calcext:value-type="float">
            <text:p>-50.98</text:p>
          </table:table-cell>
          <table:table-cell table:style-name="ce6" table:formula="of:=[.O104]*[.P104]" office:value-type="float" office:value="-77.834308605901" calcext:value-type="float">
            <text:p>-77.83</text:p>
          </table:table-cell>
          <table:table-cell table:number-columns-repeated="1004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91.13" calcext:value-type="float">
            <text:p>91.13</text:p>
          </table:table-cell>
          <table:table-cell/>
          <table:table-cell table:style-name="ce6" table:formula="of:=([.B105]-[.B$106])/[.B$108]" office:value-type="float" office:value="0.00805894369662536" calcext:value-type="float">
            <text:p>0.01</text:p>
          </table:table-cell>
          <table:table-cell table:style-name="ce6" table:formula="of:=([.C105]-[.C$106])/[.C$108]" office:value-type="float" office:value="-0.254618681443959" calcext:value-type="float">
            <text:p>-0.25</text:p>
          </table:table-cell>
          <table:table-cell table:style-name="ce6" table:formula="of:=([.D105]-[.D$106])/[.D$108]" office:value-type="float" office:value="0.981772448490833" calcext:value-type="float">
            <text:p>0.98</text:p>
          </table:table-cell>
          <table:table-cell table:style-name="ce6"/>
          <table:table-cell table:style-name="ce6" table:formula="of:=[.F105]*[.G105]" office:value-type="float" office:value="-0.00205195761786586" calcext:value-type="float">
            <text:p>0.00</text:p>
          </table:table-cell>
          <table:table-cell table:style-name="ce6" table:formula="of:=[.F105]*[.H105]" office:value-type="float" office:value="0.00791204888528564" calcext:value-type="float">
            <text:p>0.01</text:p>
          </table:table-cell>
          <table:table-cell table:style-name="ce6" table:formula="of:=[.G105]*[.H105]" office:value-type="float" office:value="-0.249977606312744" calcext:value-type="float">
            <text:p>-0.25</text:p>
          </table:table-cell>
          <table:table-cell/>
          <table:table-cell table:style-name="ce9" table:formula="of:=([.B105]-[.B$106])" office:value-type="float" office:value="0.145631067961165" calcext:value-type="float">
            <text:p>0.15</text:p>
          </table:table-cell>
          <table:table-cell table:style-name="ce9" table:formula="of:=([.C105]-[.C$106])" office:value-type="float" office:value="-6.57281553398058" calcext:value-type="float">
            <text:p>-6.57</text:p>
          </table:table-cell>
          <table:table-cell table:style-name="ce9" table:formula="of:=([.D105]-[.D$106])" office:value-type="float" office:value="16.7865048543689" calcext:value-type="float">
            <text:p>16.79</text:p>
          </table:table-cell>
          <table:table-cell/>
          <table:table-cell table:style-name="ce6" table:formula="of:=[.N105]*[.O105]" office:value-type="float" office:value="-0.95720614572533" calcext:value-type="float">
            <text:p>-0.96</text:p>
          </table:table-cell>
          <table:table-cell table:style-name="ce6" table:formula="of:=[.N105]*[.P105]" office:value-type="float" office:value="2.44463662927704" calcext:value-type="float">
            <text:p>2.44</text:p>
          </table:table-cell>
          <table:table-cell table:style-name="ce6" table:formula="of:=[.O105]*[.P105]" office:value-type="float" office:value="-110.334599868037" calcext:value-type="float">
            <text:p>-110.33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AM</text:p>
          </table:table-cell>
          <table:table-cell table:style-name="ce5" table:formula="of:=AVERAGE([.B3:.B105])" office:value-type="float" office:value="19.8543689320388" calcext:value-type="float">
            <text:p>19.854</text:p>
          </table:table-cell>
          <table:table-cell table:style-name="ce5" table:formula="of:=AVERAGE([.C3:.C105])" office:value-type="float" office:value="56.5728155339806" calcext:value-type="float">
            <text:p>56.573</text:p>
          </table:table-cell>
          <table:table-cell table:style-name="ce5" table:formula="of:=AVERAGE([.D3:.D105])" office:value-type="float" office:value="74.3434951456311" calcext:value-type="float">
            <text:p>74.343</text:p>
          </table:table-cell>
          <table:table-cell/>
          <table:table-cell table:style-name="ce8" table:formula="of:=AVERAGE([.F3:.F105])" office:value-type="float" office:value="-3.98817979719716E-017" calcext:value-type="float">
            <text:p>0.00</text:p>
          </table:table-cell>
          <table:table-cell table:style-name="ce8" table:formula="of:=AVERAGE([.G3:.G105])" office:value-type="float" office:value="7.76078230805935E-017" calcext:value-type="float">
            <text:p>0.00</text:p>
          </table:table-cell>
          <table:table-cell table:style-name="ce8" table:formula="of:=AVERAGE([.H3:.H105])" office:value-type="float" office:value="8.41829303138104E-016" calcext:value-type="float">
            <text:p>0.00</text:p>
          </table:table-cell>
          <table:table-cell table:style-name="ce8"/>
          <table:table-cell table:number-columns-repeated="8"/>
          <table:table-cell table:style-name="ce9" table:formula="of:=SUM([.R3:.R105])" office:value-type="float" office:value="19061.5922330097" calcext:value-type="float">
            <text:p>19061.59</text:p>
          </table:table-cell>
          <table:table-cell table:style-name="ce9" table:formula="of:=SUM([.S3:.S105])" office:value-type="float" office:value="-22572.0075728155" calcext:value-type="float">
            <text:p>-22572.01</text:p>
          </table:table-cell>
          <table:table-cell table:style-name="ce9" table:formula="of:=SUM([.T3:.T105])" office:value-type="float" office:value="-20048.8762135922" calcext:value-type="float">
            <text:p>-20048.88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SD (sample)</text:p>
          </table:table-cell>
          <table:table-cell table:style-name="ce5" table:formula="of:=STDEV([.B3:.B105])" office:value-type="float" office:value="18.1591049743757" calcext:value-type="float">
            <text:p>18.159</text:p>
          </table:table-cell>
          <table:table-cell table:style-name="ce5" table:formula="of:=STDEV([.C3:.C105])" office:value-type="float" office:value="25.9405814037326" calcext:value-type="float">
            <text:p>25.941</text:p>
          </table:table-cell>
          <table:table-cell table:style-name="ce5" table:formula="of:=STDEV([.D3:.D105])" office:value-type="float" office:value="17.1817725870418" calcext:value-type="float">
            <text:p>17.182</text:p>
          </table:table-cell>
          <table:table-cell/>
          <table:table-cell table:style-name="ce8" table:formula="of:=STDEV([.F3:.F105])" office:value-type="float" office:value="1.00489000471128" calcext:value-type="float">
            <text:p>1.00</text:p>
          </table:table-cell>
          <table:table-cell table:style-name="ce8" table:formula="of:=STDEV([.G3:.G105])" office:value-type="float" office:value="1.00489000471128" calcext:value-type="float">
            <text:p>1.00</text:p>
          </table:table-cell>
          <table:table-cell table:style-name="ce8" table:formula="of:=STDEV([.H3:.H105])" office:value-type="float" office:value="1.00489000471128" calcext:value-type="float">
            <text:p>1.00</text:p>
          </table:table-cell>
          <table:table-cell table:style-name="ce8"/>
          <table:table-cell table:style-name="ce5" table:formula="of:=AVERAGE([.J3:.J105])" office:value-type="float" office:value="0.396720696926757" calcext:value-type="float">
            <text:p>0.397</text:p>
          </table:table-cell>
          <table:table-cell table:style-name="ce5" table:formula="of:=AVERAGE([.K3:.K105])" office:value-type="float" office:value="-0.709263498286335" calcext:value-type="float">
            <text:p>-0.709</text:p>
          </table:table-cell>
          <table:table-cell table:style-name="ce5" table:formula="of:=AVERAGE([.L3:.L105])" office:value-type="float" office:value="-0.441003656602656" calcext:value-type="float">
            <text:p>-0.441</text:p>
          </table:table-cell>
          <table:table-cell table:number-columns-repeated="5"/>
          <table:table-cell table:style-name="ce5" table:formula="of:=[.R106]/(COUNT([.R3:.R105])*[.B108]*[.C108])" office:value-type="float" office:value="0.396720696926757" calcext:value-type="float">
            <text:p>0.397</text:p>
          </table:table-cell>
          <table:table-cell table:style-name="ce5" table:formula="of:=SUM([.S3:.S105])/(COUNT([.S3:.S105])*[.B108]*[.D108])" office:value-type="float" office:value="-0.709263498286335" calcext:value-type="float">
            <text:p>-0.709</text:p>
          </table:table-cell>
          <table:table-cell table:style-name="ce5" table:formula="of:=SUM([.T3:.T105])/(COUNT([.T3:.T105])*[.C108]*[.D108])" office:value-type="float" office:value="-0.441003656602656" calcext:value-type="float">
            <text:p>-0.441</text:p>
          </table:table-cell>
          <table:table-cell table:number-columns-repeated="1004"/>
        </table:table-row>
        <table:table-row table:style-name="ro2">
          <table:table-cell table:style-name="ce2" office:value-type="string" calcext:value-type="string">
            <text:p>SD (popl.)</text:p>
          </table:table-cell>
          <table:table-cell table:style-name="ce5" table:formula="of:=COM.MICROSOFT.STDEV.P([.B3:.B105])" office:value-type="float" office:value="18.0707389756486" calcext:value-type="float">
            <text:p>18.071</text:p>
          </table:table-cell>
          <table:table-cell table:style-name="ce5" table:formula="of:=COM.MICROSOFT.STDEV.P([.C3:.C105])" office:value-type="float" office:value="25.814349114942" calcext:value-type="float">
            <text:p>25.814</text:p>
          </table:table-cell>
          <table:table-cell table:style-name="ce5" table:formula="of:=COM.MICROSOFT.STDEV.P([.D3:.D105])" office:value-type="float" office:value="17.0981624919022" calcext:value-type="float">
            <text:p>17.098</text:p>
          </table:table-cell>
          <table:table-cell table:number-columns-repeated="1020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am Anxiety - Original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number-columns-repeated="252" table:default-cell-style-name="ce1"/>
        <table:table-row table:style-name="ro2">
          <table:table-cell office:value-type="string" calcext:value-type="string">
            <text:p>Code</text:p>
          </table:table-cell>
          <table:table-cell office:value-type="string" calcext:value-type="string">
            <text:p>Revise</text:p>
          </table:table-cell>
          <table:table-cell office:value-type="string" calcext:value-type="string">
            <text:p>Exam</text:p>
          </table:table-cell>
          <table:table-cell office:value-type="string" calcext:value-type="string">
            <text:p>Anxiety</text:p>
          </table:table-cell>
          <table:table-cell office:value-type="string" calcext:value-type="string">
            <text:p>Sex</text:p>
          </table:table-cell>
          <table:table-cell table:number-columns-repeated="25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86.3" calcext:value-type="float">
            <text:p>86.30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table:style-name="ce6" office:value-type="float" office:value="88.72" calcext:value-type="float">
            <text:p>88.72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70.18" calcext:value-type="float">
            <text:p>70.18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61.31" calcext:value-type="float">
            <text:p>61.31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89.52" calcext:value-type="float">
            <text:p>89.52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60.51" calcext:value-type="float">
            <text:p>60.51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81.46" calcext:value-type="float">
            <text:p>81.46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table:style-name="ce6" office:value-type="float" office:value="75.82" calcext:value-type="float">
            <text:p>75.82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69.37" calcext:value-type="float">
            <text:p>69.37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82.27" calcext:value-type="float">
            <text:p>82.27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79.04" calcext:value-type="float">
            <text:p>79.04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table:style-name="ce6" office:value-type="float" office:value="80.66" calcext:value-type="float">
            <text:p>80.66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70.18" calcext:value-type="float">
            <text:p>70.18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75.01" calcext:value-type="float">
            <text:p>75.01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98" calcext:value-type="float">
            <text:p>98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34.71" calcext:value-type="float">
            <text:p>34.71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95.16" calcext:value-type="float">
            <text:p>95.16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75.82" calcext:value-type="float">
            <text:p>75.82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95" calcext:value-type="float">
            <text:p>95</text:p>
          </table:table-cell>
          <table:table-cell table:style-name="ce6" office:value-type="float" office:value="79.04" calcext:value-type="float">
            <text:p>79.04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91.13" calcext:value-type="float">
            <text:p>91.13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64.54" calcext:value-type="float">
            <text:p>64.54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80.66" calcext:value-type="float">
            <text:p>80.66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77.43" calcext:value-type="float">
            <text:p>77.43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table:style-name="ce6" office:value-type="float" office:value="65.34" calcext:value-type="float">
            <text:p>65.34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table:style-name="ce6" office:value-type="float" office:value="0.06" calcext:value-type="float">
            <text:p>0.06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71.79" calcext:value-type="float">
            <text:p>71.79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table:number-columns-repeated="2"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81.46" calcext:value-type="float">
            <text:p>81.46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63.73" calcext:value-type="float">
            <text:p>63.73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27.46" calcext:value-type="float">
            <text:p>27.46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table:style-name="ce6" office:value-type="float" office:value="73.4" calcext:value-type="float">
            <text:p>73.40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89.52" calcext:value-type="float">
            <text:p>89.52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89.52" calcext:value-type="float">
            <text:p>89.52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table:style-name="ce6" office:value-type="float" office:value="75.01" calcext:value-type="float">
            <text:p>75.01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43.58" calcext:value-type="float">
            <text:p>43.58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82.27" calcext:value-type="float">
            <text:p>82.27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79.04" calcext:value-type="float">
            <text:p>79.04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79.04" calcext:value-type="float">
            <text:p>79.04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table:style-name="ce6" office:value-type="float" office:value="37.13" calcext:value-type="float">
            <text:p>37.13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6" office:value-type="float" office:value="81.46" calcext:value-type="float">
            <text:p>81.46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83.07" calcext:value-type="float">
            <text:p>83.07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table:style-name="ce6" office:value-type="float" office:value="50.83" calcext:value-type="float">
            <text:p>50.83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82.27" calcext:value-type="float">
            <text:p>82.27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table:style-name="ce6" office:value-type="float" office:value="78.24" calcext:value-type="float">
            <text:p>78.24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72.6" calcext:value-type="float">
            <text:p>72.60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74.21" calcext:value-type="float">
            <text:p>74.21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75.82" calcext:value-type="float">
            <text:p>75.82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70.98" calcext:value-type="float">
            <text:p>70.98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97.58" calcext:value-type="float">
            <text:p>97.58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67.76" calcext:value-type="float">
            <text:p>67.76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75.01" calcext:value-type="float">
            <text:p>75.01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73.4" calcext:value-type="float">
            <text:p>73.40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93.55" calcext:value-type="float">
            <text:p>93.55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table:number-columns-repeated="2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58.89" calcext:value-type="float">
            <text:p>58.89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53.25" calcext:value-type="float">
            <text:p>53.25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table:style-name="ce6" office:value-type="float" office:value="84.69" calcext:value-type="float">
            <text:p>84.69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89.52" calcext:value-type="float">
            <text:p>89.52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71.79" calcext:value-type="float">
            <text:p>71.79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table:style-name="ce6" office:value-type="float" office:value="82.27" calcext:value-type="float">
            <text:p>82.27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69.37" calcext:value-type="float">
            <text:p>69.37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62.12" calcext:value-type="float">
            <text:p>62.12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68.57" calcext:value-type="float">
            <text:p>68.57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93.55" calcext:value-type="float">
            <text:p>93.55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84.69" calcext:value-type="float">
            <text:p>84.69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82.27" calcext:value-type="float">
            <text:p>82.27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81.46" calcext:value-type="float">
            <text:p>81.46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82.27" calcext:value-type="float">
            <text:p>82.27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91.13" calcext:value-type="float">
            <text:p>91.13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91.94" calcext:value-type="float">
            <text:p>91.94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table:style-name="ce6" office:value-type="float" office:value="86.3" calcext:value-type="float">
            <text:p>86.30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72.6" calcext:value-type="float">
            <text:p>72.60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63.73" calcext:value-type="float">
            <text:p>63.73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63.73" calcext:value-type="float">
            <text:p>63.73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table:style-name="ce6" office:value-type="float" office:value="71.79" calcext:value-type="float">
            <text:p>71.79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table:style-name="ce6" office:value-type="float" office:value="57.28" calcext:value-type="float">
            <text:p>57.28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6" office:value-type="float" office:value="84.69" calcext:value-type="float">
            <text:p>84.69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style-name="ce6" office:value-type="float" office:value="84.69" calcext:value-type="float">
            <text:p>84.69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77.43" calcext:value-type="float">
            <text:p>77.43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82.27" calcext:value-type="float">
            <text:p>82.27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10" calcext:value-type="float">
            <text:p>10.00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50.83" calcext:value-type="float">
            <text:p>50.83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table:style-name="ce6" office:value-type="float" office:value="87.91" calcext:value-type="float">
            <text:p>87.91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6" office:value-type="float" office:value="83.88" calcext:value-type="float">
            <text:p>83.88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84.69" calcext:value-type="float">
            <text:p>84.69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6" office:value-type="float" office:value="20.21" calcext:value-type="float">
            <text:p>20.21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87.1" calcext:value-type="float">
            <text:p>87.10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83.88" calcext:value-type="float">
            <text:p>83.88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65" calcext:value-type="float">
            <text:p>65</text:p>
          </table:table-cell>
          <table:table-cell table:style-name="ce6" office:value-type="float" office:value="67.76" calcext:value-type="float">
            <text:p>67.76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95.97" calcext:value-type="float">
            <text:p>95.97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table:style-name="ce6" office:value-type="float" office:value="62.12" calcext:value-type="float">
            <text:p>62.12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84.69" calcext:value-type="float">
            <text:p>84.69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6" office:value-type="float" office:value="92.75" calcext:value-type="float">
            <text:p>92.75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84.69" calcext:value-type="float">
            <text:p>84.69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style-name="ce6" office:value-type="float" office:value="83.07" calcext:value-type="float">
            <text:p>83.07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9" calcext:value-type="float">
            <text:p>19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73.4" calcext:value-type="float">
            <text:p>73.40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87.91" calcext:value-type="float">
            <text:p>87.91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85" calcext:value-type="float">
            <text:p>85</text:p>
          </table:table-cell>
          <table:table-cell table:style-name="ce6" office:value-type="float" office:value="71.79" calcext:value-type="float">
            <text:p>71.79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table:style-name="ce6" office:value-type="float" office:value="86.3" calcext:value-type="float">
            <text:p>86.30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84.69" calcext:value-type="float">
            <text:p>84.69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table:style-name="ce6" office:value-type="float" office:value="75.82" calcext:value-type="float">
            <text:p>75.82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style-name="ce6" office:value-type="float" office:value="70.98" calcext:value-type="float">
            <text:p>70.98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4" calcext:value-type="float">
            <text:p>14</text:p>
          </table:table-cell>
          <table:table-cell office:value-type="float" office:value="75" calcext:value-type="float">
            <text:p>75</text:p>
          </table:table-cell>
          <table:table-cell table:style-name="ce6" office:value-type="float" office:value="78.24" calcext:value-type="float">
            <text:p>78.24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82.27" calcext:value-type="float">
            <text:p>82.27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style-name="ce6" office:value-type="float" office:value="79.04" calcext:value-type="float">
            <text:p>79.04</text:p>
          </table:table-cell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style-name="ce6" office:value-type="float" office:value="91.13" calcext:value-type="float">
            <text:p>91.13</text:p>
          </table:table-cell>
          <table:table-cell office:value-type="float" office:value="2" calcext:value-type="float">
            <text:p>2</text:p>
          </table:table-cell>
          <table:table-cell table:number-columns-repeated="252"/>
        </table:table-row>
        <table:table-row table:style-name="ro2" table:number-rows-repeated="1048471">
          <table:table-cell table:number-columns-repeated="257"/>
        </table:table-row>
        <table:table-row table:style-name="ro2">
          <table:table-cell table:number-columns-repeated="257"/>
        </table:table-row>
      </table:table>
      <table:named-expressions>
        <table:named-expression table:name="_xlfn_STDEV_P" table:base-cell-address="$'Step-by-step'.$A$1" table:expression="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Times New Roman" svg:font-family="'Times New Roman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9">
      <number:number number:decimal-places="3" loext:min-decimal-places="3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0" style:font-size-asian="12pt" style:font-style-asian="normal" style:font-weight-asian="0" style:font-name-complex="Times New Roman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tep-by-step" style:display-name="PageStyle_Step-by-step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xam_20_Anxiety_20_-_20_Original" style:display-name="PageStyle_Exam Anxiety - Original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creator>Sebastian Jentschke</dc:creator>
    <dc:date>2020-05-01T17:52:34.410274113</dc:date>
    <meta:editing-cycles>9</meta:editing-cycles>
    <meta:editing-duration>PT30M59S</meta:editing-duration>
    <meta:document-statistic meta:table-count="2" meta:cell-count="2110" meta:object-count="0"/>
    <meta:generator>LibreOffice/6.4.3.2$Linux_X86_64 LibreOffice_project/40$Build-2</meta:generator>
  </office:meta>
</office:document-meta>
</file>